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500000039C6319C5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2" svg:font-family="Arial"/>
    <style:font-face style:name="Interstate-Bold1" svg:font-family="Interstate-Bold"/>
    <style:font-face style:name="Interstate-Regular2" svg:font-family="Interstate-Regular"/>
    <style:font-face style:name="Liberation Mono1" svg:font-family="'Liberation Mono'"/>
    <style:font-face style:name="MS Gothic1" svg:font-family="'MS Gothic'" style:font-family-generic="modern"/>
    <style:font-face style:name="+mn-cs" svg:font-family="+mn-cs" style:font-pitch="variable"/>
    <style:font-face style:name="+mn-ea" svg:font-family="+mn-ea" style:font-pitch="variable"/>
    <style:font-face style:name="Arial1" svg:font-family="Arial" style:font-pitch="variable"/>
    <style:font-face style:name="DejaVu Sans1" svg:font-family="'DejaVu Sans'" style:font-pitch="variable"/>
    <style:font-face style:name="Interstate-Bold" svg:font-family="Interstate-Bold" style:font-pitch="variable"/>
    <style:font-face style:name="Interstate-Regular1" svg:font-family="Interstate-Regular" style:font-pitch="variable"/>
    <style:font-face style:name="Liberation Mono" svg:font-family="'Liberation Mon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 svg:font-family="Tahoma" style:font-pitch="variable"/>
    <style:font-face style:name="MS Gothic" svg:font-family="'MS Gothic'" style:font-family-generic="modern" style:font-pitch="variable"/>
    <style:font-face style:name="WenQuanYi Zen Hei Sharp1" svg:font-family="'WenQuanYi Zen Hei Sharp'" style:font-family-generic="modern" style:font-pitch="variable"/>
    <style:font-face style:name="Arial" svg:font-family="Arial" style:font-family-generic="roman" style:font-pitch="variable"/>
    <style:font-face style:name="Interstate-Regular" svg:font-family="Interstate-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withoutfill">
      <style:graphic-properties svg:stroke-width="0.1cm" svg:stroke-color="#cc0000" draw:fill="none" draw:textarea-vertical-align="middle" fo:padding-top="0.175cm" fo:padding-bottom="0.175cm" fo:padding-left="0.3cm" fo:padding-right="0.3cm"/>
    </style:style>
    <style:style style:name="gr3"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r1" style:family="presentation" style:parent-style-name="Title_20_Slide-title">
      <style:graphic-properties draw:stroke="none" svg:stroke-width="0cm" draw:stroke-linejoin="miter"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026cm" draw:stroke-linejoin="miter"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pr5" style:family="presentation" style:parent-style-name="Title_20_and_20_Content-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pr6"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7"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Title_20_and_20_Content-notes">
      <style:graphic-properties draw:fill-color="#ffffff" fo:min-height="13.365cm"/>
    </style:style>
    <style:style style:name="pr10"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2"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5"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Title_20_and_20_Content-outline1" style:list-style-name="L5">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pr18"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9"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4"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5"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6"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7" style:family="presentation" style:parent-style-name="Default_20_2-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28" style:family="presentation" style:parent-style-name="Default_20_2-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29" style:family="presentation" style:parent-style-name="Default_20_2-notes">
      <style:graphic-properties draw:stroke="none" svg:stroke-width="0cm" draw:fill="none" draw:fill-color="#ffffff" draw:textarea-vertical-align="top" draw:auto-grow-height="false" draw:fit-to-size="false" fo:min-height="11.239cm" fo:padding-top="0.127cm" fo:padding-bottom="0.127cm" fo:padding-left="0.254cm" fo:padding-right="0.254cm" fo:wrap-option="wrap"/>
    </style:style>
    <style:style style:name="pr30" style:family="presentation" style:parent-style-name="Default_20_2-backgroundobjects">
      <style:graphic-properties draw:stroke="none" svg:stroke-width="0cm" draw:fill="none" draw:fill-color="#ffffff" draw:textarea-vertical-align="bottom" draw:auto-grow-height="false" draw:fit-to-size="false" fo:min-height="11.239cm" fo:padding-top="0.127cm" fo:padding-bottom="0.127cm" fo:padding-left="0.254cm" fo:padding-right="0.254cm" fo:wrap-option="wrap"/>
    </style:style>
    <style:style style:name="pr31"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2"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3"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4"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5"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6"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7"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8"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9"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0"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1"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2"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3"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4"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5"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6"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7"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8"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9"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0"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1"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2"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3"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4"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5"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6"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7"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8" style:family="presentation" style:parent-style-name="Default_20_2-backgroundobjects" style:list-style-name="L3">
      <style:graphic-properties draw:stroke="none" svg:stroke-width="0cm" draw:fill="none" draw:fill-color="#ffffff" draw:textarea-vertical-align="bottom" draw:auto-grow-height="false" draw:fit-to-size="false" fo:min-height="11.239cm" fo:padding-top="0.127cm" fo:padding-bottom="0.127cm" fo:padding-left="0.254cm" fo:padding-right="0.254cm" fo:wrap-option="wrap"/>
    </style:style>
    <style:style style:name="pr59"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0"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1" style:family="presentation" style:parent-style-name="Title_20_and_20_Content-backgroundobjects" style:list-style-name="L3">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color="#ffffff" fo:font-size="32pt"/>
    </style:style>
    <style:style style:name="P3"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20pt"/>
    </style:style>
    <style:style style:name="P5" style:family="paragraph">
      <style:paragraph-properties fo:text-align="start" style:font-independent-line-spacing="true"/>
      <style:text-properties fo:font-size="24pt"/>
    </style:style>
    <style:style style:name="P6" style:family="paragraph">
      <style:paragraph-properties fo:text-align="center" style:font-independent-line-spacing="true"/>
      <style:text-properties fo:color="#b2b2b2" fo:font-size="20pt" style:font-size-asian="20pt" style:font-size-complex="20pt"/>
    </style:style>
    <style:style style:name="P7" style:family="paragraph">
      <style:paragraph-properties fo:margin-top="0.212cm" fo:margin-bottom="0cm" fo:line-height="100%" fo:text-align="start" style:writing-mode="lr-tb"/>
      <style:text-properties fo:font-size="12pt" style:font-size-asian="14pt" style:font-size-complex="14pt"/>
    </style:style>
    <style:style style:name="P8" style:family="paragraph">
      <style:paragraph-properties fo:margin-top="0.212cm" fo:margin-bottom="0cm" fo:line-height="100%" fo:text-align="start" style:writing-mode="lr-tb" style:font-independent-line-spacing="true"/>
      <style:text-properties fo:font-size="12pt" style:font-size-asian="14pt" style:font-size-complex="14pt"/>
    </style:style>
    <style:style style:name="P9" style:family="paragraph">
      <style:paragraph-properties fo:margin-top="0.212cm" fo:margin-bottom="0cm" fo:line-height="100%" fo:text-align="center" style:writing-mode="lr-tb"/>
      <style:text-properties fo:font-size="12pt" style:font-size-asian="14pt" style:font-size-complex="14pt"/>
    </style:style>
    <style:style style:name="P10" style:family="paragraph">
      <style:paragraph-properties fo:margin-top="0.212cm" fo:margin-bottom="0cm" fo:line-height="100%" fo:text-align="center" style:writing-mode="lr-tb" style:font-independent-line-spacing="true"/>
      <style:text-properties fo:font-size="12pt" style:font-size-asian="14pt" style:font-size-complex="14pt"/>
    </style:style>
    <style:style style:name="P11" style:family="paragraph">
      <style:paragraph-properties fo:margin-top="0.212cm" fo:margin-bottom="0cm" fo:line-height="100%" fo:text-align="end" style:writing-mode="lr-tb"/>
      <style:text-properties fo:font-size="12pt" style:font-size-asian="14pt" style:font-size-complex="14pt"/>
    </style:style>
    <style:style style:name="P12" style:family="paragraph">
      <style:paragraph-properties fo:margin-top="0.212cm" fo:margin-bottom="0cm" fo:line-height="100%" fo:text-align="end" style:writing-mode="lr-tb" style:font-independent-line-spacing="true"/>
      <style:text-properties fo:font-size="12pt" style:font-size-asian="14pt" style:font-size-complex="14pt"/>
    </style:style>
    <style:style style:name="P13" style:family="paragraph">
      <style:text-properties fo:font-size="20pt"/>
    </style:style>
    <style:style style:name="P14" style:family="paragraph">
      <style:paragraph-properties fo:text-align="start" style:font-independent-line-spacing="true"/>
      <style:text-properties fo:font-size="20pt" style:font-size-asian="20pt" style:font-size-complex="20pt"/>
    </style:style>
    <style:style style:name="P15" style:family="paragraph">
      <style:paragraph-properties fo:text-align="start" style:font-independent-line-spacing="true"/>
      <style:text-properties fo:font-size="12pt" style:font-size-asian="14pt" style:font-size-complex="14pt"/>
    </style:style>
    <style:style style:name="P16" style:family="paragraph">
      <style:paragraph-properties fo:text-align="start" style:font-independent-line-spacing="true"/>
      <style:text-properties fo:font-size="18pt" style:font-size-asian="18pt" style:font-size-complex="18pt"/>
    </style:style>
    <style:style style:name="P17" style:family="paragraph">
      <style:paragraph-properties fo:margin-top="0cm" fo:margin-bottom="0cm" fo:line-height="130%" fo:text-align="center" style:punctuation-wrap="hanging" style:writing-mode="lr-tb"/>
    </style:style>
    <style:style style:name="P18" style:family="paragraph">
      <style:paragraph-properties fo:text-align="start" style:font-independent-line-spacing="true"/>
      <style:text-properties fo:font-size="22pt"/>
    </style:style>
    <style:style style:name="P19" style:family="paragraph">
      <style:paragraph-properties fo:text-align="start" style:font-independent-line-spacing="true"/>
      <style:text-properties fo:font-size="18pt"/>
    </style:style>
    <style:style style:name="P20" style:family="paragraph">
      <style:paragraph-properties fo:text-align="center"/>
    </style:style>
    <style:style style:name="P21" style:family="paragraph">
      <style:paragraph-properties fo:text-align="center" style:font-independent-line-spacing="true"/>
      <style:text-properties fo:font-size="18pt" style:font-size-asian="18pt" style:font-size-complex="18pt"/>
    </style:style>
    <style:style style:name="P22" style:family="paragraph">
      <style:text-properties fo:color="#cc0000" fo:font-size="32pt" style:font-size-asian="32pt" style:font-size-complex="32pt"/>
    </style:style>
    <style:style style:name="P23" style:family="paragraph">
      <style:paragraph-properties fo:text-align="center" style:font-independent-line-spacing="true"/>
      <style:text-properties fo:color="#000000" fo:font-size="18pt" style:font-size-asian="18pt" style:font-size-complex="18pt"/>
    </style:style>
    <style:style style:name="P24" style:family="paragraph">
      <style:paragraph-properties fo:text-align="center" style:font-independent-line-spacing="true"/>
      <style:text-properties fo:color="#b2b2b2" fo:font-size="16pt" style:font-size-asian="16pt" style:font-size-complex="16pt"/>
    </style:style>
    <style:style style:name="P25" style:family="paragraph">
      <style:paragraph-properties fo:margin-left="0cm" fo:margin-right="0cm" fo:margin-top="0.423cm" fo:margin-bottom="0cm" fo:line-height="100%" fo:text-align="center" fo:text-indent="0cm" style:punctuation-wrap="hanging"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font-name="Interstate-Bold1" fo:font-size="32pt" fo:letter-spacing="0.113cm" fo:font-style="normal" style:text-underline-style="none" fo:font-weight="bold" style:font-size-asian="32pt" style:font-style-asian="normal" style:font-weight-asian="bold" style:font-name-complex="Interstate-Regular2" style:font-size-complex="32pt" style:font-style-complex="normal" style:font-weight-complex="bold"/>
    </style:style>
    <style:style style:name="T2" style:family="text">
      <style:text-properties fo:font-variant="normal" fo:text-transform="none" fo:color="#ffffff" style:text-line-through-style="none" style:text-line-through-type="none" style:font-name="Interstate-Regular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text-transform="uppercase" fo:color="#000000" style:text-line-through-style="none" style:text-line-through-type="none" style:font-name="Interstate-Bold"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color="#000000" fo:font-size="20pt" fo:font-weight="bold" style:font-size-asian="20pt" style:font-weight-asian="bold" style:font-size-complex="20pt" style:font-weight-complex="bold"/>
    </style:style>
    <style:style style:name="T5" style:family="text">
      <style:text-properties fo:color="#000000" fo:font-size="18pt" fo:font-weight="bold" style:font-size-asian="18pt" style:font-weight-asian="bold" style:font-size-complex="18pt" style:font-weight-complex="bold"/>
    </style:style>
    <style:style style:name="T6" style:family="text">
      <style:text-properties fo:font-variant="normal" fo:text-transform="none" fo:color="#60605b" style:text-line-through-style="none" style:text-line-through-type="none" style:font-name="Interstate-Regular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font-name="Interstate-Regular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size="20pt" style:font-size-asian="20pt" style:font-size-complex="20pt"/>
    </style:style>
    <style:style style:name="T9" style:family="text">
      <style:text-properties fo:font-variant="normal" fo:text-transform="none" fo:color="#000000" style:text-line-through-style="none" style:text-line-through-type="none" style:font-name="Interstate-Regular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28pt" style:font-size-asian="28pt" style:font-size-complex="2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variant="normal" fo:text-transform="none" fo:color="#000000" style:text-line-through-style="none" style:text-line-through-type="none" style:font-name="Interstate-Regular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font-variant="normal" fo:text-transform="none" fo:color="#666666" style:text-line-through-style="none" style:text-line-through-type="none" style:font-name="Interstate-Regular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style:text-line-through-style="none" style:text-line-through-type="none" style:font-name="Interstate-Bold1" fo:font-size="22pt" fo:letter-spacing="0.046cm" fo:font-style="normal" style:text-underline-style="none" fo:font-weight="bold" style:font-size-asian="22pt" style:font-style-asian="normal" style:font-weight-asian="bold" style:font-size-complex="22pt" style:font-style-complex="normal" style:font-weight-complex="bold"/>
    </style:style>
    <style:style style:name="T17" style:family="text">
      <style:text-properties fo:font-variant="normal" fo:text-transform="none" fo:color="#000000" style:text-line-through-style="none" style:text-line-through-type="none"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8" style:family="text">
      <style:text-properties fo:font-size="20pt" fo:font-weight="normal" style:font-size-asian="20pt" style:font-weight-asian="normal" style:font-size-complex="20pt" style:font-weight-complex="normal"/>
    </style:style>
    <style:style style:name="T19" style:family="text">
      <style:text-properties fo:font-size="20pt" fo:font-weight="bold" style:font-size-asian="20pt" style:font-weight-asian="bold" style:font-size-complex="20pt" style:font-weight-complex="bold"/>
    </style:style>
    <style:style style:name="T20" style:family="text">
      <style:text-properties fo:color="#b2b2b2" fo:font-size="20pt" style:font-size-asian="20pt" style:font-size-complex="20pt"/>
    </style:style>
    <style:style style:name="T21" style:family="text">
      <style:text-properties fo:color="#cc0000" fo:font-size="32pt" style:font-size-asian="32pt" style:font-size-complex="32pt"/>
    </style:style>
    <style:style style:name="T22" style:family="text">
      <style:text-properties fo:color="#b2b2b2" fo:font-size="20pt" fo:font-weight="normal" style:font-size-asian="20pt" style:font-weight-asian="normal" style:font-size-complex="20pt" style:font-weight-complex="normal"/>
    </style:style>
    <style:style style:name="T23" style:family="text">
      <style:text-properties fo:color="#b2b2b2" fo:font-size="20pt" fo:font-weight="bold" style:font-size-asian="20pt" style:font-weight-asian="bold" style:font-size-complex="20pt" style:font-weight-complex="bold"/>
    </style:style>
    <style:style style:name="T24" style:family="text">
      <style:text-properties fo:color="#000000" fo:font-size="20pt" style:font-size-asian="20pt" style:font-size-complex="20pt"/>
    </style:style>
    <style:style style:name="T25" style:family="text">
      <style:text-properties fo:color="#000000" fo:font-size="16pt" fo:font-weight="bold" style:font-size-asian="16pt" style:font-weight-asian="bold" style:font-size-complex="16pt" style:font-weight-complex="bold"/>
    </style:style>
    <style:style style:name="T26" style:family="text">
      <style:text-properties fo:color="#000000" fo:font-size="16pt" style:font-size-asian="16pt" style:font-size-complex="16pt"/>
    </style:style>
    <style:style style:name="T27" style:family="text">
      <style:text-properties fo:color="#000000" fo:font-size="16pt" fo:font-weight="normal" style:font-size-asian="16pt" style:font-weight-asian="normal" style:font-size-complex="16pt" style:font-weight-complex="normal"/>
    </style:style>
    <style:style style:name="T28" style:family="text">
      <style:text-properties fo:font-size="16pt" style:font-size-asian="16pt" style:font-size-complex="16pt"/>
    </style:style>
    <style:style style:name="T29" style:family="text">
      <style:text-properties fo:color="#b2b2b2" fo:font-size="18pt" fo:font-weight="bold" style:font-size-asian="18pt" style:font-weight-asian="bold" style:font-size-complex="18pt" style:font-weight-complex="bold"/>
    </style:style>
    <style:style style:name="T30" style:family="text">
      <style:text-properties fo:color="#b2b2b2" fo:font-size="18pt" style:font-size-asian="18pt" style:font-size-complex="18pt"/>
    </style:style>
    <style:style style:name="T31" style:family="text">
      <style:text-properties fo:color="#b2b2b2" fo:font-size="18pt" fo:font-weight="normal" style:font-size-asian="18pt" style:font-weight-asian="normal" style:font-size-complex="18pt" style:font-weight-complex="normal"/>
    </style:style>
    <style:style style:name="T32" style:family="text">
      <style:text-properties fo:color="#000000" fo:font-size="18pt" fo:font-weight="normal" style:font-size-asian="18pt" style:font-weight-asian="normal" style:font-size-complex="18pt" style:font-weight-complex="normal"/>
    </style:style>
    <style:style style:name="T33" style:family="text">
      <style:text-properties fo:font-variant="normal" fo:text-transform="none" fo:color="#ffffff" style:text-line-through-style="none" style:text-line-through-type="none" style:font-name="Interstate-Regular2" fo:font-size="20pt" fo:letter-spacing="0.046cm" fo:font-style="normal" style:text-underline-style="none" fo:font-weight="normal" style:font-size-asian="20pt" style:font-style-asian="normal" style:font-weight-asian="normal" style:font-name-complex="Interstate-Regular2"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Red Hat Services&#10;Presentation Style Guide" draw:style-name="dp1" draw:master-page-name="Title_20_Slide" presentation:presentation-page-layout-name="AL1T0" xml:id="id1" draw:id="id1">
        <draw:frame draw:name="Title 2" presentation:style-name="pr1" draw:text-style-name="P2" draw:layer="layout" svg:width="21.968cm" svg:height="3.425cm" svg:x="1.905cm" svg:y="7.51cm" presentation:class="title" presentation:user-transformed="true">
          <draw:text-box>
            <text:p text:style-name="P1"><text:span text:style-name="T1">Red Hat Services</text:span><text:span text:style-name="T1"><text:line-break/></text:span><text:span text:style-name="T1">Agile, BDD and BRMS</text:span></text:p>
          </draw:text-box>
        </draw:frame>
        <draw:frame draw:name="Subtitle 1" presentation:style-name="pr2" draw:text-style-name="P4" draw:layer="layout" svg:width="21.968cm" svg:height="3.994cm" svg:x="1.905cm" svg:y="11.7cm" presentation:class="subtitle" presentation:user-transformed="true">
          <draw:text-box>
            <text:p text:style-name="P3"><text:span text:style-name="T2">Mat Allen</text:span></text:p>
            <text:p text:style-name="P3"><text:span text:style-name="T2">Principal Architect, Global Solution Services</text:span><text:span text:style-name="T2"><text:line-break/></text:span><text:span text:style-name="T2">Red Hat, Inc.</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and_20_Content" xml:id="id2" draw:id="id2">
        <draw:frame draw:name="Title 6" presentation:style-name="pr4" draw:text-style-name="P5" draw:layer="layout" svg:width="22.859cm" svg:height="2.793cm" svg:x="1.274cm" svg:y="0.384cm" presentation:class="title" presentation:user-transformed="true">
          <draw:text-box>
            <text:p><text:span text:style-name="T3">Why Red Hat?</text:span></text:p>
          </draw:text-box>
        </draw:frame>
        <draw:frame draw:name="Content Placeholder 7" presentation:style-name="pr5" draw:text-style-name="P6" draw:layer="layout" svg:width="23.739cm" svg:height="13.581cm" svg:x="1.261cm" svg:y="3.554cm" presentation:class="outline" presentation:user-transformed="true">
          <draw:text-box>
            <text:list text:style-name="L2">
              <text:list-item>
                <text:p><text:span text:style-name="T4">Our model is to be the experts. We develop and lead industry technologies and methodologies.</text:span></text:p>
              </text:list-item>
              <text:list-item>
                <text:p><text:span text:style-name="T4">You are C-level staff – you got there because you're sensible with funds and savvy with skills so i dont expect you to waste time or money</text:span></text:p>
              </text:list-item>
              <text:list-item>
                <text:p><text:span text:style-name="T4">Our BIG differentiator is Mentoring</text:span></text:p>
              </text:list-item>
              <text:list-item>
                <text:p><text:span text:style-name="T4">Through mentoring we can work with your business case and work through your business cases alongside your teams</text:span></text:p>
              </text:list-item>
              <text:list-item>
                <text:p><text:span text:style-name="T4">No company is the same, through mentoring we can work with the skills of your staff to engineer the best processes for your business to succeed</text:span></text:p>
              </text:list-item>
              <text:list-item>
                <text:p><text:span text:style-name="T4"/></text:p>
                <text:list>
                  <text:list-header>
                    <text:p><text:span text:style-name="T5"/></text:p>
                  </text:list-header>
                </text:list>
              </text:list-item>
            </text:list>
          </draw:text-box>
        </draw:frame>
        <draw:frame draw:name="Date Placeholder 1" presentation:style-name="pr6"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7"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8"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9" draw:text-style-name="P13" draw:layer="layout" svg:width="16.799cm" svg:height="13.365cm" svg:x="2.1cm" svg:y="14.107cm" presentation:class="notes" presentation:placeholder="true">
            <draw:text-box/>
          </draw:frame>
        </presentation:notes>
      </draw:page>
      <draw:page draw:name="page3" draw:style-name="dp1" draw:master-page-name="Title_20_and_20_Content" xml:id="id3" draw:id="id3">
        <draw:frame draw:name="Title 6" presentation:style-name="pr4" draw:text-style-name="P5" draw:layer="layout" svg:width="22.859cm" svg:height="2.793cm" svg:x="1.274cm" svg:y="0.384cm" presentation:class="title" presentation:user-transformed="true">
          <draw:text-box>
            <text:p><text:span text:style-name="T3">Agenda</text:span></text:p>
          </draw:text-box>
        </draw:frame>
        <draw:frame draw:name="Content Placeholder 7" presentation:style-name="pr5" draw:text-style-name="P14" draw:layer="layout" svg:width="22.859cm" svg:height="13.581cm" svg:x="1.261cm" svg:y="3.554cm" presentation:class="outline" presentation:user-transformed="true">
          <draw:text-box>
            <text:list text:style-name="L2">
              <text:list-item>
                <text:p><text:span text:style-name="T7">What will you learn today...</text:span></text:p>
              </text:list-item>
              <text:list-item>
                <text:p><text:span text:style-name="T7"/></text:p>
              </text:list-item>
            </text:list>
          </draw:text-box>
        </draw:frame>
        <draw:frame draw:name="Date Placeholder 1" presentation:style-name="pr10"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11"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12"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9" draw:text-style-name="P13" draw:layer="layout" svg:width="16.799cm" svg:height="13.365cm" svg:x="2.1cm" svg:y="14.107cm" presentation:class="notes" presentation:placeholder="true">
            <draw:text-box/>
          </draw:frame>
        </presentation:notes>
      </draw:page>
      <draw:page draw:name="page4" draw:style-name="dp1" draw:master-page-name="Title_20_and_20_Content" xml:id="id4" draw:id="id4">
        <draw:frame draw:name="Title 6" presentation:style-name="pr4" draw:text-style-name="P5" draw:layer="layout" svg:width="22.859cm" svg:height="2.793cm" svg:x="1.274cm" svg:y="0.384cm" presentation:class="title" presentation:user-transformed="true">
          <draw:text-box>
            <text:p><text:span text:style-name="T3">Agile / BDD – Why use it?</text:span></text:p>
          </draw:text-box>
        </draw:frame>
        <draw:frame draw:name="Content Placeholder 7" presentation:style-name="pr5" draw:text-style-name="P14" draw:layer="layout" svg:width="22.859cm" svg:height="13.581cm" svg:x="1.261cm" svg:y="3.554cm" presentation:class="outline" presentation:user-transformed="true">
          <draw:text-box>
            <text:list text:style-name="L2">
              <text:list-item>
                <text:p><text:span text:style-name="T7">Software developers are not the best people to test business software, the business is! BDD enables the knowledgeable business people to test the software</text:span></text:p>
              </text:list-item>
              <text:list-item>
                <text:p><text:span text:style-name="T7">Business Analyst resources are commonly more cost effective resources and more effective at analysis than developers</text:span></text:p>
              </text:list-item>
              <text:list-item>
                <text:p><text:span text:style-name="T7">It enables the Business to accept the state of the software rather than the developer saying “its done”</text:span></text:p>
              </text:list-item>
              <text:list-item>
                <text:p><text:span text:style-name="T7">It enables the Business to specify behavioural statements to accept the software features</text:span></text:p>
              </text:list-item>
              <text:list-item>
                <text:p><text:span text:style-name="T7">Especially strong concept if you outsource, it enables the business to test the software delivered using business experts rather than the software team that developed it</text:span></text:p>
              </text:list-item>
              <text:list-item>
                <text:p><text:span text:style-name="T7"/></text:p>
              </text:list-item>
            </text:list>
          </draw:text-box>
        </draw:frame>
        <draw:frame draw:name="Date Placeholder 1" presentation:style-name="pr13"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14"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15"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9" draw:text-style-name="P13" draw:layer="layout" svg:width="16.799cm" svg:height="13.365cm" svg:x="2.1cm" svg:y="14.107cm" presentation:class="notes" presentation:placeholder="true">
            <draw:text-box/>
          </draw:frame>
        </presentation:notes>
      </draw:page>
      <draw:page draw:name="Title and Content" draw:style-name="dp1" draw:master-page-name="Title_20_and_20_Content" xml:id="id5" draw:id="id5">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Roles and Responsibilities</text:span></text:p>
          </draw:text-box>
        </draw:frame>
        <draw:frame draw:name="Content Placeholder 7" presentation:style-name="pr5" draw:text-style-name="P14" draw:layer="layout" svg:width="22.859cm" svg:height="13.581cm" svg:x="1.261cm" svg:y="3.554cm" presentation:class="outline" presentation:user-transformed="true">
          <draw:text-box>
            <text:list text:style-name="L2">
              <text:list-item>
                <text:p><text:span text:style-name="T7">Business – a person from the business who understand what the system/solution needs to do</text:span></text:p>
              </text:list-item>
              <text:list-item>
                <text:p><text:span text:style-name="T8">BA – A business analyst whos job it is to flesh out the “story” point that make up the functionality of the system/solution</text:span></text:p>
              </text:list-item>
              <text:list-item>
                <text:p><text:span text:style-name="T8">Developer – the implementer of the “story”</text:span></text:p>
              </text:list-item>
              <text:list-item>
                <text:p><text:span text:style-name="T8">QA – the owner/author of the acceptance tests.</text:span></text:p>
              </text:list-item>
              <text:list-item>
                <text:p><text:span text:style-name="T8">Architect – the developer with the overall picture of the system</text:span></text:p>
              </text:list-item>
            </text:list>
          </draw:text-box>
        </draw:frame>
        <draw:frame draw:name="Date Placeholder 1" presentation:style-name="pr16" draw:text-style-name="P15"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16" draw:text-style-name="P15"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16" draw:text-style-name="P15"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9" draw:layer="layout" svg:width="16.799cm" svg:height="13.365cm" svg:x="2.1cm" svg:y="14.107cm" presentation:class="notes" presentation:placeholder="true">
            <draw:text-box/>
          </draw:frame>
        </presentation:notes>
      </draw:page>
      <draw:page draw:name="page6" draw:style-name="dp1" draw:master-page-name="Title_20_and_20_Content" xml:id="id6" draw:id="id6">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Analysis and Development Process </text:span></text:p>
          </draw:text-box>
        </draw:frame>
        <draw:frame draw:name="Content Placeholder 7" presentation:style-name="pr17" draw:text-style-name="P14" draw:layer="layout" svg:width="22.859cm" svg:height="13.581cm" svg:x="1.261cm" svg:y="3.554cm" presentation:class="outline" presentation:user-transformed="true">
          <draw:text-box>
            <text:list text:style-name="L5">
              <text:list-item>
                <text:p><text:span text:style-name="T9">BA + Business define story cards and priority during a project “kick off”</text:span></text:p>
              </text:list-item>
              <text:list-item>
                <text:p><text:span text:style-name="T10">BA selects story and writes the “story definition” by interviewing Business people</text:span></text:p>
              </text:list-item>
              <text:list-item>
                <text:p><text:span text:style-name="T10">BA moves story into status of “ready for development”</text:span></text:p>
              </text:list-item>
              <text:list-item>
                <text:p><text:span text:style-name="T10">Dev selects story and organises a story “kick off” with BA, QA and Architect</text:span></text:p>
                <text:list>
                  <text:list-item>
                    <text:p><text:span text:style-name="T10">enables Dev to ask questions to understand functionality</text:span></text:p>
                  </text:list-item>
                  <text:list-item>
                    <text:p><text:span text:style-name="T10">provides QA advance warning what functionality</text:span></text:p>
                  </text:list-item>
                </text:list>
              </text:list-item>
              <text:list-item>
                <text:p><text:span text:style-name="T10">Dev implements story</text:span></text:p>
              </text:list-item>
              <text:list-item>
                <text:p><text:span text:style-name="T10">Dev wires BDD Acceptance Criteria statements from story definition</text:span></text:p>
              </text:list-item>
              <text:list-item>
                <text:p><text:span text:style-name="T10">Dev organises a story “desk check” <text:s/>with BA, QA and Architect.</text:span></text:p>
                <text:list>
                  <text:list-item>
                    <text:p><text:span text:style-name="T10">ensures Dev understood the BA requirements</text:span></text:p>
                  </text:list-item>
                  <text:list-item>
                    <text:p><text:span text:style-name="T10">communicates to QA team how to test the functionality</text:span></text:p>
                  </text:list-item>
                </text:list>
              </text:list-item>
              <text:list-item>
                <text:p><text:span text:style-name="T10">QA selects story to test</text:span></text:p>
              </text:list-item>
              <text:list-item>
                <text:p><text:span text:style-name="T10">QA checks Acceptance Criteria and adds any further tests using AC statements</text:span></text:p>
              </text:list-item>
              <text:list-item>
                <text:p><text:span text:style-name="T10">Story is complete</text:span></text:p>
              </text:list-item>
            </text:list>
          </draw:text-box>
        </draw:frame>
        <draw:frame draw:name="Date Placeholder 1" presentation:style-name="pr18"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19"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20"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9" draw:text-style-name="P13" draw:layer="layout" svg:width="16.799cm" svg:height="13.365cm" svg:x="2.1cm" svg:y="14.107cm" presentation:class="notes" presentation:placeholder="true">
            <draw:text-box/>
          </draw:frame>
        </presentation:notes>
      </draw:page>
      <draw:page draw:name="page7" draw:style-name="dp1" draw:master-page-name="Title_20_and_20_Content" xml:id="id7" draw:id="id7">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What is a “story definition”</text:span></text:p>
          </draw:text-box>
        </draw:frame>
        <draw:frame draw:name="Content Placeholder 7" presentation:style-name="pr5" draw:text-style-name="P16" draw:layer="layout" svg:width="22.859cm" svg:height="13.581cm" svg:x="1.261cm" svg:y="3.554cm" presentation:class="outline" presentation:user-transformed="true">
          <draw:text-box>
            <text:p><text:span text:style-name="T11">Story</text:span></text:p>
            <text:p><text:span text:style-name="T11"><text:s text:c="3"/></text:span><text:span text:style-name="T11">As a</text:span><text:span text:style-name="T12"> - who will benefit from this functionality?</text:span></text:p>
            <text:p><text:span text:style-name="T11"><text:s text:c="3"/></text:span><text:span text:style-name="T11">I want</text:span><text:span text:style-name="T12"> - give a brief description of the function that needs to be developed</text:span></text:p>
            <text:p><text:span text:style-name="T11"><text:s text:c="3"/></text:span><text:span text:style-name="T11">So that</text:span><text:span text:style-name="T12"> - what benefit is there to the business in developing this function? (make is very specific to the function described above)</text:span></text:p>
            <text:p><text:span text:style-name="T11"/></text:p>
            <text:p><text:span text:style-name="T11">Context - </text:span><text:span text:style-name="T12">tell a story why this is needed... bring it to life. real word examples are great</text:span></text:p>
            <text:p><text:span text:style-name="T11"/></text:p>
            <text:p><text:span text:style-name="T11">Out of Scope - </text:span><text:span text:style-name="T13">what does this story NOT include</text:span></text:p>
            <text:p><text:span text:style-name="T11"/></text:p>
            <text:p><text:span text:style-name="T11">NFRs - </text:span><text:span text:style-name="T12">list any non functional requirements such as how quickly something needs to happen</text:span></text:p>
            <text:p><text:span text:style-name="T11"/></text:p>
            <text:p><text:span text:style-name="T11">Entitlements </text:span><text:span text:style-name="T12">- who can perform this functionality and who cant</text:span></text:p>
            <text:p><text:span text:style-name="T11"/></text:p>
            <text:p><text:span text:style-name="T11">Acceptance Criteria</text:span><text:span text:style-name="T13"> (one or more BDD style tests in the format below)</text:span></text:p>
            <text:p><text:span text:style-name="T11"><text:s text:c="4"/></text:span><text:span text:style-name="T11">Given</text:span><text:span text:style-name="T12"> describe all the steps needed for this test to be performed</text:span></text:p>
            <text:p><text:span text:style-name="T11"><text:s text:c="4"/></text:span><text:span text:style-name="T11">When</text:span><text:span text:style-name="T12"> describe the action that triggers the desired outcome</text:span></text:p>
            <text:p><text:span text:style-name="T11"><text:s text:c="4"/></text:span><text:span text:style-name="T11">Then</text:span><text:span text:style-name="T12"> describe the desired outcome after the triggering action is performed</text:span></text:p>
          </draw:text-box>
        </draw:frame>
        <draw:frame draw:name="Date Placeholder 1" presentation:style-name="pr21"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22"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23"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9" draw:text-style-name="P13" draw:layer="layout" svg:width="16.799cm" svg:height="13.365cm" svg:x="2.1cm" svg:y="14.107cm" presentation:class="notes" presentation:placeholder="true">
            <draw:text-box/>
          </draw:frame>
        </presentation:notes>
      </draw:page>
      <draw:page draw:name="page8" draw:style-name="dp1" draw:master-page-name="Title_20_and_20_Content" xml:id="id8" draw:id="id8">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What are BDD Acceptance Criteria</text:span></text:p>
          </draw:text-box>
        </draw:frame>
        <draw:frame draw:name="Content Placeholder 7" presentation:style-name="pr5" draw:text-style-name="P14" draw:layer="layout" svg:width="22.859cm" svg:height="13.581cm" svg:x="1.261cm" svg:y="3.554cm" presentation:class="outline" presentation:user-transformed="true">
          <draw:text-box>
            <text:list text:style-name="L2">
              <text:list-item>
                <text:p><text:span text:style-name="T7">Definition of “Acceptance Testing” - Wikipedia [1]</text:span></text:p>
                <text:list>
                  <text:list-header>
                    <text:p><text:span text:style-name="T14">“</text:span><text:span text:style-name="T14">In engineering and its various subdisciplines, acceptance testing is a test conducted to determine if the requirements of a specification or contract are met”</text:span></text:p>
                  </text:list-header>
                </text:list>
                <text:p><text:span text:style-name="T7">So, they enable a non technical business to test technical functionality to assess if the software delivered meets the contracts and behaviour.</text:span></text:p>
                <text:list>
                  <text:list-header>
                    <text:p><text:span text:style-name="T7"/></text:p>
                    <text:p><text:span text:style-name="T15">[1] - http://en.wikipedia.org/wiki/Acceptance_testing</text:span></text:p>
                  </text:list-header>
                </text:list>
              </text:list-item>
            </text:list>
          </draw:text-box>
        </draw:frame>
        <draw:frame draw:name="Date Placeholder 1" presentation:style-name="pr24"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25"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26"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13" draw:layer="layout" svg:width="16.799cm" svg:height="13.365cm" svg:x="2.1cm" svg:y="14.107cm" presentation:class="notes" presentation:placeholder="true">
            <draw:text-box/>
          </draw:frame>
        </presentation:notes>
      </draw:page>
      <draw:page draw:name="Thank You" draw:style-name="dp1" draw:master-page-name="Default_20_2" xml:id="id9" draw:id="id9">
        <draw:frame draw:name="Text Placeholder 1" presentation:style-name="pr27" draw:text-style-name="P4" draw:layer="layout" svg:width="22.339cm" svg:height="3.809cm" svg:x="1.53cm" svg:y="9.842cm" presentation:class="outline" presentation:placeholder="true" presentation:user-transformed="true">
          <draw:text-box/>
        </draw:frame>
        <draw:frame draw:name="Title 2" presentation:style-name="pr28" draw:text-style-name="P18" draw:layer="layout" svg:width="22.334cm" svg:height="5.437cm" svg:x="1.535cm" svg:y="4.379cm" presentation:class="title" presentation:user-transformed="true">
          <draw:text-box>
            <text:p text:style-name="P17"><text:span text:style-name="T16">Worked Example</text:span></text:p>
          </draw:text-box>
        </draw:frame>
        <anim:par presentation:node-type="timing-root">
          <anim:par smil:begin="id9.begin">
            <anim:transitionFilter smil:dur="1s" smil:type="fade" smil:subtype="crossfade"/>
          </anim:par>
          <anim:seq smil:dur="0s" presentation:node-type="main-sequence"/>
        </anim:par>
        <presentation:notes draw:style-name="dp3">
          <draw:page-thumbnail draw:name="Slide Image Placeholder 1" draw:style-name="gr1" draw:layer="layout" svg:width="12.487cm" svg:height="9.365cm" svg:x="3.62cm" svg:y="1.874cm" draw:page-number="9" presentation:class="page"/>
          <draw:frame draw:name="Notes Placeholder 2" presentation:style-name="pr29" draw:text-style-name="P19" draw:layer="layout" svg:width="15.786cm" svg:height="11.239cm" svg:x="1.971cm" svg:y="11.862cm" presentation:class="notes" presentation:placeholder="true" presentation:user-transformed="true">
            <draw:text-box/>
          </draw:frame>
          <draw:frame draw:name="Slide Number Placeholder 3" presentation:style-name="pr30" draw:text-style-name="P15" draw:layer="layout" svg:width="8.549cm" svg:height="1.247cm" svg:x="11.174cm" svg:y="23.724cm" presentation:class="page-number" presentation:user-transformed="true">
            <draw:text-box>
              <text:p text:style-name="P11"><text:span text:style-name="T17"><text:page-number>&lt;number&gt;</text:page-number></text:span></text:p>
            </draw:text-box>
          </draw:frame>
        </presentation:notes>
      </draw:page>
      <draw:page draw:name="page10" draw:style-name="dp1" draw:master-page-name="Title_20_and_20_Content" xml:id="id10" draw:id="id10">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21" draw:layer="layout" svg:width="22.859cm" svg:height="13.581cm" svg:x="1.261cm" svg:y="3.554cm" presentation:class="outline" presentation:user-transformed="true">
          <draw:text-box>
            <text:p text:style-name="P20"><text:span text:style-name="T18">I want to add a feature to an automated banking system that allows clients to set</text:span><text:span text:style-name="T19"> </text:span><text:span text:style-name="T8">up recurring payments. The system should check and see if there is enough money in the account when a payment is scheduled and if there is, it will send the payment as well as a notification to the account owner. If there isn't then it will check and see the account has overdraft protection configured. If so, it will create the overdraft with funds from the credit/alternate account and notify the account owner. 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31"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32"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33"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9" draw:text-style-name="P13" draw:layer="layout" svg:width="16.799cm" svg:height="13.365cm" svg:x="2.1cm" svg:y="14.107cm" presentation:class="notes" presentation:placeholder="true">
            <draw:text-box/>
          </draw:frame>
        </presentation:notes>
      </draw:page>
      <draw:page draw:name="page11" draw:style-name="dp1" draw:master-page-name="Title_20_and_20_Content" xml:id="id11" draw:id="id11">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21" draw:layer="layout" svg:width="22.859cm" svg:height="13.581cm" svg:x="1.261cm" svg:y="3.554cm" presentation:class="outline" presentation:user-transformed="true">
          <draw:text-box>
            <text:p text:style-name="P20"><text:span text:style-name="T18">I want to add a feature to an automated banking system that allows clients to set</text:span><text:span text:style-name="T19"> </text:span><text:span text:style-name="T8">up recurring payments. </text:span><text:span text:style-name="T20">The system should check and see if there is enough money in the account when a payment is scheduled and if there is, it will send the payment as well as a notification to the account owner. If there isn't then it will check and see the account has overdraft protection configured. If so, it will create the overdraft with funds from the credit/alternate account and notify the account owner. 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34"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35"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36"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draw:path draw:style-name="gr2" draw:text-style-name="P20" draw:layer="layout" svg:width="21.404cm" svg:height="7.916cm" draw:transform="skewX (-4.39626968595922E-017) rotate (-2.82307006510083) translate (24.2641665944576cm 4.75462537568027cm)" svg:viewBox="0 0 21405 7917" svg:d="M17730 7530c331 47 660 101 988 158 372 65 737 131 1110 198 492 87 917-20 1360-155 546-167-88-696-265-927-231-300-493-580-809-804-296-209-603-389-929-541-344-160-664-353-1010-501-323-138-637-295-979-391-326-90-647-213-969-319-323-106-646-213-969-319-312-103-625-207-938-310-332-109-667-220-999-329-373-123-746-246-1120-369-362-120-726-240-1090-360-332-110-667-220-999-329-322-107-646-213-969-320-342-113-685-226-1029-339-332-110-675-196-999-330-365-150-737-271-1110-398-381-131-791-200-1151-380-510-255-1064-130-1563-348-366-159-772-125-1150-77-373 48-755 20-1128 64s-940 74-1007 507c-69 447 474 614 749 885s669 349 1010 501c393 175 837 174 1250 278 330 84 647 214 969 320 344 113 687 226 1029 339 354 117 708 233 1060 350 409 135 796 330 1161 550 401 242 800 477 1222 671 396 183 822 273 1211 501 330 193 725 237 1070 420 378 200 766 381 1171 520 422 145 849 280 1272 419 333 110 660 242 999 330 342 88 683 194 1039 209 357 14 693 138 1049 177 350 39 684 194 1039 209l313 69 352 49 252-52">
          <text:p/>
        </draw:path>
        <draw:frame draw:style-name="gr3" draw:text-style-name="P22" draw:layer="layout" svg:width="6.575cm" svg:height="1.617cm" svg:x="0.6cm" svg:y="5.592cm">
          <draw:text-box>
            <text:p><text:span text:style-name="T21">Feature title</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9" draw:text-style-name="P13" draw:layer="layout" svg:width="16.799cm" svg:height="13.365cm" svg:x="2.1cm" svg:y="14.107cm" presentation:class="notes" presentation:placeholder="true">
            <draw:text-box/>
          </draw:frame>
        </presentation:notes>
      </draw:page>
      <draw:page draw:name="page12" draw:style-name="dp1" draw:master-page-name="Title_20_and_20_Content" xml:id="id12" draw:id="id12">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23" draw:layer="layout" svg:width="22.859cm" svg:height="13.581cm" svg:x="1.261cm" svg:y="3.554cm" presentation:class="outline" presentation:user-transformed="true">
          <draw:text-box>
            <text:p text:style-name="P20"><text:span text:style-name="T22">I want to add a feature to an automated banking system that allows clients to set</text:span><text:span text:style-name="T23"> </text:span><text:span text:style-name="T20">up recurring payments. </text:span><text:span text:style-name="T24">The system should check and see if there is enough money in the account when a payment is scheduled and if there is, it will send the payment as well as a notification to the account owner. </text:span><text:span text:style-name="T20">If there isn't then it will check and see the account has overdraft protection configured. If so, it will create the overdraft with funds from the credit/alternate account and notify the account owner. 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37"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38"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39"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draw:path draw:style-name="gr2" draw:text-style-name="P20" draw:layer="layout" svg:width="22.621cm" svg:height="6.348cm" draw:transform="rotate (-3.03058971316295) translate (24.1963169540281cm 8.46252234544633cm)" svg:viewBox="0 0 22622 6349" svg:d="M11407 6162c427-16 848 69 1271 109 603 58 1210 117 1823 44 567-68 1144-38 1711-98 462-49 929 0 1388-70 392-60 763 13 1168-126 371-128 742-219 1123-293 368-71 720-226 1042-429 370-233 770-428 1106-710 288-242 470-599 557-965 85-357-59-692-176-1014-131-362-499-589-845-767-375-193-773-294-1175-388-320-75-656-69-982-109-327-41-655-66-979-141-374-88-734-283-1126-255-483 35-893-186-1349-278-355-72-697-222-1063-247-349-24-697-78-1046-117-411-46-823-96-1235-137-359-36-717-86-1081-89-339-2-675-93-1017-81-385 14-767 23-1158 32-348 8-688-16-1031 45-330 59-664 19-997 17-378-3-752 73-1129 67-356-5-709 29-1064 42-352 12-715 44-1045 172-366 141-757 163-1141 161-366-1-742-15-1099 70-356 85-719 136-1034 366-316 230-436 580-613 894-163 290-233 637-205 972 38 459 415 781 714 1073 306 299 749 376 1085 634 320 248 733 308 1104 445 339 124 687 164 1025 306 319 134 653 239 992 303 355 66 718 109 1078 120 364 11 721 53 1081 88 380 37 761 85 1140 127 369 41 738 135 1109 124 327-10 650 17 968-52 346-75 708 65 1039-109 319-169 693-136 1024-271l133-49">
          <text:p/>
        </draw:path>
        <draw:frame draw:style-name="gr3" draw:text-style-name="P22" draw:layer="layout" svg:width="6.016cm" svg:height="1.617cm" svg:x="0.4cm" svg:y="9.693cm">
          <draw:text-box>
            <text:p><text:span text:style-name="T21">Scenario 1</text:span></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9" draw:text-style-name="P13" draw:layer="layout" svg:width="16.799cm" svg:height="13.365cm" svg:x="2.1cm" svg:y="14.107cm" presentation:class="notes" presentation:placeholder="true">
            <draw:text-box/>
          </draw:frame>
        </presentation:notes>
      </draw:page>
      <draw:page draw:name="page13" draw:style-name="dp1" draw:master-page-name="Title_20_and_20_Content" xml:id="id13" draw:id="id13">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23" draw:layer="layout" svg:width="22.859cm" svg:height="13.581cm" svg:x="1.261cm" svg:y="3.554cm" presentation:class="outline" presentation:user-transformed="true">
          <draw:text-box>
            <text:p text:style-name="P20"><text:span text:style-name="T22">I want to add a feature to an automated banking system that allows clients to set</text:span><text:span text:style-name="T23"> </text:span><text:span text:style-name="T20">up recurring payments. The system should check and see if there is enough money in the account when a payment is scheduled and if there is, it will send the payment as well as a notification to the account owner. </text:span><text:span text:style-name="T24">If there isn't then it will check and see the account has overdraft protection configured. If so, it will create the overdraft with funds from the credit/alternate account and notify the account owner. </text:span><text:span text:style-name="T20">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40"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41"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42"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draw:path draw:style-name="gr2" draw:text-style-name="P20" draw:layer="layout" svg:width="22.55cm" svg:height="6.392cm" draw:transform="rotate (-3.14159265358979) translate (23.8601347058337cm 12.3518725061053cm)" svg:viewBox="0 0 22551 6393" svg:d="M11906 6136c478-45 958-58 1435-32 382 20 746-80 1116-127 353-46 703-127 1052-192 358-67 719-121 1083-159 365-38 723-136 1084-191 342-53 678-146 1020-192 367-49 711-188 1052-318 356-135 686-338 1052-447 360-107 675-330 957-573 297-257 656-510 765-925 94-355-60-671-160-988-117-369-372-699-701-924-311-213-688-293-1052-319-376-27-733-126-1116-96-348 27-701 0-1052 0-361 0-722 0-1084 0-414 0-828 0-1243 0-371 0-745-30-1115 0-362 29-645-90-1021-127-438-43-848-188-1275-160-401 26-780-85-1179-95-504-13-982-222-1498-192-392 23-787 0-1180 0-669-1-1337-19-2008-63-529-35-1062 0-1594 0-371 0-746-36-1116 0-376 36-796-45-1115 223-286 240-639 351-989 446-437 119-689 412-1020 669-317 246-509 623-733 957-202 301-315 670-255 1020 65 377 237 734 446 1052 228 348 549 643 925 829 366 180 722 384 1084 573 348 182 742 221 1115 319 354 93 709 86 1052 191 355 109 725 25 1084 64 352 38 702 26 1052 32 361 5 724-19 1084 0 384 21 728-140 1116-96 335 38 673-51 988-159 331-113 659-102 988-191 335-91 693-104 1020-223 354-129 700-282 1052-415l128-95">
          <text:p/>
        </draw:path>
        <draw:frame draw:style-name="gr3" draw:text-style-name="P22" draw:layer="layout" svg:width="6.016cm" svg:height="1.617cm" svg:x="0.413cm" svg:y="12cm">
          <draw:text-box>
            <text:p><text:span text:style-name="T21">Scenario 2</text:span></text:p>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9" draw:text-style-name="P13" draw:layer="layout" svg:width="16.799cm" svg:height="13.365cm" svg:x="2.1cm" svg:y="14.107cm" presentation:class="notes" presentation:placeholder="true">
            <draw:text-box/>
          </draw:frame>
        </presentation:notes>
      </draw:page>
      <draw:page draw:name="page14" draw:style-name="dp1" draw:master-page-name="Title_20_and_20_Content" xml:id="id14" draw:id="id14">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23" draw:layer="layout" svg:width="22.859cm" svg:height="13.581cm" svg:x="1.261cm" svg:y="3.554cm" presentation:class="outline" presentation:user-transformed="true">
          <draw:text-box>
            <text:p text:style-name="P20"><text:span text:style-name="T22">I want to add a feature to an automated banking system that allows clients to set</text:span><text:span text:style-name="T23"> </text:span><text:span text:style-name="T20">up recurring payments. The system should check and see if there is enough money in the account when a payment is scheduled and if there is, it will send the payment as well as a notification to the account owner. If there isn't then it will check and see the account has overdraft protection configured. If so, it will create the overdraft with funds from the credit/alternate account and notify the account owner. </text:span><text:span text:style-name="T24">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43"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44"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45"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draw:path draw:style-name="gr2" draw:text-style-name="P20" draw:layer="layout" svg:width="22.624cm" svg:height="6.127cm" draw:transform="rotate (-3.14159265358979) translate (23.8798875199585cm 14.3712455976904cm)" svg:viewBox="0 0 22625 6128" svg:d="M12277 5796c340 0 680 0 1020 0 351 0 702 0 1052 0 361 0 724-22 1084 0 377 23 740-52 1116-32 340 18 682 19 1020-32 366-55 715-191 1084-223 393-34 759-196 1115-350 319-138 640-269 957-415 373-171 643-466 988-669 337-198 570-537 733-893 147-322 243-693 128-1020-143-408-511-696-829-988-277-255-600-462-957-542-391-88-704-324-1115-351-416-26-832-44-1244-159-403-112-822-30-1243-96-377-59-764 0-1147 0-393 0-786 0-1180 0-403 0-807 0-1211 0-403 0-809 0-1212 0-382 0-765 0-1147 0-371 0-745 0-1116 0-339 0-681 0-1020 0-371 0-744 0-1116 0-350 0-702 13-1052 0-385-14-727 180-1115 160-346-18-678 115-1020 159-330 43-654 115-989 159-407 54-807 135-1211 224-344 76-670 205-988 350-341 156-734 256-988 542-253 284-441 629-574 988-116 311-172 697 64 989 266 329 516 672 797 988 294 330 696 517 1083 701 353 169 699 383 1084 446 352 59 701 112 1052 160 405 56 805 160 1212 191 371 29 742 2 1115 32 381 32 767-7 1148 0 371 7 722-119 1084-160 397-44 784-147 1179-191 350-39 704-45 1052-95 344-49 696-97 1020-224 341-134 697-236 1020-414l319-127 383-160 255-159">
          <text:p/>
        </draw:path>
        <draw:frame draw:style-name="gr3" draw:text-style-name="P22" draw:layer="layout" svg:width="6.016cm" svg:height="1.617cm" svg:x="0.413cm" svg:y="14.4cm">
          <draw:text-box>
            <text:p><text:span text:style-name="T21">Scenario 3</text:span></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9" draw:text-style-name="P13" draw:layer="layout" svg:width="16.799cm" svg:height="13.365cm" svg:x="2.1cm" svg:y="14.107cm" presentation:class="notes" presentation:placeholder="true">
            <draw:text-box/>
          </draw:frame>
        </presentation:notes>
      </draw:page>
      <draw:page draw:name="page15" draw:style-name="dp1" draw:master-page-name="Title_20_and_20_Content" xml:id="id15" draw:id="id15">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the story defining the business value</text:span></text:p>
          </draw:text-box>
        </draw:frame>
        <draw:frame draw:name="Date Placeholder 1" presentation:style-name="pr46"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47"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48"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draw:frame draw:name="Content Placeholder 7" presentation:style-name="pr5" draw:text-style-name="P24" draw:layer="layout" svg:width="23.739cm" svg:height="13.581cm" svg:x="1.262cm" svg:y="3.555cm" presentation:class="outline" presentation:user-transformed="true">
          <draw:text-box>
            <text:list text:style-name="L2">
              <text:list-header>
                <text:p><text:span text:style-name="T25">Story</text:span></text:p>
                <text:list>
                  <text:list-header>
                    <text:p><text:span text:style-name="T25">As a</text:span><text:span text:style-name="T26"> Customer <text:s/></text:span></text:p>
                    <text:p><text:span text:style-name="T25">I want</text:span><text:span text:style-name="T26"> to configure recurring payments on a monthly basis</text:span></text:p>
                    <text:p><text:span text:style-name="T25">So that </text:span><text:span text:style-name="T27">I manage my funds better by not missing payments</text:span></text:p>
                  </text:list-header>
                </text:list>
                <text:p><text:span text:style-name="T25"/></text:p>
                <text:p><text:span text:style-name="T25"/></text:p>
                <text:p><text:span text:style-name="T25"/></text:p>
                <text:p><text:span text:style-name="T25"/></text:p>
                <text:list>
                  <text:list-header>
                    <text:p><text:span text:style-name="T25"/></text:p>
                    <text:list>
                      <text:list-header>
                        <text:p><text:span text:style-name="T26"/></text:p>
                        <text:p><text:span text:style-name="T26"/></text:p>
                        <text:p><text:span text:style-name="T28"/></text:p>
                        <text:p><text:span text:style-name="T28"/></text:p>
                        <text:p><text:span text:style-name="T28"/></text:p>
                        <text:p><text:span text:style-name="T28"/></text:p>
                        <text:p><text:span text:style-name="T28"/></text:p>
                      </text:list-header>
                    </text:list>
                  </text:list-header>
                </text:list>
              </text:list-header>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9" draw:text-style-name="P13" draw:layer="layout" svg:width="16.799cm" svg:height="13.365cm" svg:x="2.1cm" svg:y="14.107cm" presentation:class="notes" presentation:placeholder="true">
            <draw:text-box/>
          </draw:frame>
        </presentation:notes>
      </draw:page>
      <draw:page draw:name="page16" draw:style-name="dp1" draw:master-page-name="Title_20_and_20_Content" xml:id="id16" draw:id="id16">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story Acceptance Criteria</text:span></text:p>
          </draw:text-box>
        </draw:frame>
        <draw:frame draw:name="Content Placeholder 7" presentation:style-name="pr5" draw:text-style-name="P6" draw:layer="layout" svg:width="23.739cm" svg:height="13.581cm" svg:x="1.261cm" svg:y="3.554cm" presentation:class="outline" presentation:user-transformed="true">
          <draw:text-box>
            <text:list text:style-name="L2">
              <text:list-header>
                <text:p><text:span text:style-name="T29">Story</text:span></text:p>
                <text:list>
                  <text:list-header>
                    <text:p><text:span text:style-name="T29">As a</text:span><text:span text:style-name="T30"> Customer <text:s/></text:span></text:p>
                    <text:p><text:span text:style-name="T29">I want</text:span><text:span text:style-name="T30"> to configure recurring payments on a monthly basis</text:span></text:p>
                    <text:p><text:span text:style-name="T29">So that </text:span><text:span text:style-name="T31">I manage my funds better by not missing payments</text:span></text:p>
                  </text:list-header>
                </text:list>
                <text:p><text:span text:style-name="T4"/></text:p>
                <text:p><text:span text:style-name="T4">Acceptance Criteria</text:span></text:p>
                <text:list>
                  <text:list-header>
                    <text:p><text:span text:style-name="T4">Feature: Recurring Payments</text:span></text:p>
                    <text:list>
                      <text:list-header>
                        <text:p><text:span text:style-name="T5">Scenario: 1 - </text:span><text:span text:style-name="T32">Successful recurring payment when funds are available</text:span></text:p>
                        <text:list>
                          <text:list-header>
                            <text:p><text:span text:style-name="T5">Given</text:span><text:span text:style-name="T32"> there is an account</text:span></text:p>
                            <text:p><text:span text:style-name="T11">When</text:span><text:span text:style-name="T12"> there is a payment scheduled</text:span></text:p>
                            <text:p><text:span text:style-name="T11">And</text:span><text:span text:style-name="T12"> there is enough funds in the account</text:span></text:p>
                            <text:p><text:span text:style-name="T11">Then</text:span><text:span text:style-name="T13"> a payment will be generated</text:span></text:p>
                            <text:p><text:span text:style-name="T11">And</text:span><text:span text:style-name="T13"> the account owner will be notified</text:span></text:p>
                          </text:list-header>
                        </text:list>
                      </text:list-header>
                    </text:list>
                  </text:list-header>
                </text:list>
              </text:list-header>
            </text:list>
          </draw:text-box>
        </draw:frame>
        <draw:frame draw:name="Date Placeholder 1" presentation:style-name="pr49"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50"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51"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9" draw:text-style-name="P13" draw:layer="layout" svg:width="16.799cm" svg:height="13.365cm" svg:x="2.1cm" svg:y="14.107cm" presentation:class="notes" presentation:placeholder="true">
            <draw:text-box/>
          </draw:frame>
        </presentation:notes>
      </draw:page>
      <draw:page draw:name="page17" draw:style-name="dp1" draw:master-page-name="Title_20_and_20_Content" xml:id="id17" draw:id="id17">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story Acceptance Criteria</text:span></text:p>
          </draw:text-box>
        </draw:frame>
        <draw:frame draw:name="Content Placeholder 7" presentation:style-name="pr5" draw:text-style-name="P6" draw:layer="layout" svg:width="23.739cm" svg:height="13.581cm" svg:x="1.261cm" svg:y="3.554cm" presentation:class="outline" presentation:user-transformed="true">
          <draw:text-box>
            <text:list text:style-name="L2">
              <text:list-header>
                <text:p><text:span text:style-name="T29">Story</text:span></text:p>
                <text:list>
                  <text:list-header>
                    <text:p><text:span text:style-name="T29">As a</text:span><text:span text:style-name="T30"> Customer <text:s/></text:span></text:p>
                    <text:p><text:span text:style-name="T29">I want</text:span><text:span text:style-name="T30"> to configure recurring payments on a monthly basis</text:span></text:p>
                    <text:p><text:span text:style-name="T29">So that </text:span><text:span text:style-name="T31">I manage my funds better by not missing payments</text:span></text:p>
                  </text:list-header>
                </text:list>
                <text:p><text:span text:style-name="T4"/></text:p>
                <text:p><text:span text:style-name="T4">Acceptance Criteria</text:span></text:p>
                <text:list>
                  <text:list-header>
                    <text:p><text:span text:style-name="T4">Feature: Recurring Payments</text:span></text:p>
                    <text:list>
                      <text:list-header>
                        <text:p><text:span text:style-name="T5">Scenario:</text:span><text:span text:style-name="T32"> 2 – Successful recurring payment when funds are not available but customer has overdraft setup</text:span></text:p>
                        <text:list>
                          <text:list-header>
                            <text:p><text:span text:style-name="T11">Given</text:span><text:span text:style-name="T13"> there is an account</text:span></text:p>
                            <text:p><text:span text:style-name="T11">When</text:span><text:span text:style-name="T13"> there is a payment scheduled</text:span></text:p>
                            <text:p><text:span text:style-name="T11">And</text:span><text:span text:style-name="T13"> there is not enough funds in the account</text:span></text:p>
                            <text:p><text:span text:style-name="T11">And </text:span><text:span text:style-name="T13">there is an overdraft setup</text:span></text:p>
                            <text:p><text:span text:style-name="T11">Then</text:span><text:span text:style-name="T13"> a payment will be generated</text:span></text:p>
                            <text:p><text:span text:style-name="T11">And</text:span><text:span text:style-name="T13"> the account owner will be notified</text:span></text:p>
                          </text:list-header>
                        </text:list>
                      </text:list-header>
                    </text:list>
                  </text:list-header>
                </text:list>
              </text:list-header>
            </text:list>
          </draw:text-box>
        </draw:frame>
        <draw:frame draw:name="Date Placeholder 1" presentation:style-name="pr52"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53"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54"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9" draw:text-style-name="P13" draw:layer="layout" svg:width="16.799cm" svg:height="13.365cm" svg:x="2.1cm" svg:y="14.107cm" presentation:class="notes" presentation:placeholder="true">
            <draw:text-box/>
          </draw:frame>
        </presentation:notes>
      </draw:page>
      <draw:page draw:name="page18" draw:style-name="dp1" draw:master-page-name="Title_20_and_20_Content" xml:id="id18" draw:id="id18">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story Acceptance Criteria</text:span></text:p>
          </draw:text-box>
        </draw:frame>
        <draw:frame draw:name="Content Placeholder 7" presentation:style-name="pr5" draw:text-style-name="P6" draw:layer="layout" svg:width="23.739cm" svg:height="13.581cm" svg:x="1.261cm" svg:y="3.554cm" presentation:class="outline" presentation:user-transformed="true">
          <draw:text-box>
            <text:list text:style-name="L2">
              <text:list-header>
                <text:p><text:span text:style-name="T29">Story</text:span></text:p>
                <text:list>
                  <text:list-header>
                    <text:p><text:span text:style-name="T29">As a</text:span><text:span text:style-name="T30"> Customer <text:s/></text:span></text:p>
                    <text:p><text:span text:style-name="T29">I want</text:span><text:span text:style-name="T30"> to configure recurring payments on a monthly basis</text:span></text:p>
                    <text:p><text:span text:style-name="T29">So that </text:span><text:span text:style-name="T31">I manage my funds better by not missing payments</text:span></text:p>
                  </text:list-header>
                </text:list>
                <text:p><text:span text:style-name="T4"/></text:p>
                <text:p><text:span text:style-name="T4">Acceptance Criteria</text:span></text:p>
                <text:list>
                  <text:list-header>
                    <text:p><text:span text:style-name="T4">Feature: Recurring Payments</text:span></text:p>
                    <text:list>
                      <text:list-header>
                        <text:p><text:span text:style-name="T5">Scenario:</text:span><text:span text:style-name="T32"> 3 – Failed recurring payment when funds are not available and customer has no overdraft setup</text:span></text:p>
                        <text:list>
                          <text:list-header>
                            <text:p><text:span text:style-name="T11">Given</text:span><text:span text:style-name="T13"> there is an account</text:span></text:p>
                            <text:p><text:span text:style-name="T11">When</text:span><text:span text:style-name="T13"> there is a payment scheduled</text:span></text:p>
                            <text:p><text:span text:style-name="T11">And</text:span><text:span text:style-name="T13"> there is not enough funds in the account</text:span></text:p>
                            <text:p><text:span text:style-name="T11">And </text:span><text:span text:style-name="T13">there is no overdraft setup</text:span></text:p>
                            <text:p><text:span text:style-name="T11">Then</text:span><text:span text:style-name="T13"> a payment will not be generated</text:span></text:p>
                            <text:p><text:span text:style-name="T11">And</text:span><text:span text:style-name="T13"> the account owner will be notified</text:span></text:p>
                          </text:list-header>
                        </text:list>
                      </text:list-header>
                    </text:list>
                  </text:list-header>
                </text:list>
              </text:list-header>
            </text:list>
          </draw:text-box>
        </draw:frame>
        <draw:frame draw:name="Date Placeholder 1" presentation:style-name="pr55"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56"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57"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9" draw:text-style-name="P13" draw:layer="layout" svg:width="16.799cm" svg:height="13.365cm" svg:x="2.1cm" svg:y="14.107cm" presentation:class="notes" presentation:placeholder="true">
            <draw:text-box/>
          </draw:frame>
        </presentation:notes>
      </draw:page>
      <draw:page draw:name="page19" draw:style-name="dp1" draw:master-page-name="Default_20_2" xml:id="id19" draw:id="id19">
        <draw:frame draw:name="Text Placeholder 1" presentation:style-name="pr27" draw:text-style-name="P4" draw:layer="layout" svg:width="22.339cm" svg:height="3.809cm" svg:x="1.53cm" svg:y="9.842cm" presentation:class="outline" presentation:user-transformed="true">
          <draw:text-box>
            <text:p text:style-name="P25"><text:span text:style-name="T33">Any questions?</text:span></text:p>
          </draw:text-box>
        </draw:frame>
        <draw:frame draw:name="Title 2" presentation:style-name="pr28" draw:text-style-name="P18" draw:layer="layout" svg:width="22.334cm" svg:height="5.437cm" svg:x="1.535cm" svg:y="4.379cm" presentation:class="title" presentation:user-transformed="true">
          <draw:text-box>
            <text:p text:style-name="P17"><text:span text:style-name="T16">Thank You</text:span></text:p>
          </draw:text-box>
        </draw:frame>
        <anim:par presentation:node-type="timing-root">
          <anim:par smil:begin="id19.begin">
            <anim:transitionFilter smil:dur="1s" smil:type="fade" smil:subtype="crossfade"/>
          </anim:par>
          <anim:seq smil:dur="0s" presentation:node-type="main-sequence"/>
        </anim:par>
        <presentation:notes draw:style-name="dp3">
          <draw:page-thumbnail draw:name="Slide Image Placeholder 1" draw:style-name="gr1" draw:layer="layout" svg:width="12.487cm" svg:height="9.365cm" svg:x="3.62cm" svg:y="1.874cm" draw:page-number="19" presentation:class="page"/>
          <draw:frame draw:name="Notes Placeholder 2" presentation:style-name="pr29" draw:text-style-name="P19" draw:layer="layout" svg:width="15.786cm" svg:height="11.239cm" svg:x="1.971cm" svg:y="11.862cm" presentation:class="notes" presentation:placeholder="true" presentation:user-transformed="true">
            <draw:text-box/>
          </draw:frame>
          <draw:frame draw:name="Slide Number Placeholder 3" presentation:style-name="pr58" draw:text-style-name="P12" draw:layer="layout" svg:width="8.549cm" svg:height="1.247cm" svg:x="11.174cm" svg:y="23.724cm" presentation:class="page-number" presentation:user-transformed="true">
            <draw:text-box>
              <text:p text:style-name="P11"><text:span text:style-name="T17"><text:page-number>&lt;number&gt;</text:page-number></text:span></text:p>
            </draw:text-box>
          </draw:frame>
        </presentation:notes>
      </draw:page>
      <draw:page draw:name="page20" draw:style-name="dp1" draw:master-page-name="Title_20_and_20_Content" xml:id="id20" draw:id="id20">
        <draw:frame draw:name="Title 6" presentation:style-name="pr4" draw:text-style-name="P5" draw:layer="layout" svg:width="22.859cm" svg:height="2.793cm" svg:x="1.274cm" svg:y="0.384cm" presentation:class="title" presentation:user-transformed="true">
          <draw:text-box>
            <text:p><text:span text:style-name="T3">Why Red Hat?</text:span></text:p>
          </draw:text-box>
        </draw:frame>
        <draw:frame draw:name="Content Placeholder 7" presentation:style-name="pr5" draw:text-style-name="P6" draw:layer="layout" svg:width="23.739cm" svg:height="13.581cm" svg:x="1.261cm" svg:y="3.554cm" presentation:class="outline" presentation:user-transformed="true">
          <draw:text-box>
            <text:list text:style-name="L2">
              <text:list-item>
                <text:p><text:span text:style-name="T4">Our model is to be the experts. We develop and lead industry technologies and methodologies.</text:span></text:p>
              </text:list-item>
              <text:list-item>
                <text:p><text:span text:style-name="T4">You are C-level staff – you got there because you're sensible with funds and savvy with skills so i dont expect you to waste time or money</text:span></text:p>
              </text:list-item>
              <text:list-item>
                <text:p><text:span text:style-name="T4">Our BIG differentiator is Mentoring</text:span></text:p>
              </text:list-item>
              <text:list-item>
                <text:p><text:span text:style-name="T4">Through mentoring we can work with your business case and work through your business cases alongside your teams</text:span></text:p>
              </text:list-item>
              <text:list-item>
                <text:p><text:span text:style-name="T4">No company is the same, through mentoring we can work with the skills of your staff to engineer the best processes for your business to succeed</text:span></text:p>
              </text:list-item>
              <text:list-item>
                <text:p><text:span text:style-name="T4"/></text:p>
                <text:list>
                  <text:list-header>
                    <text:p><text:span text:style-name="T5"/></text:p>
                  </text:list-header>
                </text:list>
              </text:list-item>
            </text:list>
          </draw:text-box>
        </draw:frame>
        <draw:frame draw:name="Date Placeholder 1" presentation:style-name="pr59" draw:text-style-name="P8" draw:layer="layout" svg:width="5.926cm" svg:height="1.013cm" svg:x="1.27cm" svg:y="17.808cm" presentation:class="date-time" presentation:user-transformed="true">
          <draw:text-box>
            <text:p text:style-name="P7"><text:span text:style-name="T6">Oct 29th 2014</text:span></text:p>
          </draw:text-box>
        </draw:frame>
        <draw:frame draw:name="Footer Placeholder 3" presentation:style-name="pr60" draw:text-style-name="P10" draw:layer="layout" svg:width="8.042cm" svg:height="1.013cm" svg:x="8.678cm" svg:y="17.808cm" presentation:class="footer" presentation:user-transformed="true">
          <draw:text-box>
            <text:p text:style-name="P9"><text:span text:style-name="T6">Agile, BDD and BRMS - Mat Allen</text:span></text:p>
          </draw:text-box>
        </draw:frame>
        <draw:frame draw:name="Slide Number Placeholder 5" presentation:style-name="pr61" draw:text-style-name="P12" draw:layer="layout" svg:width="4.428cm" svg:height="1.013cm" svg:x="18.203cm" svg:y="17.808cm" presentation:class="page-number" presentation:user-transformed="true">
          <draw:text-box>
            <text:p text:style-name="P11"><text:span text:style-name="T6"><text:page-number>&lt;number&gt;</text:page-number></text:span></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9" draw:text-style-name="P1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2" svg:font-family="Arial"/>
    <style:font-face style:name="Interstate-Bold1" svg:font-family="Interstate-Bold"/>
    <style:font-face style:name="Interstate-Regular2" svg:font-family="Interstate-Regular"/>
    <style:font-face style:name="Liberation Mono1" svg:font-family="'Liberation Mono'"/>
    <style:font-face style:name="MS Gothic1" svg:font-family="'MS Gothic'" style:font-family-generic="modern"/>
    <style:font-face style:name="+mn-cs" svg:font-family="+mn-cs" style:font-pitch="variable"/>
    <style:font-face style:name="+mn-ea" svg:font-family="+mn-ea" style:font-pitch="variable"/>
    <style:font-face style:name="Arial1" svg:font-family="Arial" style:font-pitch="variable"/>
    <style:font-face style:name="DejaVu Sans1" svg:font-family="'DejaVu Sans'" style:font-pitch="variable"/>
    <style:font-face style:name="Interstate-Bold" svg:font-family="Interstate-Bold" style:font-pitch="variable"/>
    <style:font-face style:name="Interstate-Regular1" svg:font-family="Interstate-Regular" style:font-pitch="variable"/>
    <style:font-face style:name="Liberation Mono" svg:font-family="'Liberation Mon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 svg:font-family="Tahoma" style:font-pitch="variable"/>
    <style:font-face style:name="MS Gothic" svg:font-family="'MS Gothic'" style:font-family-generic="modern" style:font-pitch="variable"/>
    <style:font-face style:name="WenQuanYi Zen Hei Sharp1" svg:font-family="'WenQuanYi Zen Hei Sharp'" style:font-family-generic="modern" style:font-pitch="variable"/>
    <style:font-face style:name="Arial" svg:font-family="Arial" style:font-family-generic="roman" style:font-pitch="variable"/>
    <style:font-face style:name="Interstate-Regular" svg:font-family="Interstate-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3" draw:display-name="Gradient 13" draw:style="linear" draw:start-color="#c0c0bc" draw:end-color="#60605b" draw:start-intensity="100%" draw:end-intensity="100%" draw:angle="0" draw:border="0%"/>
    <draw:gradient draw:name="Gradient_20_14" draw:display-name="Gradient 14" draw:style="linear" draw:start-color="#60605b" draw:end-color="#c0c0bc" draw:start-intensity="100%" draw:end-intensity="100%" draw:angle="0" draw:border="0%"/>
    <draw:gradient draw:name="Gradient_20_8" draw:display-name="Gradient 8" draw:style="axial" draw:start-color="#808080" draw:end-color="#f2f2f2" draw:start-intensity="100%" draw:end-intensity="100%" draw:angle="0" draw:border="0%"/>
    <draw:opacity draw:name="msTransGradient_20_1" draw:display-name="msTransGradient 1" draw:style="axial" draw:start="100%" draw:end="49%" draw:angle="0" draw:border="0%"/>
    <draw:opacity draw:name="msTransGradient_20_10" draw:display-name="msTransGradient 10" draw:style="axial" draw:start="100%" draw:end="49%" draw:angle="0" draw:border="0%"/>
    <draw:opacity draw:name="msTransGradient_20_11" draw:display-name="msTransGradient 11" draw:style="axial" draw:start="100%" draw:end="49%" draw:angle="0" draw:border="0%"/>
    <draw:opacity draw:name="msTransGradient_20_12" draw:display-name="msTransGradient 12" draw:style="axial" draw:start="100%" draw:end="49%" draw:angle="0" draw:border="0%"/>
    <draw:opacity draw:name="msTransGradient_20_13" draw:display-name="msTransGradient 13" draw:style="axial" draw:start="100%" draw:end="49%" draw:angle="0" draw:border="0%"/>
    <draw:opacity draw:name="msTransGradient_20_14" draw:display-name="msTransGradient 14" draw:style="axial" draw:start="100%" draw:end="49%" draw:angle="0" draw:border="0%"/>
    <draw:opacity draw:name="msTransGradient_20_15" draw:display-name="msTransGradient 15" draw:style="axial" draw:start="100%" draw:end="49%" draw:angle="0" draw:border="0%"/>
    <draw:opacity draw:name="msTransGradient_20_16" draw:display-name="msTransGradient 16" draw:style="axial" draw:start="100%" draw:end="49%" draw:angle="0" draw:border="0%"/>
    <draw:opacity draw:name="msTransGradient_20_17" draw:display-name="msTransGradient 17" draw:style="linear" draw:start="19%" draw:end="0%" draw:angle="0" draw:border="0%"/>
    <draw:opacity draw:name="msTransGradient_20_18" draw:display-name="msTransGradient 18" draw:style="linear" draw:start="19%" draw:end="0%" draw:angle="0" draw:border="0%"/>
    <draw:opacity draw:name="msTransGradient_20_19" draw:display-name="msTransGradient 19" draw:style="linear" draw:start="19%" draw:end="0%" draw:angle="0" draw:border="0%"/>
    <draw:opacity draw:name="msTransGradient_20_2" draw:display-name="msTransGradient 2" draw:style="axial" draw:start="100%" draw:end="49%" draw:angle="0" draw:border="0%"/>
    <draw:opacity draw:name="msTransGradient_20_20" draw:display-name="msTransGradient 20" draw:style="axial" draw:start="100%" draw:end="49%" draw:angle="0" draw:border="0%"/>
    <draw:opacity draw:name="msTransGradient_20_3" draw:display-name="msTransGradient 3" draw:style="axial" draw:start="100%" draw:end="49%" draw:angle="0" draw:border="0%"/>
    <draw:opacity draw:name="msTransGradient_20_4" draw:display-name="msTransGradient 4" draw:style="axial" draw:start="100%" draw:end="49%" draw:angle="0" draw:border="0%"/>
    <draw:opacity draw:name="msTransGradient_20_5" draw:display-name="msTransGradient 5" draw:style="axial" draw:start="100%" draw:end="49%" draw:angle="0" draw:border="0%"/>
    <draw:opacity draw:name="msTransGradient_20_6" draw:display-name="msTransGradient 6" draw:style="axial" draw:start="100%" draw:end="49%" draw:angle="0" draw:border="0%"/>
    <draw:opacity draw:name="msTransGradient_20_7" draw:display-name="msTransGradient 7" draw:style="axial" draw:start="100%" draw:end="49%" draw:angle="0" draw:border="0%"/>
    <draw:opacity draw:name="msTransGradient_20_8" draw:display-name="msTransGradient 8" draw:style="axial" draw:start="100%" draw:end="49%" draw:angle="0" draw:border="0%"/>
    <draw:opacity draw:name="msTransGradient_20_9" draw:display-name="msTransGradient 9" draw:style="axial" draw:start="100%" draw:end="49%"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55_20__2f__20_35-background" style:display-name="Two Column 55 / 35-background" style:family="presentation">
      <style:graphic-properties draw:stroke="none" draw:fill="gradient"/>
      <style:text-properties style:letter-kerning="true"/>
    </style:style>
    <style:style style:name="Two_20_Column_20_55_20__2f__20_35-backgroundobjects" style:display-name="Two Column 55 / 35-backgroundobjects" style:family="presentation">
      <style:graphic-properties draw:textarea-horizontal-align="justify" draw:shadow="hidden" draw:shadow-offset-x="0.2cm" draw:shadow-offset-y="0.2cm" draw:shadow-color="#808080"/>
      <style:text-properties style:letter-kerning="true"/>
    </style:style>
    <style:style style:name="Two_20_Column_20_55_20__2f__20_35-notes" style:display-name="Two Column 55 / 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lumn_20_55_20__2f__20_35-outline1" style:display-name="Two Column 55 / 35-outline1" style:family="presentation">
      <style:graphic-properties draw:stroke="none" draw:fill="none" draw:auto-grow-height="false" draw:fit-to-size="shrink-to-fit">
        <text:list-style style:name="Two_20_Column_20_55_20__2f__20_35-outline1" style:display-name="Two Column 55 / 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55_20__2f__20_35-outline2" style:display-name="Two Column 55 / 35-outline2" style:family="presentation" style:parent-style-name="Two_20_Column_20_55_20__2f__20_35-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lumn_20_55_20__2f__20_35-outline3" style:display-name="Two Column 55 / 35-outline3" style:family="presentation" style:parent-style-name="Two_20_Column_20_55_20__2f__20_35-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55_20__2f__20_35-outline4" style:display-name="Two Column 55 / 35-outline4" style:family="presentation" style:parent-style-name="Two_20_Column_20_55_20__2f__20_35-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55_20__2f__20_35-outline5" style:display-name="Two Column 55 / 35-outline5" style:family="presentation" style:parent-style-name="Two_20_Column_20_55_20__2f__20_35-outline4">
      <style:paragraph-properties fo:margin-top="0cm" fo:margin-bottom="0.1cm"/>
      <style:text-properties fo:font-size="20pt" style:font-size-asian="20pt" style:font-size-complex="20pt"/>
    </style:style>
    <style:style style:name="Two_20_Column_20_55_20__2f__20_35-outline6" style:display-name="Two Column 55 / 35-outline6" style:family="presentation" style:parent-style-name="Two_20_Column_20_55_20__2f__20_35-outline5">
      <style:paragraph-properties fo:margin-top="0cm" fo:margin-bottom="0.1cm"/>
      <style:text-properties fo:font-size="20pt" style:font-size-asian="20pt" style:font-size-complex="20pt"/>
    </style:style>
    <style:style style:name="Two_20_Column_20_55_20__2f__20_35-outline7" style:display-name="Two Column 55 / 35-outline7" style:family="presentation" style:parent-style-name="Two_20_Column_20_55_20__2f__20_35-outline6">
      <style:paragraph-properties fo:margin-top="0cm" fo:margin-bottom="0.1cm"/>
      <style:text-properties fo:font-size="20pt" style:font-size-asian="20pt" style:font-size-complex="20pt"/>
    </style:style>
    <style:style style:name="Two_20_Column_20_55_20__2f__20_35-outline8" style:display-name="Two Column 55 / 35-outline8" style:family="presentation" style:parent-style-name="Two_20_Column_20_55_20__2f__20_35-outline7">
      <style:paragraph-properties fo:margin-top="0cm" fo:margin-bottom="0.1cm"/>
      <style:text-properties fo:font-size="20pt" style:font-size-asian="20pt" style:font-size-complex="20pt"/>
    </style:style>
    <style:style style:name="Two_20_Column_20_55_20__2f__20_35-outline9" style:display-name="Two Column 55 / 35-outline9" style:family="presentation" style:parent-style-name="Two_20_Column_20_55_20__2f__20_35-outline8">
      <style:paragraph-properties fo:margin-top="0cm" fo:margin-bottom="0.1cm"/>
      <style:text-properties fo:font-size="20pt" style:font-size-asian="20pt" style:font-size-complex="20pt"/>
    </style:style>
    <style:style style:name="Two_20_Column_20_55_20__2f__20_35-subtitle" style:display-name="Two Column 55 / 35-subtitle" style:family="presentation">
      <style:graphic-properties draw:stroke="none" draw:fill="none" draw:textarea-vertical-align="middle">
        <text:list-style style:name="Two_20_Column_20_55_20__2f__20_35-subtitle" style:display-name="Two Column 55 / 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lumn_20_55_20__2f__20_35-title" style:display-name="Two Column 55 / 35-title" style:family="presentation">
      <style:graphic-properties draw:stroke="none" draw:fill="none" draw:textarea-vertical-align="middle">
        <text:list-style style:name="Two_20_Column_20_55_20__2f__20_35-title" style:display-name="Two Column 55 / 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gradient"/>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ection_20_Header-outline4" style:display-name="Section Header-outline4" style:family="presentation" style:parent-style-name="Section_20_Header-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45_2f_45-background" style:display-name="Two Column 45/45-background" style:family="presentation">
      <style:graphic-properties draw:stroke="none" draw:fill="gradient"/>
      <style:text-properties style:letter-kerning="true"/>
    </style:style>
    <style:style style:name="Two_20_Column_20_45_2f_45-backgroundobjects" style:display-name="Two Column 45/45-backgroundobjects" style:family="presentation">
      <style:graphic-properties draw:textarea-horizontal-align="justify" draw:shadow="hidden" draw:shadow-offset-x="0.2cm" draw:shadow-offset-y="0.2cm" draw:shadow-color="#808080"/>
      <style:text-properties style:letter-kerning="true"/>
    </style:style>
    <style:style style:name="Two_20_Column_20_45_2f_45-notes" style:display-name="Two Column 45/4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lumn_20_45_2f_45-outline1" style:display-name="Two Column 45/45-outline1" style:family="presentation">
      <style:graphic-properties draw:stroke="none" draw:fill="none" draw:auto-grow-height="false" draw:fit-to-size="shrink-to-fit">
        <text:list-style style:name="Two_20_Column_20_45_2f_45-outline1" style:display-name="Two Column 45/4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45_2f_45-outline2" style:display-name="Two Column 45/45-outline2" style:family="presentation" style:parent-style-name="Two_20_Column_20_45_2f_45-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lumn_20_45_2f_45-outline3" style:display-name="Two Column 45/45-outline3" style:family="presentation" style:parent-style-name="Two_20_Column_20_45_2f_45-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45_2f_45-outline4" style:display-name="Two Column 45/45-outline4" style:family="presentation" style:parent-style-name="Two_20_Column_20_45_2f_45-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45_2f_45-outline5" style:display-name="Two Column 45/45-outline5" style:family="presentation" style:parent-style-name="Two_20_Column_20_45_2f_45-outline4">
      <style:paragraph-properties fo:margin-top="0cm" fo:margin-bottom="0.1cm"/>
      <style:text-properties fo:font-size="20pt" style:font-size-asian="20pt" style:font-size-complex="20pt"/>
    </style:style>
    <style:style style:name="Two_20_Column_20_45_2f_45-outline6" style:display-name="Two Column 45/45-outline6" style:family="presentation" style:parent-style-name="Two_20_Column_20_45_2f_45-outline5">
      <style:paragraph-properties fo:margin-top="0cm" fo:margin-bottom="0.1cm"/>
      <style:text-properties fo:font-size="20pt" style:font-size-asian="20pt" style:font-size-complex="20pt"/>
    </style:style>
    <style:style style:name="Two_20_Column_20_45_2f_45-outline7" style:display-name="Two Column 45/45-outline7" style:family="presentation" style:parent-style-name="Two_20_Column_20_45_2f_45-outline6">
      <style:paragraph-properties fo:margin-top="0cm" fo:margin-bottom="0.1cm"/>
      <style:text-properties fo:font-size="20pt" style:font-size-asian="20pt" style:font-size-complex="20pt"/>
    </style:style>
    <style:style style:name="Two_20_Column_20_45_2f_45-outline8" style:display-name="Two Column 45/45-outline8" style:family="presentation" style:parent-style-name="Two_20_Column_20_45_2f_45-outline7">
      <style:paragraph-properties fo:margin-top="0cm" fo:margin-bottom="0.1cm"/>
      <style:text-properties fo:font-size="20pt" style:font-size-asian="20pt" style:font-size-complex="20pt"/>
    </style:style>
    <style:style style:name="Two_20_Column_20_45_2f_45-outline9" style:display-name="Two Column 45/45-outline9" style:family="presentation" style:parent-style-name="Two_20_Column_20_45_2f_45-outline8">
      <style:paragraph-properties fo:margin-top="0cm" fo:margin-bottom="0.1cm"/>
      <style:text-properties fo:font-size="20pt" style:font-size-asian="20pt" style:font-size-complex="20pt"/>
    </style:style>
    <style:style style:name="Two_20_Column_20_45_2f_45-subtitle" style:display-name="Two Column 45/45-subtitle" style:family="presentation">
      <style:graphic-properties draw:stroke="none" draw:fill="none" draw:textarea-vertical-align="middle">
        <text:list-style style:name="Two_20_Column_20_45_2f_45-subtitle" style:display-name="Two Column 45/4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lumn_20_45_2f_45-title" style:display-name="Two Column 45/45-title" style:family="presentation">
      <style:graphic-properties draw:stroke="none" draw:fill="none" draw:textarea-vertical-align="middle">
        <text:list-style style:name="Two_20_Column_20_45_2f_45-title" style:display-name="Two Column 45/4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35_20__2f__20_55-background" style:display-name="Two Column 35 / 55-background" style:family="presentation">
      <style:graphic-properties draw:stroke="none" draw:fill="gradient"/>
      <style:text-properties style:letter-kerning="true"/>
    </style:style>
    <style:style style:name="Two_20_Column_20_35_20__2f__20_55-backgroundobjects" style:display-name="Two Column 35 / 55-backgroundobjects" style:family="presentation">
      <style:graphic-properties draw:textarea-horizontal-align="justify" draw:shadow="hidden" draw:shadow-offset-x="0.2cm" draw:shadow-offset-y="0.2cm" draw:shadow-color="#808080"/>
      <style:text-properties style:letter-kerning="true"/>
    </style:style>
    <style:style style:name="Two_20_Column_20_35_20__2f__20_55-notes" style:display-name="Two Column 35 / 5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lumn_20_35_20__2f__20_55-outline1" style:display-name="Two Column 35 / 55-outline1" style:family="presentation">
      <style:graphic-properties draw:stroke="none" draw:fill="none" draw:auto-grow-height="false" draw:fit-to-size="shrink-to-fit">
        <text:list-style style:name="Two_20_Column_20_35_20__2f__20_55-outline1" style:display-name="Two Column 35 / 5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35_20__2f__20_55-outline2" style:display-name="Two Column 35 / 55-outline2" style:family="presentation" style:parent-style-name="Two_20_Column_20_35_20__2f__20_55-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lumn_20_35_20__2f__20_55-outline3" style:display-name="Two Column 35 / 55-outline3" style:family="presentation" style:parent-style-name="Two_20_Column_20_35_20__2f__20_55-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35_20__2f__20_55-outline4" style:display-name="Two Column 35 / 55-outline4" style:family="presentation" style:parent-style-name="Two_20_Column_20_35_20__2f__20_55-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35_20__2f__20_55-outline5" style:display-name="Two Column 35 / 55-outline5" style:family="presentation" style:parent-style-name="Two_20_Column_20_35_20__2f__20_55-outline4">
      <style:paragraph-properties fo:margin-top="0cm" fo:margin-bottom="0.1cm"/>
      <style:text-properties fo:font-size="20pt" style:font-size-asian="20pt" style:font-size-complex="20pt"/>
    </style:style>
    <style:style style:name="Two_20_Column_20_35_20__2f__20_55-outline6" style:display-name="Two Column 35 / 55-outline6" style:family="presentation" style:parent-style-name="Two_20_Column_20_35_20__2f__20_55-outline5">
      <style:paragraph-properties fo:margin-top="0cm" fo:margin-bottom="0.1cm"/>
      <style:text-properties fo:font-size="20pt" style:font-size-asian="20pt" style:font-size-complex="20pt"/>
    </style:style>
    <style:style style:name="Two_20_Column_20_35_20__2f__20_55-outline7" style:display-name="Two Column 35 / 55-outline7" style:family="presentation" style:parent-style-name="Two_20_Column_20_35_20__2f__20_55-outline6">
      <style:paragraph-properties fo:margin-top="0cm" fo:margin-bottom="0.1cm"/>
      <style:text-properties fo:font-size="20pt" style:font-size-asian="20pt" style:font-size-complex="20pt"/>
    </style:style>
    <style:style style:name="Two_20_Column_20_35_20__2f__20_55-outline8" style:display-name="Two Column 35 / 55-outline8" style:family="presentation" style:parent-style-name="Two_20_Column_20_35_20__2f__20_55-outline7">
      <style:paragraph-properties fo:margin-top="0cm" fo:margin-bottom="0.1cm"/>
      <style:text-properties fo:font-size="20pt" style:font-size-asian="20pt" style:font-size-complex="20pt"/>
    </style:style>
    <style:style style:name="Two_20_Column_20_35_20__2f__20_55-outline9" style:display-name="Two Column 35 / 55-outline9" style:family="presentation" style:parent-style-name="Two_20_Column_20_35_20__2f__20_55-outline8">
      <style:paragraph-properties fo:margin-top="0cm" fo:margin-bottom="0.1cm"/>
      <style:text-properties fo:font-size="20pt" style:font-size-asian="20pt" style:font-size-complex="20pt"/>
    </style:style>
    <style:style style:name="Two_20_Column_20_35_20__2f__20_55-subtitle" style:display-name="Two Column 35 / 55-subtitle" style:family="presentation">
      <style:graphic-properties draw:stroke="none" draw:fill="none" draw:textarea-vertical-align="middle">
        <text:list-style style:name="Two_20_Column_20_35_20__2f__20_55-subtitle" style:display-name="Two Column 35 / 5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lumn_20_35_20__2f__20_55-title" style:display-name="Two Column 35 / 55-title" style:family="presentation">
      <style:graphic-properties draw:stroke="none" draw:fill="none" draw:textarea-vertical-align="middle">
        <text:list-style style:name="Two_20_Column_20_35_20__2f__20_55-title" style:display-name="Two Column 35 / 5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Content-background" style:display-name="Small Title Content-background" style:family="presentation">
      <style:graphic-properties draw:stroke="none" draw:fill="gradient"/>
      <style:text-properties style:letter-kerning="true"/>
    </style:style>
    <style:style style:name="Small_20_Title_20_Content-backgroundobjects" style:display-name="Small Title Content-backgroundobjects" style:family="presentation">
      <style:graphic-properties draw:textarea-horizontal-align="justify" draw:shadow="hidden" draw:shadow-offset-x="0.2cm" draw:shadow-offset-y="0.2cm" draw:shadow-color="#808080"/>
      <style:text-properties style:letter-kerning="true"/>
    </style:style>
    <style:style style:name="Small_20_Title_20_Content-notes" style:display-name="Small 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mall_20_Title_20_Content-outline1" style:display-name="Small Title Content-outline1" style:family="presentation">
      <style:graphic-properties draw:stroke="none" draw:fill="none" draw:auto-grow-height="false" draw:fit-to-size="shrink-to-fit">
        <text:list-style style:name="Small_20_Title_20_Content-outline1" style:display-name="Small 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Content-outline2" style:display-name="Small Title Content-outline2" style:family="presentation" style:parent-style-name="Small_20_Title_20_Conten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mall_20_Title_20_Content-outline3" style:display-name="Small Title Content-outline3" style:family="presentation" style:parent-style-name="Small_20_Title_20_Conten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Content-outline4" style:display-name="Small Title Content-outline4" style:family="presentation" style:parent-style-name="Small_20_Title_20_Conten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Content-outline5" style:display-name="Small Title Content-outline5" style:family="presentation" style:parent-style-name="Small_20_Title_20_Content-outline4">
      <style:paragraph-properties fo:margin-top="0cm" fo:margin-bottom="0.1cm"/>
      <style:text-properties fo:font-size="20pt" style:font-size-asian="20pt" style:font-size-complex="20pt"/>
    </style:style>
    <style:style style:name="Small_20_Title_20_Content-outline6" style:display-name="Small Title Content-outline6" style:family="presentation" style:parent-style-name="Small_20_Title_20_Content-outline5">
      <style:paragraph-properties fo:margin-top="0cm" fo:margin-bottom="0.1cm"/>
      <style:text-properties fo:font-size="20pt" style:font-size-asian="20pt" style:font-size-complex="20pt"/>
    </style:style>
    <style:style style:name="Small_20_Title_20_Content-outline7" style:display-name="Small Title Content-outline7" style:family="presentation" style:parent-style-name="Small_20_Title_20_Content-outline6">
      <style:paragraph-properties fo:margin-top="0cm" fo:margin-bottom="0.1cm"/>
      <style:text-properties fo:font-size="20pt" style:font-size-asian="20pt" style:font-size-complex="20pt"/>
    </style:style>
    <style:style style:name="Small_20_Title_20_Content-outline8" style:display-name="Small Title Content-outline8" style:family="presentation" style:parent-style-name="Small_20_Title_20_Content-outline7">
      <style:paragraph-properties fo:margin-top="0cm" fo:margin-bottom="0.1cm"/>
      <style:text-properties fo:font-size="20pt" style:font-size-asian="20pt" style:font-size-complex="20pt"/>
    </style:style>
    <style:style style:name="Small_20_Title_20_Content-outline9" style:display-name="Small Title Content-outline9" style:family="presentation" style:parent-style-name="Small_20_Title_20_Content-outline8">
      <style:paragraph-properties fo:margin-top="0cm" fo:margin-bottom="0.1cm"/>
      <style:text-properties fo:font-size="20pt" style:font-size-asian="20pt" style:font-size-complex="20pt"/>
    </style:style>
    <style:style style:name="Small_20_Title_20_Content-subtitle" style:display-name="Small Title Content-subtitle" style:family="presentation">
      <style:graphic-properties draw:stroke="none" draw:fill="none" draw:textarea-vertical-align="middle">
        <text:list-style style:name="Small_20_Title_20_Content-subtitle" style:display-name="Small 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mall_20_Title_20_Content-title" style:display-name="Small Title Content-title" style:family="presentation">
      <style:graphic-properties draw:stroke="none" draw:fill="none" draw:textarea-vertical-align="middle">
        <text:list-style style:name="Small_20_Title_20_Content-title" style:display-name="Small 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Subhead_20_and_20_Content_20_-background" style:display-name="Title Subhead and Content -background" style:family="presentation">
      <style:graphic-properties draw:stroke="none" draw:fill="gradient"/>
      <style:text-properties style:letter-kerning="true"/>
    </style:style>
    <style:style style:name="Title_20_Subhead_20_and_20_Content_20_-backgroundobjects" style:display-name="Title Subhead and Content -backgroundobjects" style:family="presentation">
      <style:graphic-properties draw:textarea-horizontal-align="justify" draw:shadow="hidden" draw:shadow-offset-x="0.2cm" draw:shadow-offset-y="0.2cm" draw:shadow-color="#808080"/>
      <style:text-properties style:letter-kerning="true"/>
    </style:style>
    <style:style style:name="Title_20_Subhead_20_and_20_Content_20_-notes" style:display-name="Title Subhead and Content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ubhead_20_and_20_Content_20_-outline1" style:display-name="Title Subhead and Content -outline1" style:family="presentation">
      <style:graphic-properties draw:stroke="none" draw:fill="none" draw:auto-grow-height="false" draw:fit-to-size="shrink-to-fit">
        <text:list-style style:name="Title_20_Subhead_20_and_20_Content_20_-outline1" style:display-name="Title Subhead and 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Subhead_20_and_20_Content_20_-outline2" style:display-name="Title Subhead and Content -outline2" style:family="presentation" style:parent-style-name="Title_20_Subhead_20_and_20_Content_20_-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ubhead_20_and_20_Content_20_-outline3" style:display-name="Title Subhead and Content -outline3" style:family="presentation" style:parent-style-name="Title_20_Subhead_20_and_20_Content_20_-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ubhead_20_and_20_Content_20_-outline4" style:display-name="Title Subhead and Content -outline4" style:family="presentation" style:parent-style-name="Title_20_Subhead_20_and_20_Content_20_-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ubhead_20_and_20_Content_20_-outline5" style:display-name="Title Subhead and Content -outline5" style:family="presentation" style:parent-style-name="Title_20_Subhead_20_and_20_Content_20_-outline4">
      <style:paragraph-properties fo:margin-top="0cm" fo:margin-bottom="0.1cm"/>
      <style:text-properties fo:font-size="20pt" style:font-size-asian="20pt" style:font-size-complex="20pt"/>
    </style:style>
    <style:style style:name="Title_20_Subhead_20_and_20_Content_20_-outline6" style:display-name="Title Subhead and Content -outline6" style:family="presentation" style:parent-style-name="Title_20_Subhead_20_and_20_Content_20_-outline5">
      <style:paragraph-properties fo:margin-top="0cm" fo:margin-bottom="0.1cm"/>
      <style:text-properties fo:font-size="20pt" style:font-size-asian="20pt" style:font-size-complex="20pt"/>
    </style:style>
    <style:style style:name="Title_20_Subhead_20_and_20_Content_20_-outline7" style:display-name="Title Subhead and Content -outline7" style:family="presentation" style:parent-style-name="Title_20_Subhead_20_and_20_Content_20_-outline6">
      <style:paragraph-properties fo:margin-top="0cm" fo:margin-bottom="0.1cm"/>
      <style:text-properties fo:font-size="20pt" style:font-size-asian="20pt" style:font-size-complex="20pt"/>
    </style:style>
    <style:style style:name="Title_20_Subhead_20_and_20_Content_20_-outline8" style:display-name="Title Subhead and Content -outline8" style:family="presentation" style:parent-style-name="Title_20_Subhead_20_and_20_Content_20_-outline7">
      <style:paragraph-properties fo:margin-top="0cm" fo:margin-bottom="0.1cm"/>
      <style:text-properties fo:font-size="20pt" style:font-size-asian="20pt" style:font-size-complex="20pt"/>
    </style:style>
    <style:style style:name="Title_20_Subhead_20_and_20_Content_20_-outline9" style:display-name="Title Subhead and Content -outline9" style:family="presentation" style:parent-style-name="Title_20_Subhead_20_and_20_Content_20_-outline8">
      <style:paragraph-properties fo:margin-top="0cm" fo:margin-bottom="0.1cm"/>
      <style:text-properties fo:font-size="20pt" style:font-size-asian="20pt" style:font-size-complex="20pt"/>
    </style:style>
    <style:style style:name="Title_20_Subhead_20_and_20_Content_20_-subtitle" style:display-name="Title Subhead and Content -subtitle" style:family="presentation">
      <style:graphic-properties draw:stroke="none" draw:fill="none" draw:textarea-vertical-align="middle">
        <text:list-style style:name="Title_20_Subhead_20_and_20_Content_20_-subtitle" style:display-name="Title Subhead and 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ubhead_20_and_20_Content_20_-title" style:display-name="Title Subhead and Content -title" style:family="presentation">
      <style:graphic-properties draw:stroke="none" draw:fill="none" draw:textarea-vertical-align="middle">
        <text:list-style style:name="Title_20_Subhead_20_and_20_Content_20_-title" style:display-name="Title Subhead and 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gradient"/>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mparison-outline3" style:family="presentation" style:parent-style-name="Comparison-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mparison-outline4" style:family="presentation" style:parent-style-name="Comparison-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mparison-outline5" style:family="presentation" style:parent-style-name="Comparison-outline4">
      <style:paragraph-properties fo:margin-top="0cm" fo:margin-bottom="0.1cm"/>
      <style:text-properties fo:font-size="20pt" style:font-size-asian="20pt" style:font-size-complex="20pt"/>
    </style:style>
    <style:style style:name="Comparison-outline6" style:family="presentation" style:parent-style-name="Comparison-outline5">
      <style:paragraph-properties fo:margin-top="0cm" fo:margin-bottom="0.1cm"/>
      <style:text-properties fo:font-size="20pt" style:font-size-asian="20pt" style:font-size-complex="20pt"/>
    </style:style>
    <style:style style:name="Comparison-outline7" style:family="presentation" style:parent-style-name="Comparison-outline6">
      <style:paragraph-properties fo:margin-top="0cm" fo:margin-bottom="0.1cm"/>
      <style:text-properties fo:font-size="20pt" style:font-size-asian="20pt" style:font-size-complex="20pt"/>
    </style:style>
    <style:style style:name="Comparison-outline8" style:family="presentation" style:parent-style-name="Comparison-outline7">
      <style:paragraph-properties fo:margin-top="0cm" fo:margin-bottom="0.1cm"/>
      <style:text-properties fo:font-size="20pt" style:font-size-asian="20pt" style:font-size-complex="20pt"/>
    </style:style>
    <style:style style:name="Comparison-outline9" style:family="presentation" style:parent-style-name="Comparison-outline8">
      <style:paragraph-properties fo:margin-top="0cm" fo:margin-bottom="0.1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de_20_Snippet-background" style:display-name="Code Snippet-background" style:family="presentation">
      <style:graphic-properties draw:stroke="none" draw:fill="gradient"/>
      <style:text-properties style:letter-kerning="true"/>
    </style:style>
    <style:style style:name="Code_20_Snippet-backgroundobjects" style:display-name="Code Snippet-backgroundobjects" style:family="presentation">
      <style:graphic-properties draw:textarea-horizontal-align="justify" draw:shadow="hidden" draw:shadow-offset-x="0.2cm" draw:shadow-offset-y="0.2cm" draw:shadow-color="#808080"/>
      <style:text-properties style:letter-kerning="true"/>
    </style:style>
    <style:style style:name="Code_20_Snippet-notes" style:display-name="Code Snippe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Snippet-outline1" style:display-name="Code Snippet-outline1" style:family="presentation">
      <style:graphic-properties draw:stroke="none" draw:fill="none" draw:auto-grow-height="false" draw:fit-to-size="shrink-to-fit">
        <text:list-style style:name="Code_20_Snippet-outline1" style:display-name="Code Snipp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de_20_Snippet-outline2" style:display-name="Code Snippet-outline2" style:family="presentation" style:parent-style-name="Code_20_Snippe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de_20_Snippet-outline3" style:display-name="Code Snippet-outline3" style:family="presentation" style:parent-style-name="Code_20_Snippe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de_20_Snippet-outline4" style:display-name="Code Snippet-outline4" style:family="presentation" style:parent-style-name="Code_20_Snippe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de_20_Snippet-outline5" style:display-name="Code Snippet-outline5" style:family="presentation" style:parent-style-name="Code_20_Snippet-outline4">
      <style:paragraph-properties fo:margin-top="0cm" fo:margin-bottom="0.1cm"/>
      <style:text-properties fo:font-size="20pt" style:font-size-asian="20pt" style:font-size-complex="20pt"/>
    </style:style>
    <style:style style:name="Code_20_Snippet-outline6" style:display-name="Code Snippet-outline6" style:family="presentation" style:parent-style-name="Code_20_Snippet-outline5">
      <style:paragraph-properties fo:margin-top="0cm" fo:margin-bottom="0.1cm"/>
      <style:text-properties fo:font-size="20pt" style:font-size-asian="20pt" style:font-size-complex="20pt"/>
    </style:style>
    <style:style style:name="Code_20_Snippet-outline7" style:display-name="Code Snippet-outline7" style:family="presentation" style:parent-style-name="Code_20_Snippet-outline6">
      <style:paragraph-properties fo:margin-top="0cm" fo:margin-bottom="0.1cm"/>
      <style:text-properties fo:font-size="20pt" style:font-size-asian="20pt" style:font-size-complex="20pt"/>
    </style:style>
    <style:style style:name="Code_20_Snippet-outline8" style:display-name="Code Snippet-outline8" style:family="presentation" style:parent-style-name="Code_20_Snippet-outline7">
      <style:paragraph-properties fo:margin-top="0cm" fo:margin-bottom="0.1cm"/>
      <style:text-properties fo:font-size="20pt" style:font-size-asian="20pt" style:font-size-complex="20pt"/>
    </style:style>
    <style:style style:name="Code_20_Snippet-outline9" style:display-name="Code Snippet-outline9" style:family="presentation" style:parent-style-name="Code_20_Snippet-outline8">
      <style:paragraph-properties fo:margin-top="0cm" fo:margin-bottom="0.1cm"/>
      <style:text-properties fo:font-size="20pt" style:font-size-asian="20pt" style:font-size-complex="20pt"/>
    </style:style>
    <style:style style:name="Code_20_Snippet-subtitle" style:display-name="Code Snippet-subtitle" style:family="presentation">
      <style:graphic-properties draw:stroke="none" draw:fill="none" draw:textarea-vertical-align="middle">
        <text:list-style style:name="Code_20_Snippet-subtitle" style:display-name="Code Snipp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Snippet-title" style:display-name="Code Snippet-title" style:family="presentation">
      <style:graphic-properties draw:stroke="none" draw:fill="none" draw:textarea-vertical-align="middle">
        <text:list-style style:name="Code_20_Snippet-title" style:display-name="Code Snipp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4" style:family="presentation" style:parent-style-name="Blank-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1__20_Gray_20_box_20_Content_20_and_20_Subhead-background" style:display-name="1 Gray box Content and Subhead-background" style:family="presentation">
      <style:graphic-properties draw:stroke="none" draw:fill="gradient"/>
      <style:text-properties style:letter-kerning="true"/>
    </style:style>
    <style:style style:name="_31__20_Gray_20_box_20_Content_20_and_20_Subhead-backgroundobjects" style:display-name="1 Gray box Content and Subhead-backgroundobjects" style:family="presentation">
      <style:graphic-properties draw:textarea-horizontal-align="justify" draw:shadow="hidden" draw:shadow-offset-x="0.2cm" draw:shadow-offset-y="0.2cm" draw:shadow-color="#808080"/>
      <style:text-properties style:letter-kerning="true"/>
    </style:style>
    <style:style style:name="_31__20_Gray_20_box_20_Content_20_and_20_Subhead-notes" style:display-name="1 Gray box Content and Subhea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Gray_20_box_20_Content_20_and_20_Subhead-outline1" style:display-name="1 Gray box Content and Subhead-outline1" style:family="presentation">
      <style:graphic-properties draw:stroke="none" draw:fill="none" draw:auto-grow-height="false" draw:fit-to-size="shrink-to-fit">
        <text:list-style style:name="_31__20_Gray_20_box_20_Content_20_and_20_Subhead-outline1" style:display-name="1 Gray box Content and Sub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1__20_Gray_20_box_20_Content_20_and_20_Subhead-outline2" style:display-name="1 Gray box Content and Subhead-outline2" style:family="presentation" style:parent-style-name="_31__20_Gray_20_box_20_Content_20_and_20_Subhead-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1__20_Gray_20_box_20_Content_20_and_20_Subhead-outline3" style:display-name="1 Gray box Content and Subhead-outline3" style:family="presentation" style:parent-style-name="_31__20_Gray_20_box_20_Content_20_and_20_Subhead-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20_Gray_20_box_20_Content_20_and_20_Subhead-outline4" style:display-name="1 Gray box Content and Subhead-outline4" style:family="presentation" style:parent-style-name="_31__20_Gray_20_box_20_Content_20_and_20_Subhead-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20_Gray_20_box_20_Content_20_and_20_Subhead-outline5" style:display-name="1 Gray box Content and Subhead-outline5" style:family="presentation" style:parent-style-name="_31__20_Gray_20_box_20_Content_20_and_20_Subhead-outline4">
      <style:paragraph-properties fo:margin-top="0cm" fo:margin-bottom="0.1cm"/>
      <style:text-properties fo:font-size="20pt" style:font-size-asian="20pt" style:font-size-complex="20pt"/>
    </style:style>
    <style:style style:name="_31__20_Gray_20_box_20_Content_20_and_20_Subhead-outline6" style:display-name="1 Gray box Content and Subhead-outline6" style:family="presentation" style:parent-style-name="_31__20_Gray_20_box_20_Content_20_and_20_Subhead-outline5">
      <style:paragraph-properties fo:margin-top="0cm" fo:margin-bottom="0.1cm"/>
      <style:text-properties fo:font-size="20pt" style:font-size-asian="20pt" style:font-size-complex="20pt"/>
    </style:style>
    <style:style style:name="_31__20_Gray_20_box_20_Content_20_and_20_Subhead-outline7" style:display-name="1 Gray box Content and Subhead-outline7" style:family="presentation" style:parent-style-name="_31__20_Gray_20_box_20_Content_20_and_20_Subhead-outline6">
      <style:paragraph-properties fo:margin-top="0cm" fo:margin-bottom="0.1cm"/>
      <style:text-properties fo:font-size="20pt" style:font-size-asian="20pt" style:font-size-complex="20pt"/>
    </style:style>
    <style:style style:name="_31__20_Gray_20_box_20_Content_20_and_20_Subhead-outline8" style:display-name="1 Gray box Content and Subhead-outline8" style:family="presentation" style:parent-style-name="_31__20_Gray_20_box_20_Content_20_and_20_Subhead-outline7">
      <style:paragraph-properties fo:margin-top="0cm" fo:margin-bottom="0.1cm"/>
      <style:text-properties fo:font-size="20pt" style:font-size-asian="20pt" style:font-size-complex="20pt"/>
    </style:style>
    <style:style style:name="_31__20_Gray_20_box_20_Content_20_and_20_Subhead-outline9" style:display-name="1 Gray box Content and Subhead-outline9" style:family="presentation" style:parent-style-name="_31__20_Gray_20_box_20_Content_20_and_20_Subhead-outline8">
      <style:paragraph-properties fo:margin-top="0cm" fo:margin-bottom="0.1cm"/>
      <style:text-properties fo:font-size="20pt" style:font-size-asian="20pt" style:font-size-complex="20pt"/>
    </style:style>
    <style:style style:name="_31__20_Gray_20_box_20_Content_20_and_20_Subhead-subtitle" style:display-name="1 Gray box Content and Subhead-subtitle" style:family="presentation">
      <style:graphic-properties draw:stroke="none" draw:fill="none" draw:textarea-vertical-align="middle">
        <text:list-style style:name="_31__20_Gray_20_box_20_Content_20_and_20_Subhead-subtitle" style:display-name="1 Gray box Content and Subhea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Gray_20_box_20_Content_20_and_20_Subhead-title" style:display-name="1 Gray box Content and Subhead-title" style:family="presentation">
      <style:graphic-properties draw:stroke="none" draw:fill="none" draw:textarea-vertical-align="middle">
        <text:list-style style:name="_31__20_Gray_20_box_20_Content_20_and_20_Subhead-title" style:display-name="1 Gray box Content and Subhea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2__20_Gray_20_box_20_Content_20_and_20_Subhead-background" style:display-name="2 Gray box Content and Subhead-background" style:family="presentation">
      <style:graphic-properties draw:stroke="none" draw:fill="gradient"/>
      <style:text-properties style:letter-kerning="true"/>
    </style:style>
    <style:style style:name="_32__20_Gray_20_box_20_Content_20_and_20_Subhead-backgroundobjects" style:display-name="2 Gray box Content and Subhead-backgroundobjects" style:family="presentation">
      <style:graphic-properties draw:textarea-horizontal-align="justify" draw:shadow="hidden" draw:shadow-offset-x="0.2cm" draw:shadow-offset-y="0.2cm" draw:shadow-color="#808080"/>
      <style:text-properties style:letter-kerning="true"/>
    </style:style>
    <style:style style:name="_32__20_Gray_20_box_20_Content_20_and_20_Subhead-notes" style:display-name="2 Gray box Content and Subhea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Gray_20_box_20_Content_20_and_20_Subhead-outline1" style:display-name="2 Gray box Content and Subhead-outline1" style:family="presentation">
      <style:graphic-properties draw:stroke="none" draw:fill="none" draw:auto-grow-height="false" draw:fit-to-size="shrink-to-fit">
        <text:list-style style:name="_32__20_Gray_20_box_20_Content_20_and_20_Subhead-outline1" style:display-name="2 Gray box Content and Sub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2__20_Gray_20_box_20_Content_20_and_20_Subhead-outline2" style:display-name="2 Gray box Content and Subhead-outline2" style:family="presentation" style:parent-style-name="_32__20_Gray_20_box_20_Content_20_and_20_Subhead-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2__20_Gray_20_box_20_Content_20_and_20_Subhead-outline3" style:display-name="2 Gray box Content and Subhead-outline3" style:family="presentation" style:parent-style-name="_32__20_Gray_20_box_20_Content_20_and_20_Subhead-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2__20_Gray_20_box_20_Content_20_and_20_Subhead-outline4" style:display-name="2 Gray box Content and Subhead-outline4" style:family="presentation" style:parent-style-name="_32__20_Gray_20_box_20_Content_20_and_20_Subhead-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2__20_Gray_20_box_20_Content_20_and_20_Subhead-outline5" style:display-name="2 Gray box Content and Subhead-outline5" style:family="presentation" style:parent-style-name="_32__20_Gray_20_box_20_Content_20_and_20_Subhead-outline4">
      <style:paragraph-properties fo:margin-top="0cm" fo:margin-bottom="0.1cm"/>
      <style:text-properties fo:font-size="20pt" style:font-size-asian="20pt" style:font-size-complex="20pt"/>
    </style:style>
    <style:style style:name="_32__20_Gray_20_box_20_Content_20_and_20_Subhead-outline6" style:display-name="2 Gray box Content and Subhead-outline6" style:family="presentation" style:parent-style-name="_32__20_Gray_20_box_20_Content_20_and_20_Subhead-outline5">
      <style:paragraph-properties fo:margin-top="0cm" fo:margin-bottom="0.1cm"/>
      <style:text-properties fo:font-size="20pt" style:font-size-asian="20pt" style:font-size-complex="20pt"/>
    </style:style>
    <style:style style:name="_32__20_Gray_20_box_20_Content_20_and_20_Subhead-outline7" style:display-name="2 Gray box Content and Subhead-outline7" style:family="presentation" style:parent-style-name="_32__20_Gray_20_box_20_Content_20_and_20_Subhead-outline6">
      <style:paragraph-properties fo:margin-top="0cm" fo:margin-bottom="0.1cm"/>
      <style:text-properties fo:font-size="20pt" style:font-size-asian="20pt" style:font-size-complex="20pt"/>
    </style:style>
    <style:style style:name="_32__20_Gray_20_box_20_Content_20_and_20_Subhead-outline8" style:display-name="2 Gray box Content and Subhead-outline8" style:family="presentation" style:parent-style-name="_32__20_Gray_20_box_20_Content_20_and_20_Subhead-outline7">
      <style:paragraph-properties fo:margin-top="0cm" fo:margin-bottom="0.1cm"/>
      <style:text-properties fo:font-size="20pt" style:font-size-asian="20pt" style:font-size-complex="20pt"/>
    </style:style>
    <style:style style:name="_32__20_Gray_20_box_20_Content_20_and_20_Subhead-outline9" style:display-name="2 Gray box Content and Subhead-outline9" style:family="presentation" style:parent-style-name="_32__20_Gray_20_box_20_Content_20_and_20_Subhead-outline8">
      <style:paragraph-properties fo:margin-top="0cm" fo:margin-bottom="0.1cm"/>
      <style:text-properties fo:font-size="20pt" style:font-size-asian="20pt" style:font-size-complex="20pt"/>
    </style:style>
    <style:style style:name="_32__20_Gray_20_box_20_Content_20_and_20_Subhead-subtitle" style:display-name="2 Gray box Content and Subhead-subtitle" style:family="presentation">
      <style:graphic-properties draw:stroke="none" draw:fill="none" draw:textarea-vertical-align="middle">
        <text:list-style style:name="_32__20_Gray_20_box_20_Content_20_and_20_Subhead-subtitle" style:display-name="2 Gray box Content and Subhea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Gray_20_box_20_Content_20_and_20_Subhead-title" style:display-name="2 Gray box Content and Subhead-title" style:family="presentation">
      <style:graphic-properties draw:stroke="none" draw:fill="none" draw:textarea-vertical-align="middle">
        <text:list-style style:name="_32__20_Gray_20_box_20_Content_20_and_20_Subhead-title" style:display-name="2 Gray box Content and Subhea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3__20_Gray_20_box_20_Content_20_and_20_Subhead-background" style:display-name="3 Gray box Content and Subhead-background" style:family="presentation">
      <style:graphic-properties draw:stroke="none" draw:fill="gradient"/>
      <style:text-properties style:letter-kerning="true"/>
    </style:style>
    <style:style style:name="_33__20_Gray_20_box_20_Content_20_and_20_Subhead-backgroundobjects" style:display-name="3 Gray box Content and Subhead-backgroundobjects" style:family="presentation">
      <style:graphic-properties draw:textarea-horizontal-align="justify" draw:shadow="hidden" draw:shadow-offset-x="0.2cm" draw:shadow-offset-y="0.2cm" draw:shadow-color="#808080"/>
      <style:text-properties style:letter-kerning="true"/>
    </style:style>
    <style:style style:name="_33__20_Gray_20_box_20_Content_20_and_20_Subhead-notes" style:display-name="3 Gray box Content and Subhea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Gray_20_box_20_Content_20_and_20_Subhead-outline1" style:display-name="3 Gray box Content and Subhead-outline1" style:family="presentation">
      <style:graphic-properties draw:stroke="none" draw:fill="none" draw:auto-grow-height="false" draw:fit-to-size="shrink-to-fit">
        <text:list-style style:name="_33__20_Gray_20_box_20_Content_20_and_20_Subhead-outline1" style:display-name="3 Gray box Content and Sub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3__20_Gray_20_box_20_Content_20_and_20_Subhead-outline2" style:display-name="3 Gray box Content and Subhead-outline2" style:family="presentation" style:parent-style-name="_33__20_Gray_20_box_20_Content_20_and_20_Subhead-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3__20_Gray_20_box_20_Content_20_and_20_Subhead-outline3" style:display-name="3 Gray box Content and Subhead-outline3" style:family="presentation" style:parent-style-name="_33__20_Gray_20_box_20_Content_20_and_20_Subhead-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3__20_Gray_20_box_20_Content_20_and_20_Subhead-outline4" style:display-name="3 Gray box Content and Subhead-outline4" style:family="presentation" style:parent-style-name="_33__20_Gray_20_box_20_Content_20_and_20_Subhead-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3__20_Gray_20_box_20_Content_20_and_20_Subhead-outline5" style:display-name="3 Gray box Content and Subhead-outline5" style:family="presentation" style:parent-style-name="_33__20_Gray_20_box_20_Content_20_and_20_Subhead-outline4">
      <style:paragraph-properties fo:margin-top="0cm" fo:margin-bottom="0.1cm"/>
      <style:text-properties fo:font-size="20pt" style:font-size-asian="20pt" style:font-size-complex="20pt"/>
    </style:style>
    <style:style style:name="_33__20_Gray_20_box_20_Content_20_and_20_Subhead-outline6" style:display-name="3 Gray box Content and Subhead-outline6" style:family="presentation" style:parent-style-name="_33__20_Gray_20_box_20_Content_20_and_20_Subhead-outline5">
      <style:paragraph-properties fo:margin-top="0cm" fo:margin-bottom="0.1cm"/>
      <style:text-properties fo:font-size="20pt" style:font-size-asian="20pt" style:font-size-complex="20pt"/>
    </style:style>
    <style:style style:name="_33__20_Gray_20_box_20_Content_20_and_20_Subhead-outline7" style:display-name="3 Gray box Content and Subhead-outline7" style:family="presentation" style:parent-style-name="_33__20_Gray_20_box_20_Content_20_and_20_Subhead-outline6">
      <style:paragraph-properties fo:margin-top="0cm" fo:margin-bottom="0.1cm"/>
      <style:text-properties fo:font-size="20pt" style:font-size-asian="20pt" style:font-size-complex="20pt"/>
    </style:style>
    <style:style style:name="_33__20_Gray_20_box_20_Content_20_and_20_Subhead-outline8" style:display-name="3 Gray box Content and Subhead-outline8" style:family="presentation" style:parent-style-name="_33__20_Gray_20_box_20_Content_20_and_20_Subhead-outline7">
      <style:paragraph-properties fo:margin-top="0cm" fo:margin-bottom="0.1cm"/>
      <style:text-properties fo:font-size="20pt" style:font-size-asian="20pt" style:font-size-complex="20pt"/>
    </style:style>
    <style:style style:name="_33__20_Gray_20_box_20_Content_20_and_20_Subhead-outline9" style:display-name="3 Gray box Content and Subhead-outline9" style:family="presentation" style:parent-style-name="_33__20_Gray_20_box_20_Content_20_and_20_Subhead-outline8">
      <style:paragraph-properties fo:margin-top="0cm" fo:margin-bottom="0.1cm"/>
      <style:text-properties fo:font-size="20pt" style:font-size-asian="20pt" style:font-size-complex="20pt"/>
    </style:style>
    <style:style style:name="_33__20_Gray_20_box_20_Content_20_and_20_Subhead-subtitle" style:display-name="3 Gray box Content and Subhead-subtitle" style:family="presentation">
      <style:graphic-properties draw:stroke="none" draw:fill="none" draw:textarea-vertical-align="middle">
        <text:list-style style:name="_33__20_Gray_20_box_20_Content_20_and_20_Subhead-subtitle" style:display-name="3 Gray box Content and Subhea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Gray_20_box_20_Content_20_and_20_Subhead-title" style:display-name="3 Gray box Content and Subhead-title" style:family="presentation">
      <style:graphic-properties draw:stroke="none" draw:fill="none" draw:textarea-vertical-align="middle">
        <text:list-style style:name="_33__20_Gray_20_box_20_Content_20_and_20_Subhead-title" style:display-name="3 Gray box Content and Subhea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ase_20_Study-background" style:display-name="Case Study-background" style:family="presentation">
      <style:graphic-properties draw:stroke="none" draw:fill="solid" draw:fill-color="#ffffff"/>
      <style:text-properties style:letter-kerning="true"/>
    </style:style>
    <style:style style:name="Case_20_Study-backgroundobjects" style:display-name="Case Study-backgroundobjects" style:family="presentation">
      <style:graphic-properties draw:textarea-horizontal-align="justify" draw:shadow="hidden" draw:shadow-offset-x="0.2cm" draw:shadow-offset-y="0.2cm" draw:shadow-color="#808080"/>
      <style:text-properties style:letter-kerning="true"/>
    </style:style>
    <style:style style:name="Case_20_Study-notes" style:display-name="Case Stu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se_20_Study-outline1" style:display-name="Case Study-outline1" style:family="presentation">
      <style:graphic-properties draw:stroke="none" draw:fill="none" draw:auto-grow-height="false" draw:fit-to-size="shrink-to-fit">
        <text:list-style style:name="Case_20_Study-outline1" style:display-name="Case Stu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ase_20_Study-outline2" style:display-name="Case Study-outline2" style:family="presentation" style:parent-style-name="Case_20_Study-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ase_20_Study-outline3" style:display-name="Case Study-outline3" style:family="presentation" style:parent-style-name="Case_20_Study-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ase_20_Study-outline4" style:display-name="Case Study-outline4" style:family="presentation" style:parent-style-name="Case_20_Study-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ase_20_Study-outline5" style:display-name="Case Study-outline5" style:family="presentation" style:parent-style-name="Case_20_Study-outline4">
      <style:paragraph-properties fo:margin-top="0cm" fo:margin-bottom="0.1cm"/>
      <style:text-properties fo:font-size="20pt" style:font-size-asian="20pt" style:font-size-complex="20pt"/>
    </style:style>
    <style:style style:name="Case_20_Study-outline6" style:display-name="Case Study-outline6" style:family="presentation" style:parent-style-name="Case_20_Study-outline5">
      <style:paragraph-properties fo:margin-top="0cm" fo:margin-bottom="0.1cm"/>
      <style:text-properties fo:font-size="20pt" style:font-size-asian="20pt" style:font-size-complex="20pt"/>
    </style:style>
    <style:style style:name="Case_20_Study-outline7" style:display-name="Case Study-outline7" style:family="presentation" style:parent-style-name="Case_20_Study-outline6">
      <style:paragraph-properties fo:margin-top="0cm" fo:margin-bottom="0.1cm"/>
      <style:text-properties fo:font-size="20pt" style:font-size-asian="20pt" style:font-size-complex="20pt"/>
    </style:style>
    <style:style style:name="Case_20_Study-outline8" style:display-name="Case Study-outline8" style:family="presentation" style:parent-style-name="Case_20_Study-outline7">
      <style:paragraph-properties fo:margin-top="0cm" fo:margin-bottom="0.1cm"/>
      <style:text-properties fo:font-size="20pt" style:font-size-asian="20pt" style:font-size-complex="20pt"/>
    </style:style>
    <style:style style:name="Case_20_Study-outline9" style:display-name="Case Study-outline9" style:family="presentation" style:parent-style-name="Case_20_Study-outline8">
      <style:paragraph-properties fo:margin-top="0cm" fo:margin-bottom="0.1cm"/>
      <style:text-properties fo:font-size="20pt" style:font-size-asian="20pt" style:font-size-complex="20pt"/>
    </style:style>
    <style:style style:name="Case_20_Study-subtitle" style:display-name="Case Study-subtitle" style:family="presentation">
      <style:graphic-properties draw:stroke="none" draw:fill="none" draw:textarea-vertical-align="middle">
        <text:list-style style:name="Case_20_Study-subtitle" style:display-name="Case Stu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se_20_Study-title" style:display-name="Case Study-title" style:family="presentation">
      <style:graphic-properties draw:stroke="none" draw:fill="none" draw:textarea-vertical-align="middle">
        <text:list-style style:name="Case_20_Study-title" style:display-name="Case Stu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outline3" style:family="presentation" style:parent-style-name="Defaul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_20_1-outline3" style:display-name="Default 1-outline3" style:family="presentation" style:parent-style-name="Default_20_1-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Impact_20_1-background" style:display-name="Impact 1-background" style:family="presentation">
      <style:graphic-properties draw:stroke="none" draw:fill="solid" draw:fill-color="#ffffff"/>
      <style:text-properties style:letter-kerning="true"/>
    </style:style>
    <style:style style:name="Impact_20_1-backgroundobjects" style:display-name="Impact 1-backgroundobjects" style:family="presentation">
      <style:graphic-properties draw:textarea-horizontal-align="justify" draw:shadow="hidden" draw:shadow-offset-x="0.2cm" draw:shadow-offset-y="0.2cm" draw:shadow-color="#808080"/>
      <style:text-properties style:letter-kerning="true"/>
    </style:style>
    <style:style style:name="Impact_20_1-notes" style:display-name="Impac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act_20_1-outline1" style:display-name="Impact 1-outline1" style:family="presentation">
      <style:graphic-properties draw:stroke="none" draw:fill="none" draw:auto-grow-height="false" draw:fit-to-size="shrink-to-fit">
        <text:list-style style:name="Impact_20_1-outline1" style:display-name="Impac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Impact_20_1-outline2" style:display-name="Impact 1-outline2" style:family="presentation" style:parent-style-name="Impact_20_1-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mpact_20_1-outline3" style:display-name="Impact 1-outline3" style:family="presentation" style:parent-style-name="Impact_20_1-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mpact_20_1-outline4" style:display-name="Impact 1-outline4" style:family="presentation" style:parent-style-name="Impact_20_1-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Impact_20_1-outline5" style:display-name="Impact 1-outline5" style:family="presentation" style:parent-style-name="Impact_20_1-outline4">
      <style:paragraph-properties fo:margin-top="0cm" fo:margin-bottom="0.1cm"/>
      <style:text-properties fo:font-size="20pt" style:font-size-asian="20pt" style:font-size-complex="20pt"/>
    </style:style>
    <style:style style:name="Impact_20_1-outline6" style:display-name="Impact 1-outline6" style:family="presentation" style:parent-style-name="Impact_20_1-outline5">
      <style:paragraph-properties fo:margin-top="0cm" fo:margin-bottom="0.1cm"/>
      <style:text-properties fo:font-size="20pt" style:font-size-asian="20pt" style:font-size-complex="20pt"/>
    </style:style>
    <style:style style:name="Impact_20_1-outline7" style:display-name="Impact 1-outline7" style:family="presentation" style:parent-style-name="Impact_20_1-outline6">
      <style:paragraph-properties fo:margin-top="0cm" fo:margin-bottom="0.1cm"/>
      <style:text-properties fo:font-size="20pt" style:font-size-asian="20pt" style:font-size-complex="20pt"/>
    </style:style>
    <style:style style:name="Impact_20_1-outline8" style:display-name="Impact 1-outline8" style:family="presentation" style:parent-style-name="Impact_20_1-outline7">
      <style:paragraph-properties fo:margin-top="0cm" fo:margin-bottom="0.1cm"/>
      <style:text-properties fo:font-size="20pt" style:font-size-asian="20pt" style:font-size-complex="20pt"/>
    </style:style>
    <style:style style:name="Impact_20_1-outline9" style:display-name="Impact 1-outline9" style:family="presentation" style:parent-style-name="Impact_20_1-outline8">
      <style:paragraph-properties fo:margin-top="0cm" fo:margin-bottom="0.1cm"/>
      <style:text-properties fo:font-size="20pt" style:font-size-asian="20pt" style:font-size-complex="20pt"/>
    </style:style>
    <style:style style:name="Impact_20_1-subtitle" style:display-name="Impact 1-subtitle" style:family="presentation">
      <style:graphic-properties draw:stroke="none" draw:fill="none" draw:textarea-vertical-align="middle">
        <text:list-style style:name="Impact_20_1-subtitle" style:display-name="Impac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act_20_1-title" style:display-name="Impact 1-title" style:family="presentation">
      <style:graphic-properties draw:stroke="none" draw:fill="none" draw:textarea-vertical-align="middle">
        <text:list-style style:name="Impact_20_1-title" style:display-name="Impac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_20_2-outline3" style:display-name="Default 2-outline3" style:family="presentation" style:parent-style-name="Default_20_2-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_20_2-outline4" style:display-name="Default 2-outline4" style:family="presentation" style:parent-style-name="Default_20_2-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Only-background" style:display-name="Small Title Only-background" style:family="presentation">
      <style:graphic-properties draw:stroke="none" draw:fill="gradient"/>
      <style:text-properties style:letter-kerning="true"/>
    </style:style>
    <style:style style:name="Small_20_Title_20_Only-backgroundobjects" style:display-name="Small Title Only-backgroundobjects" style:family="presentation">
      <style:graphic-properties draw:textarea-horizontal-align="justify" draw:shadow="hidden" draw:shadow-offset-x="0.2cm" draw:shadow-offset-y="0.2cm" draw:shadow-color="#808080"/>
      <style:text-properties style:letter-kerning="true"/>
    </style:style>
    <style:style style:name="Small_20_Title_20_Only-notes" style:display-name="Small 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mall_20_Title_20_Only-outline1" style:display-name="Small Title Only-outline1" style:family="presentation">
      <style:graphic-properties draw:stroke="none" draw:fill="none" draw:auto-grow-height="false" draw:fit-to-size="shrink-to-fit">
        <text:list-style style:name="Small_20_Title_20_Only-outline1" style:display-name="Small 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2"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Only-outline2" style:display-name="Small Title Only-outline2" style:family="presentation" style:parent-style-name="Small_20_Title_20_Only-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mall_20_Title_20_Only-outline3" style:display-name="Small Title Only-outline3" style:family="presentation" style:parent-style-name="Small_20_Title_20_Only-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Only-outline4" style:display-name="Small Title Only-outline4" style:family="presentation" style:parent-style-name="Small_20_Title_20_Only-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2"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Only-outline5" style:display-name="Small Title Only-outline5" style:family="presentation" style:parent-style-name="Small_20_Title_20_Only-outline4">
      <style:paragraph-properties fo:margin-top="0cm" fo:margin-bottom="0.1cm"/>
      <style:text-properties fo:font-size="20pt" style:font-size-asian="20pt" style:font-size-complex="20pt"/>
    </style:style>
    <style:style style:name="Small_20_Title_20_Only-outline6" style:display-name="Small Title Only-outline6" style:family="presentation" style:parent-style-name="Small_20_Title_20_Only-outline5">
      <style:paragraph-properties fo:margin-top="0cm" fo:margin-bottom="0.1cm"/>
      <style:text-properties fo:font-size="20pt" style:font-size-asian="20pt" style:font-size-complex="20pt"/>
    </style:style>
    <style:style style:name="Small_20_Title_20_Only-outline7" style:display-name="Small Title Only-outline7" style:family="presentation" style:parent-style-name="Small_20_Title_20_Only-outline6">
      <style:paragraph-properties fo:margin-top="0cm" fo:margin-bottom="0.1cm"/>
      <style:text-properties fo:font-size="20pt" style:font-size-asian="20pt" style:font-size-complex="20pt"/>
    </style:style>
    <style:style style:name="Small_20_Title_20_Only-outline8" style:display-name="Small Title Only-outline8" style:family="presentation" style:parent-style-name="Small_20_Title_20_Only-outline7">
      <style:paragraph-properties fo:margin-top="0cm" fo:margin-bottom="0.1cm"/>
      <style:text-properties fo:font-size="20pt" style:font-size-asian="20pt" style:font-size-complex="20pt"/>
    </style:style>
    <style:style style:name="Small_20_Title_20_Only-outline9" style:display-name="Small Title Only-outline9" style:family="presentation" style:parent-style-name="Small_20_Title_20_Only-outline8">
      <style:paragraph-properties fo:margin-top="0cm" fo:margin-bottom="0.1cm"/>
      <style:text-properties fo:font-size="20pt" style:font-size-asian="20pt" style:font-size-complex="20pt"/>
    </style:style>
    <style:style style:name="Small_20_Title_20_Only-subtitle" style:display-name="Small Title Only-subtitle" style:family="presentation">
      <style:graphic-properties draw:stroke="none" draw:fill="none" draw:textarea-vertical-align="middle">
        <text:list-style style:name="Small_20_Title_20_Only-subtitle" style:display-name="Small 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mall_20_Title_20_Only-title" style:display-name="Small Title Only-title" style:family="presentation">
      <style:graphic-properties draw:stroke="none" draw:fill="none" draw:textarea-vertical-align="middle">
        <text:list-style style:name="Small_20_Title_20_Only-title" style:display-name="Small 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4.977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56cm, 0cm, 1.311cm, 0cm)" draw:image-opacity="100%" style:mirror="none"/>
    </style:style>
    <style:style style:name="Mgr5" style:family="graphic" style:parent-style-name="standard">
      <style:graphic-properties draw:stroke="none" svg:stroke-width="0.026cm" draw:stroke-linejoin="round" draw:fill="gradient" draw:fill-gradient-name="Gradient_20_8" draw:opacity-name="msTransGradient_20_1" draw:textarea-vertical-align="middle" draw:auto-grow-height="false" draw:fit-to-size="false" fo:padding-top="0.114cm" fo:padding-bottom="0.114cm" fo:padding-left="0.228cm" fo:padding-right="0.228cm" fo:wrap-option="wrap"/>
    </style:style>
    <style:style style:name="Mgr6" style:family="graphic" style:parent-style-name="standard">
      <style:graphic-properties draw:stroke="none" svg:stroke-width="0.026cm" draw:stroke-linejoin="round" draw:fill="gradient" draw:fill-gradient-name="Gradient_20_8" draw:opacity-name="msTransGradient_20_2" draw:textarea-vertical-align="middle" draw:auto-grow-height="false" draw:fit-to-size="false" fo:padding-top="0.114cm" fo:padding-bottom="0.114cm" fo:padding-left="0.228cm" fo:padding-right="0.228cm" fo:wrap-option="wrap"/>
    </style:style>
    <style:style style:name="Mgr7" style:family="graphic" style:parent-style-name="standard">
      <style:graphic-properties draw:stroke="none" svg:stroke-width="0.026cm" draw:stroke-linejoin="round" draw:fill="gradient" draw:fill-gradient-name="Gradient_20_8" draw:opacity-name="msTransGradient_20_3" draw:textarea-vertical-align="middle" draw:auto-grow-height="false" draw:fit-to-size="false" fo:padding-top="0.114cm" fo:padding-bottom="0.114cm" fo:padding-left="0.228cm" fo:padding-right="0.228cm" fo:wrap-option="wrap"/>
    </style:style>
    <style:style style:name="Mgr8" style:family="graphic" style:parent-style-name="standard">
      <style:graphic-properties draw:stroke="none" svg:stroke-width="0.026cm" draw:stroke-linejoin="round" draw:fill="gradient" draw:fill-gradient-name="Gradient_20_8" draw:opacity-name="msTransGradient_20_4" draw:textarea-vertical-align="middle" draw:auto-grow-height="false" draw:fit-to-size="false" fo:padding-top="0.114cm" fo:padding-bottom="0.114cm" fo:padding-left="0.228cm" fo:padding-right="0.228cm" fo:wrap-option="wrap"/>
    </style:style>
    <style:style style:name="Mgr9" style:family="graphic" style:parent-style-name="standard">
      <style:graphic-properties draw:stroke="none" svg:stroke-width="0.026cm" draw:stroke-linejoin="round" draw:fill="gradient" draw:fill-gradient-name="Gradient_20_8" draw:opacity-name="msTransGradient_20_5" draw:textarea-vertical-align="middle" draw:auto-grow-height="false" draw:fit-to-size="false" fo:padding-top="0.114cm" fo:padding-bottom="0.114cm" fo:padding-left="0.228cm" fo:padding-right="0.228cm" fo:wrap-option="wrap"/>
    </style:style>
    <style:style style:name="Mgr10" style:family="graphic" style:parent-style-name="standard">
      <style:graphic-properties draw:stroke="none" svg:stroke-width="0.026cm" draw:stroke-linejoin="round" draw:fill="gradient" draw:fill-gradient-name="Gradient_20_8" draw:opacity-name="msTransGradient_20_6" draw:textarea-vertical-align="middle" draw:auto-grow-height="false" draw:fit-to-size="false" fo:padding-top="0.114cm" fo:padding-bottom="0.114cm" fo:padding-left="0.228cm" fo:padding-right="0.228cm" fo:wrap-option="wrap"/>
    </style:style>
    <style:style style:name="Mgr11" style:family="graphic" style:parent-style-name="standard">
      <style:graphic-properties draw:stroke="none" svg:stroke-width="0.026cm" draw:stroke-linejoin="round" draw:fill="gradient" draw:fill-gradient-name="Gradient_20_8" draw:opacity-name="msTransGradient_20_7" draw:textarea-vertical-align="middle" draw:auto-grow-height="false" draw:fit-to-size="false" fo:padding-top="0.114cm" fo:padding-bottom="0.114cm" fo:padding-left="0.228cm" fo:padding-right="0.228cm" fo:wrap-option="wrap"/>
    </style:style>
    <style:style style:name="Mgr12" style:family="graphic" style:parent-style-name="standard">
      <style:graphic-properties draw:stroke="none" svg:stroke-width="0.026cm" draw:stroke-linejoin="round" draw:fill="gradient" draw:fill-gradient-name="Gradient_20_8" draw:opacity-name="msTransGradient_20_8" draw:textarea-vertical-align="middle" draw:auto-grow-height="false" draw:fit-to-size="false" fo:padding-top="0.114cm" fo:padding-bottom="0.114cm" fo:padding-left="0.228cm" fo:padding-right="0.228cm" fo:wrap-option="wrap"/>
    </style:style>
    <style:style style:name="Mgr13" style:family="graphic" style:parent-style-name="standard">
      <style:graphic-properties draw:stroke="none" svg:stroke-width="0.026cm" draw:stroke-linejoin="round" draw:fill="gradient" draw:fill-gradient-name="Gradient_20_8" draw:opacity-name="msTransGradient_20_9" draw:textarea-vertical-align="middle" draw:auto-grow-height="false" draw:fit-to-size="false" fo:padding-top="0.114cm" fo:padding-bottom="0.114cm" fo:padding-left="0.228cm" fo:padding-right="0.228cm" fo:wrap-option="wrap"/>
    </style:style>
    <style:style style:name="Mgr14" style:family="graphic" style:parent-style-name="standard">
      <style:graphic-properties draw:stroke="none" svg:stroke-width="0.026cm" draw:stroke-linejoin="round" draw:fill="gradient" draw:fill-gradient-name="Gradient_20_8" draw:opacity-name="msTransGradient_20_10" draw:textarea-vertical-align="middle" draw:auto-grow-height="false" draw:fit-to-size="false" fo:padding-top="0.114cm" fo:padding-bottom="0.114cm" fo:padding-left="0.228cm" fo:padding-right="0.228cm" fo:wrap-option="wrap"/>
    </style:style>
    <style:style style:name="Mgr15" style:family="graphic" style:parent-style-name="standard">
      <style:graphic-properties draw:stroke="none" svg:stroke-width="0.026cm" draw:stroke-linejoin="round" draw:fill="gradient" draw:fill-gradient-name="Gradient_20_8" draw:opacity-name="msTransGradient_20_11" draw:textarea-vertical-align="middle" draw:auto-grow-height="false" draw:fit-to-size="false" fo:padding-top="0.114cm" fo:padding-bottom="0.114cm" fo:padding-left="0.228cm" fo:padding-right="0.228cm" fo:wrap-option="wrap"/>
    </style:style>
    <style:style style:name="Mgr16" style:family="graphic" style:parent-style-name="standard">
      <style:graphic-properties draw:stroke="none" svg:stroke-width="0.026cm" draw:stroke-linejoin="round" draw:fill="gradient" draw:fill-gradient-name="Gradient_20_8" draw:opacity-name="msTransGradient_20_12" draw:textarea-vertical-align="middle" draw:auto-grow-height="false" draw:fit-to-size="false" fo:padding-top="0.114cm" fo:padding-bottom="0.114cm" fo:padding-left="0.228cm" fo:padding-right="0.228cm" fo:wrap-option="wrap"/>
    </style:style>
    <style:style style:name="Mgr17" style:family="graphic" style:parent-style-name="standard">
      <style:graphic-properties draw:stroke="none" svg:stroke-width="0.026cm" draw:stroke-linejoin="round" draw:fill="gradient" draw:fill-gradient-name="Gradient_20_8" draw:opacity-name="msTransGradient_20_13" draw:textarea-vertical-align="middle" draw:auto-grow-height="false" draw:fit-to-size="false" fo:padding-top="0.114cm" fo:padding-bottom="0.114cm" fo:padding-left="0.228cm" fo:padding-right="0.228cm" fo:wrap-option="wrap"/>
    </style:style>
    <style:style style:name="Mgr18" style:family="graphic" style:parent-style-name="standard">
      <style:graphic-properties draw:stroke="none" svg:stroke-width="0.026cm" draw:stroke-linejoin="round" draw:fill="gradient" draw:fill-gradient-name="Gradient_20_8" draw:opacity-name="msTransGradient_20_14" draw:textarea-vertical-align="middle" draw:auto-grow-height="false" draw:fit-to-size="false" fo:padding-top="0.114cm" fo:padding-bottom="0.114cm" fo:padding-left="0.228cm" fo:padding-right="0.228cm" fo:wrap-option="wrap"/>
    </style:style>
    <style:style style:name="Mgr19" style:family="graphic" style:parent-style-name="standard">
      <style:graphic-properties draw:stroke="none" svg:stroke-width="0.026cm" draw:stroke-linejoin="round" draw:fill="gradient" draw:fill-gradient-name="Gradient_20_8" draw:opacity-name="msTransGradient_20_15" draw:textarea-vertical-align="middle" draw:auto-grow-height="false" draw:fit-to-size="false" fo:padding-top="0.114cm" fo:padding-bottom="0.114cm" fo:padding-left="0.228cm" fo:padding-right="0.228cm" fo:wrap-option="wrap"/>
    </style:style>
    <style:style style:name="Mgr20" style:family="graphic" style:parent-style-name="standard">
      <style:graphic-properties draw:stroke="none" svg:stroke-width="0.035cm" draw:stroke-linejoin="miter" draw:fill="none" draw:textarea-vertical-align="top" draw:auto-grow-height="true" draw:fit-to-size="false" fo:padding-top="0.125cm" fo:padding-bottom="0.125cm" fo:padding-left="0.25cm" fo:padding-right="0.25cm" fo:wrap-option="wrap"/>
    </style:style>
    <style:style style:name="Mgr21" style:family="graphic" style:parent-style-name="standard">
      <style:graphic-properties draw:stroke="solid" svg:stroke-width="0.071cm" svg:stroke-color="#a6a6a6" draw:stroke-linejoin="round" draw:fill="solid" draw:fill-color="#003d6e" draw:textarea-horizontal-align="center" draw:textarea-vertical-align="top" draw:auto-grow-height="false" fo:padding-top="0.125cm" fo:padding-bottom="0.125cm" fo:padding-left="0.25cm" fo:padding-right="0.25cm" fo:wrap-option="wrap"/>
    </style:style>
    <style:style style:name="Mgr22" style:family="graphic" style:parent-style-name="standard">
      <style:graphic-properties draw:stroke="solid" svg:stroke-width="0.071cm" svg:stroke-color="#c0c0c0" draw:stroke-linejoin="round" draw:fill="solid" draw:fill-color="#003d6e" draw:textarea-horizontal-align="center" draw:textarea-vertical-align="top" draw:auto-grow-height="false" fo:padding-top="0.125cm" fo:padding-bottom="0.125cm" fo:padding-left="0.25cm" fo:padding-right="0.25cm" fo:wrap-option="wrap"/>
    </style:style>
    <style:style style:name="Mgr23" style:family="graphic" style:parent-style-name="standard">
      <style:graphic-properties draw:stroke="none" svg:stroke-width="0cm" draw:fill="none" draw:textarea-vertical-align="bottom" draw:auto-grow-height="true" draw:fit-to-size="false" fo:padding-top="0cm" fo:padding-bottom="0cm" fo:padding-left="0cm" fo:padding-right="0cm" fo:wrap-option="wrap"/>
    </style:style>
    <style:style style:name="Mgr24" style:family="graphic" style:parent-style-name="standard">
      <style:graphic-properties draw:stroke="none" svg:stroke-width="0.026cm" draw:stroke-linejoin="round" draw:fill="gradient" draw:fill-gradient-name="Gradient_20_8" draw:opacity-name="msTransGradient_20_16" draw:textarea-vertical-align="middle" draw:auto-grow-height="false" draw:fit-to-size="false" fo:padding-top="0.114cm" fo:padding-bottom="0.114cm" fo:padding-left="0.228cm" fo:padding-right="0.228cm" fo:wrap-option="wrap"/>
    </style:style>
    <style:style style:name="Mgr25" style:family="graphic" style:parent-style-name="standard">
      <style:graphic-properties draw:stroke="none" svg:stroke-width="0.035cm" draw:stroke-linejoin="miter" draw:fill="solid" draw:fill-color="#ffffff" draw:textarea-vertical-align="middle" draw:auto-grow-height="false" draw:fit-to-size="false" fo:padding-top="0.125cm" fo:padding-bottom="0.125cm" fo:padding-left="0.25cm" fo:padding-right="0.25cm" fo:wrap-option="no-wrap"/>
    </style:style>
    <style:style style:name="Mgr26" style:family="graphic" style:parent-style-name="standard">
      <style:graphic-properties draw:stroke="none" svg:stroke-width="0.026cm" draw:stroke-linejoin="round" draw:fill="gradient" draw:fill-gradient-name="Gradient_20_13" draw:opacity-name="msTransGradient_20_17" draw:textarea-vertical-align="middle" draw:auto-grow-height="false" draw:fit-to-size="false" fo:padding-top="0.114cm" fo:padding-bottom="0.114cm" fo:padding-left="0.228cm" fo:padding-right="0.228cm" fo:wrap-option="wrap"/>
    </style:style>
    <style:style style:name="Mgr2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42cm, 12.334cm, 1.88cm, 0cm)" draw:image-opacity="100%" style:mirror="none"/>
    </style:style>
    <style:style style:name="Mgr28" style:family="graphic" style:parent-style-name="standard">
      <style:graphic-properties draw:stroke="none" svg:stroke-width="0.026cm" draw:stroke-linejoin="round" draw:fill="gradient" draw:fill-gradient-name="Gradient_20_14" draw:opacity-name="msTransGradient_20_18" draw:textarea-vertical-align="middle" draw:auto-grow-height="false" draw:fit-to-size="false" fo:padding-top="0.114cm" fo:padding-bottom="0.114cm" fo:padding-left="0.228cm" fo:padding-right="0.228cm" fo:wrap-option="wrap"/>
    </style:style>
    <style:style style:name="Mgr29" style:family="graphic" style:parent-style-name="standard">
      <style:graphic-properties draw:stroke="none" svg:stroke-width="0.026cm" draw:stroke-linejoin="round" draw:fill="gradient" draw:fill-gradient-name="Gradient_20_14" draw:opacity-name="msTransGradient_20_19" draw:textarea-vertical-align="middle" draw:auto-grow-height="false" draw:fit-to-size="false" fo:padding-top="0.114cm" fo:padding-bottom="0.114cm" fo:padding-left="0.228cm" fo:padding-right="0.228cm" fo:wrap-option="wrap"/>
    </style:style>
    <style:style style:name="Mgr30" style:family="graphic" style:parent-style-name="standard">
      <style:graphic-properties draw:stroke="none" svg:stroke-width="0.026cm" draw:stroke-linejoin="round" draw:fill="gradient" draw:fill-gradient-name="Gradient_20_8" draw:opacity-name="msTransGradient_20_20" draw:textarea-vertical-align="middle" draw:auto-grow-height="false" draw:fit-to-size="false" fo:padding-top="0.114cm" fo:padding-bottom="0.114cm" fo:padding-left="0.228cm" fo:padding-right="0.228cm" fo:wrap-option="wrap"/>
    </style:style>
    <style:style style:name="Mpr1" style:family="presentation" style:parent-style-name="Title_20_Slide-title">
      <style:graphic-properties draw:stroke="none" svg:stroke-width="0cm" draw:stroke-linejoin="miter"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wo_20_Column_20_55_20__2f__20_3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Two_20_Column_20_55_20__2f__20_35-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6" style:family="presentation" style:parent-style-name="Two_20_Column_20_55_20__2f__20_35-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7" style:family="presentation" style:parent-style-name="Two_20_Column_20_55_20__2f__20_35-backgroundobjects">
      <style:graphic-properties draw:stroke="none" draw:fill="none" draw:fill-color="#ffffff" draw:auto-grow-height="false" fo:min-height="1.485cm"/>
    </style:style>
    <style:style style:name="Mpr8" style:family="presentation" style:parent-style-name="Two_20_Column_20_55_20__2f__20_35-backgroundobjects">
      <style:graphic-properties draw:stroke="none" draw:fill="none" draw:fill-color="#ffffff" draw:textarea-vertical-align="bottom" draw:auto-grow-height="false" fo:min-height="1.485cm"/>
    </style:style>
    <style:style style:name="Mpr9" style:family="presentation" style:parent-style-name="Section_20_Header-outline1">
      <style:graphic-properties draw:stroke="none" svg:stroke-width="0.026cm" draw:stroke-linejoin="miter" draw:fill="none" draw:textarea-vertical-align="top" draw:auto-grow-height="false" draw:fit-to-size="false" fo:min-height="11.049cm" fo:padding-top="0.254cm" fo:padding-bottom="0.254cm" fo:padding-left="0.508cm" fo:padding-right="0.508cm" fo:wrap-option="wrap"/>
    </style:style>
    <style:style style:name="Mpr10" style:family="presentation" style:parent-style-name="Section_20_Header-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11" style:family="presentation" style:parent-style-name="Section_20_Header-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Title_20_and_20_Content-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15" style:family="presentation" style:parent-style-name="Title_20_and_20_Content-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1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7" style:family="presentation" style:parent-style-name="Title_20_and_20_Content-backgroundobjects">
      <style:graphic-properties draw:stroke="none" draw:fill="none" draw:fill-color="#ffffff" draw:auto-grow-height="false" fo:min-height="1.248cm"/>
    </style:style>
    <style:style style:name="Mpr18" style:family="presentation" style:parent-style-name="Title_20_and_20_Content-backgroundobjects">
      <style:graphic-properties draw:stroke="none" draw:fill="none" draw:fill-color="#ffffff" draw:textarea-vertical-align="bottom" draw:auto-grow-height="false" fo:min-height="1.248cm"/>
    </style:style>
    <style:style style:name="Mpr19"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Title_20_Only-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21" style:family="presentation" style:parent-style-name="Title_20_Only-backgroundobjects">
      <style:graphic-properties draw:stroke="none" draw:fill="none" draw:fill-color="#ffffff" draw:auto-grow-height="false" fo:min-height="1.248cm"/>
    </style:style>
    <style:style style:name="Mpr22" style:family="presentation" style:parent-style-name="Title_20_Only-backgroundobjects">
      <style:graphic-properties draw:stroke="none" draw:fill="none" draw:fill-color="#ffffff" draw:textarea-vertical-align="bottom" draw:auto-grow-height="false" fo:min-height="1.248cm"/>
    </style:style>
    <style:style style:name="Mpr23" style:family="presentation" style:parent-style-name="Two_20_Column_20_45_2f_4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Two_20_Column_20_45_2f_45-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25" style:family="presentation" style:parent-style-name="Two_20_Column_20_45_2f_45-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26" style:family="presentation" style:parent-style-name="Two_20_Column_20_45_2f_45-backgroundobjects">
      <style:graphic-properties draw:stroke="none" draw:fill="none" draw:fill-color="#ffffff" draw:auto-grow-height="false" fo:min-height="1.248cm"/>
    </style:style>
    <style:style style:name="Mpr27" style:family="presentation" style:parent-style-name="Two_20_Column_20_45_2f_45-backgroundobjects">
      <style:graphic-properties draw:stroke="none" draw:fill="none" draw:fill-color="#ffffff" draw:textarea-vertical-align="bottom" draw:auto-grow-height="false" fo:min-height="1.248cm"/>
    </style:style>
    <style:style style:name="Mpr28" style:family="presentation" style:parent-style-name="Two_20_Column_20_35_20__2f__20_5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9" style:family="presentation" style:parent-style-name="Two_20_Column_20_35_20__2f__20_55-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30" style:family="presentation" style:parent-style-name="Two_20_Column_20_35_20__2f__20_55-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31" style:family="presentation" style:parent-style-name="Two_20_Column_20_35_20__2f__20_55-backgroundobjects">
      <style:graphic-properties draw:stroke="none" draw:fill="none" draw:fill-color="#ffffff" draw:auto-grow-height="false" fo:min-height="1.248cm"/>
    </style:style>
    <style:style style:name="Mpr32" style:family="presentation" style:parent-style-name="Two_20_Column_20_35_20__2f__20_55-backgroundobjects">
      <style:graphic-properties draw:stroke="none" draw:fill="none" draw:fill-color="#ffffff" draw:textarea-vertical-align="bottom" draw:auto-grow-height="false" fo:min-height="1.248cm"/>
    </style:style>
    <style:style style:name="Mpr33" style:family="presentation" style:parent-style-name="Small_20_Title_20_Content-title">
      <style:graphic-properties draw:stroke="none" svg:stroke-width="0cm" draw:fill="none" draw:textarea-horizontal-align="center" draw:textarea-vertical-align="bottom" draw:auto-grow-height="false" draw:fit-to-size="shrink-to-fit" fo:min-height="3.181cm" fo:padding-top="0.127cm" fo:padding-bottom="0.127cm" fo:padding-left="0.508cm" fo:padding-right="0.508cm" fo:wrap-option="wrap"/>
    </style:style>
    <style:style style:name="Mpr34" style:family="presentation" style:parent-style-name="Small_20_Title_20_Content-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35" style:family="presentation" style:parent-style-name="Small_20_Title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6" style:family="presentation" style:parent-style-name="Small_20_Title_20_Content-backgroundobjects">
      <style:graphic-properties draw:stroke="none" draw:fill="none" draw:fill-color="#ffffff" draw:auto-grow-height="false" fo:min-height="1.248cm"/>
    </style:style>
    <style:style style:name="Mpr37" style:family="presentation" style:parent-style-name="Small_20_Title_20_Content-backgroundobjects">
      <style:graphic-properties draw:stroke="none" draw:fill="none" draw:fill-color="#ffffff" draw:textarea-vertical-align="bottom" draw:auto-grow-height="false" fo:min-height="1.248cm"/>
    </style:style>
    <style:style style:name="Mpr38" style:family="presentation" style:parent-style-name="Title_20_Subhead_20_and_20_Content_20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9" style:family="presentation" style:parent-style-name="Title_20_Subhead_20_and_20_Content_20_-outline1">
      <style:graphic-properties draw:stroke="none" svg:stroke-width="0.026cm" draw:stroke-linejoin="miter" draw:fill="none" draw:textarea-vertical-align="middle" draw:auto-grow-height="false" draw:fit-to-size="false" fo:min-height="11.049cm" fo:padding-top="0.254cm" fo:padding-bottom="0.254cm" fo:padding-left="0.508cm" fo:padding-right="0.508cm" fo:wrap-option="wrap"/>
    </style:style>
    <style:style style:name="Mpr40" style:family="presentation" style:parent-style-name="Title_20_Subhead_20_and_20_Content_20_-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41" style:family="presentation" style:parent-style-name="Title_20_Subhead_20_and_20_Content_20_-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42" style:family="presentation" style:parent-style-name="Title_20_Subhead_20_and_20_Content_20_-backgroundobjects">
      <style:graphic-properties draw:stroke="none" draw:fill="none" draw:fill-color="#ffffff" draw:auto-grow-height="false" fo:min-height="1.248cm"/>
    </style:style>
    <style:style style:name="Mpr43" style:family="presentation" style:parent-style-name="Title_20_Subhead_20_and_20_Content_20_-backgroundobjects">
      <style:graphic-properties draw:stroke="none" draw:fill="none" draw:fill-color="#ffffff" draw:textarea-vertical-align="bottom" draw:auto-grow-height="false" fo:min-height="1.248cm"/>
    </style:style>
    <style:style style:name="Mpr44" style:family="presentation" style:parent-style-name="Comparis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5" style:family="presentation" style:parent-style-name="Comparison-outline1">
      <style:graphic-properties draw:stroke="none" svg:stroke-width="0.026cm" draw:stroke-linejoin="miter" draw:fill="none" draw:textarea-vertical-align="middle" draw:auto-grow-height="false" draw:fit-to-size="false" fo:min-height="11.049cm" fo:padding-top="0.254cm" fo:padding-bottom="0.254cm" fo:padding-left="0.508cm" fo:padding-right="0.508cm" fo:wrap-option="wrap"/>
    </style:style>
    <style:style style:name="Mpr46" style:family="presentation" style:parent-style-name="Comparison-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47" style:family="presentation" style:parent-style-name="Comparison-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48" style:family="presentation" style:parent-style-name="Comparison-backgroundobjects">
      <style:graphic-properties draw:stroke="none" draw:fill="none" draw:fill-color="#ffffff" draw:auto-grow-height="false" fo:min-height="1.248cm"/>
    </style:style>
    <style:style style:name="Mpr49" style:family="presentation" style:parent-style-name="Comparison-backgroundobjects">
      <style:graphic-properties draw:stroke="none" draw:fill="none" draw:fill-color="#ffffff" draw:textarea-vertical-align="bottom" draw:auto-grow-height="false" fo:min-height="1.248cm"/>
    </style:style>
    <style:style style:name="Mpr50" style:family="presentation" style:parent-style-name="Code_20_Snippet-title">
      <style:graphic-properties draw:stroke="none" svg:stroke-width="0cm" draw:fill="none" draw:textarea-horizontal-align="center" draw:textarea-vertical-align="bottom" draw:auto-grow-height="false" draw:fit-to-size="shrink-to-fit" fo:min-height="3.181cm" fo:padding-top="0.127cm" fo:padding-bottom="0.127cm" fo:padding-left="0.508cm" fo:padding-right="0.508cm" fo:wrap-option="wrap"/>
    </style:style>
    <style:style style:name="Mpr51" style:family="presentation" style:parent-style-name="Code_20_Snippet-outline1">
      <style:graphic-properties draw:stroke="solid" svg:stroke-width="0.035cm" svg:stroke-color="#000000" draw:stroke-linejoin="miter" draw:fill="solid" draw:fill-color="#ffffff" draw:textarea-vertical-align="top" draw:auto-grow-height="false" draw:fit-to-size="false" fo:min-height="11.049cm" fo:padding-top="0.254cm" fo:padding-bottom="0.254cm" fo:padding-left="0.508cm" fo:padding-right="0.508cm" fo:wrap-option="wrap"/>
    </style:style>
    <style:style style:name="Mpr52" style:family="presentation" style:parent-style-name="Code_20_Snippe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3" style:family="presentation" style:parent-style-name="Code_20_Snippet-backgroundobjects">
      <style:graphic-properties draw:stroke="none" draw:fill="none" draw:fill-color="#ffffff" draw:auto-grow-height="false" fo:min-height="1.248cm"/>
    </style:style>
    <style:style style:name="Mpr54" style:family="presentation" style:parent-style-name="Code_20_Snippet-backgroundobjects">
      <style:graphic-properties draw:stroke="none" draw:fill="none" draw:fill-color="#ffffff" draw:textarea-vertical-align="bottom" draw:auto-grow-height="false" fo:min-height="1.248cm"/>
    </style:style>
    <style:style style:name="Mpr55"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6" style:family="presentation" style:parent-style-name="Blank-backgroundobjects">
      <style:graphic-properties draw:stroke="none" draw:fill="none" draw:fill-color="#ffffff" draw:auto-grow-height="false" fo:min-height="1.248cm"/>
    </style:style>
    <style:style style:name="Mpr57" style:family="presentation" style:parent-style-name="Blank-backgroundobjects">
      <style:graphic-properties draw:stroke="none" draw:fill="none" draw:fill-color="#ffffff" draw:textarea-vertical-align="bottom" draw:auto-grow-height="false" fo:min-height="1.248cm"/>
    </style:style>
    <style:style style:name="Mpr58" style:family="presentation" style:parent-style-name="_31__20_Gray_20_box_20_Content_20_and_20_Subhead-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9" style:family="presentation" style:parent-style-name="_31__20_Gray_20_box_20_Content_20_and_20_Subhead-outline1">
      <style:graphic-properties draw:stroke="none" svg:stroke-width="0.026cm" draw:stroke-linejoin="miter" draw:fill="none" draw:textarea-vertical-align="bottom" draw:auto-grow-height="false" draw:fit-to-size="false" fo:min-height="11.049cm" fo:padding-top="0.254cm" fo:padding-bottom="0.254cm" fo:padding-left="0.508cm" fo:padding-right="0.508cm" fo:wrap-option="wrap"/>
    </style:style>
    <style:style style:name="Mpr60" style:family="presentation" style:parent-style-name="_31__20_Gray_20_box_20_Content_20_and_20_Subhead-outline1">
      <style:graphic-properties draw:stroke="none" svg:stroke-width="0.026cm" draw:stroke-linejoin="miter" draw:fill="solid" draw:fill-color="#c0c0bc" draw:textarea-vertical-align="top" draw:auto-grow-height="false" draw:fit-to-size="false" fo:min-height="11.049cm" fo:padding-top="0.254cm" fo:padding-bottom="0.254cm" fo:padding-left="0.508cm" fo:padding-right="0.508cm" fo:wrap-option="wrap"/>
    </style:style>
    <style:style style:name="Mpr61" style:family="presentation" style:parent-style-name="_31__20_Gray_20_box_20_Content_20_and_20_Subhead-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62" style:family="presentation" style:parent-style-name="_31__20_Gray_20_box_20_Content_20_and_20_Subhead-backgroundobjects">
      <style:graphic-properties draw:stroke="none" draw:fill="none" draw:fill-color="#ffffff" draw:auto-grow-height="false" fo:min-height="1.248cm"/>
    </style:style>
    <style:style style:name="Mpr63" style:family="presentation" style:parent-style-name="_31__20_Gray_20_box_20_Content_20_and_20_Subhead-backgroundobjects">
      <style:graphic-properties draw:stroke="none" draw:fill="none" draw:fill-color="#ffffff" draw:textarea-vertical-align="bottom" draw:auto-grow-height="false" fo:min-height="1.248cm"/>
    </style:style>
    <style:style style:name="Mpr64" style:family="presentation" style:parent-style-name="_32__20_Gray_20_box_20_Content_20_and_20_Subhead-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5" style:family="presentation" style:parent-style-name="_32__20_Gray_20_box_20_Content_20_and_20_Subhead-outline1">
      <style:graphic-properties draw:stroke="none" svg:stroke-width="0.026cm" draw:stroke-linejoin="miter" draw:fill="none" draw:textarea-vertical-align="bottom" draw:auto-grow-height="false" draw:fit-to-size="false" fo:min-height="11.049cm" fo:padding-top="0.254cm" fo:padding-bottom="0.254cm" fo:padding-left="0.508cm" fo:padding-right="0.508cm" fo:wrap-option="wrap"/>
    </style:style>
    <style:style style:name="Mpr66" style:family="presentation" style:parent-style-name="_32__20_Gray_20_box_20_Content_20_and_20_Subhead-outline1">
      <style:graphic-properties draw:stroke="none" svg:stroke-width="0.026cm" draw:stroke-linejoin="miter" draw:fill="solid" draw:fill-color="#c0c0bc" draw:textarea-vertical-align="top" draw:auto-grow-height="false" draw:fit-to-size="shrink-to-fit" fo:min-height="11.049cm" fo:padding-top="0.254cm" fo:padding-bottom="0.254cm" fo:padding-left="0.508cm" fo:padding-right="0.508cm" fo:wrap-option="wrap"/>
    </style:style>
    <style:style style:name="Mpr67" style:family="presentation" style:parent-style-name="_32__20_Gray_20_box_20_Content_20_and_20_Subhead-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68" style:family="presentation" style:parent-style-name="_32__20_Gray_20_box_20_Content_20_and_20_Subhead-backgroundobjects">
      <style:graphic-properties draw:stroke="none" draw:fill="none" draw:fill-color="#ffffff" draw:auto-grow-height="false" fo:min-height="1.248cm"/>
    </style:style>
    <style:style style:name="Mpr69" style:family="presentation" style:parent-style-name="_32__20_Gray_20_box_20_Content_20_and_20_Subhead-backgroundobjects">
      <style:graphic-properties draw:stroke="none" draw:fill="none" draw:fill-color="#ffffff" draw:textarea-vertical-align="bottom" draw:auto-grow-height="false" fo:min-height="1.248cm"/>
    </style:style>
    <style:style style:name="Mpr70" style:family="presentation" style:parent-style-name="_33__20_Gray_20_box_20_Content_20_and_20_Subhead-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1" style:family="presentation" style:parent-style-name="_33__20_Gray_20_box_20_Content_20_and_20_Subhead-outline1">
      <style:graphic-properties draw:stroke="none" svg:stroke-width="0.026cm" draw:stroke-linejoin="miter" draw:fill="none" draw:textarea-vertical-align="bottom" draw:auto-grow-height="false" draw:fit-to-size="false" fo:min-height="11.049cm" fo:padding-top="0.254cm" fo:padding-bottom="0.254cm" fo:padding-left="0.508cm" fo:padding-right="0.508cm" fo:wrap-option="wrap"/>
    </style:style>
    <style:style style:name="Mpr72" style:family="presentation" style:parent-style-name="_33__20_Gray_20_box_20_Content_20_and_20_Subhead-outline1">
      <style:graphic-properties draw:stroke="none" svg:stroke-width="0.026cm" draw:stroke-linejoin="miter" draw:fill="solid" draw:fill-color="#c0c0bc" draw:textarea-vertical-align="top" draw:auto-grow-height="false" draw:fit-to-size="shrink-to-fit" fo:min-height="11.049cm" fo:padding-top="0.254cm" fo:padding-bottom="0.254cm" fo:padding-left="0.508cm" fo:padding-right="0.508cm" fo:wrap-option="wrap"/>
    </style:style>
    <style:style style:name="Mpr73" style:family="presentation" style:parent-style-name="_33__20_Gray_20_box_20_Content_20_and_20_Subhead-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74" style:family="presentation" style:parent-style-name="_33__20_Gray_20_box_20_Content_20_and_20_Subhead-backgroundobjects">
      <style:graphic-properties draw:stroke="none" draw:fill="none" draw:fill-color="#ffffff" draw:auto-grow-height="false" fo:min-height="1.248cm"/>
    </style:style>
    <style:style style:name="Mpr75" style:family="presentation" style:parent-style-name="_33__20_Gray_20_box_20_Content_20_and_20_Subhead-backgroundobjects">
      <style:graphic-properties draw:stroke="none" draw:fill="none" draw:fill-color="#ffffff" draw:textarea-vertical-align="bottom" draw:auto-grow-height="false" fo:min-height="1.248cm"/>
    </style:style>
    <style:style style:name="Mpr76" style:family="presentation" style:parent-style-name="Case_20_Study-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77" style:family="presentation" style:parent-style-name="Case_20_Study-outline1">
      <style:graphic-properties draw:stroke="none" svg:stroke-width="0.026cm" draw:stroke-linejoin="miter" draw:fill="none" draw:textarea-vertical-align="middle" draw:auto-grow-height="false" draw:fit-to-size="false" fo:min-height="11.049cm" fo:padding-top="0.254cm" fo:padding-bottom="0.254cm" fo:padding-left="0.508cm" fo:padding-right="0.508cm" fo:wrap-option="wrap"/>
    </style:style>
    <style:style style:name="Mpr78" style:family="presentation" style:parent-style-name="Case_20_Study-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79" style:family="presentation" style:parent-style-name="Case_20_Study-outline1">
      <style:graphic-properties draw:stroke="none" svg:stroke-width="0.026cm" draw:stroke-linejoin="miter" draw:fill="none" draw:textarea-vertical-align="top" draw:auto-grow-height="false" draw:fit-to-size="shrink-to-fit" fo:min-height="11.049cm" fo:padding-top="0.127cm" fo:padding-bottom="0.254cm" fo:padding-left="0.508cm" fo:padding-right="0.508cm" fo:wrap-option="wrap"/>
    </style:style>
    <style:style style:name="Mpr80" style:family="presentation" style:parent-style-name="Case_20_Study-outline1">
      <style:graphic-properties draw:stroke="none" svg:stroke-width="0.026cm" draw:stroke-linejoin="miter" draw:fill="none" draw:textarea-vertical-align="bottom" draw:auto-grow-height="false" draw:fit-to-size="shrink-to-fit" fo:min-height="11.049cm" fo:padding-top="0.127cm" fo:padding-bottom="0.254cm" fo:padding-left="0.508cm" fo:padding-right="0.508cm" fo:wrap-option="wrap"/>
    </style:style>
    <style:style style:name="Mpr81" style:family="presentation" style:parent-style-name="Case_20_Study-outline1">
      <style:graphic-properties draw:stroke="none" svg:stroke-width="0.026cm" draw:stroke-linejoin="miter" draw:fill="none" draw:textarea-vertical-align="bottom" draw:auto-grow-height="false" draw:fit-to-size="false" fo:min-height="11.049cm" fo:padding-top="0cm" fo:padding-bottom="0cm" fo:padding-left="0cm" fo:padding-right="0cm" fo:wrap-option="wrap"/>
    </style:style>
    <style:style style:name="Mpr82" style:family="presentation" style:parent-style-name="Case_20_Stud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3" style:family="presentation" style:parent-style-name="Case_20_Study-backgroundobjects">
      <style:graphic-properties draw:stroke="none" draw:fill="none" draw:fill-color="#ffffff" draw:auto-grow-height="false" fo:min-height="1.248cm"/>
    </style:style>
    <style:style style:name="Mpr84" style:family="presentation" style:parent-style-name="Case_20_Study-backgroundobjects">
      <style:graphic-properties draw:stroke="none" draw:fill="none" draw:fill-color="#ffffff" draw:textarea-vertical-align="bottom" draw:auto-grow-height="false" fo:min-height="1.248cm"/>
    </style:style>
    <style:style style:name="Mpr85" style:family="presentation" style:parent-style-name="Default-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86" style:family="presentation" style:parent-style-name="Defau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7" style:family="presentation" style:parent-style-name="Default-backgroundobjects">
      <style:graphic-properties draw:stroke="none" draw:fill="none" draw:fill-color="#ffffff" draw:auto-grow-height="false" fo:min-height="1.248cm"/>
    </style:style>
    <style:style style:name="Mpr88" style:family="presentation" style:parent-style-name="Default-backgroundobjects">
      <style:graphic-properties draw:stroke="none" draw:fill="none" draw:fill-color="#ffffff" draw:textarea-vertical-align="bottom" draw:auto-grow-height="false" fo:min-height="1.248cm"/>
    </style:style>
    <style:style style:name="Mpr89" style:family="presentation" style:parent-style-name="Default_20_1-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90" style:family="presentation" style:parent-style-name="Default_20_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1" style:family="presentation" style:parent-style-name="Default_20_1-backgroundobjects">
      <style:graphic-properties draw:stroke="none" draw:fill="none" draw:fill-color="#ffffff" draw:auto-grow-height="false" fo:min-height="1.248cm"/>
    </style:style>
    <style:style style:name="Mpr92" style:family="presentation" style:parent-style-name="Default_20_1-backgroundobjects">
      <style:graphic-properties draw:stroke="none" draw:fill="none" draw:fill-color="#ffffff" draw:textarea-vertical-align="bottom" draw:auto-grow-height="false" fo:min-height="1.248cm"/>
    </style:style>
    <style:style style:name="Mpr93" style:family="presentation" style:parent-style-name="Impact_20_1-outline1">
      <style:graphic-properties draw:stroke="none" svg:stroke-width="0.026cm" draw:stroke-linejoin="miter" draw:fill="none" draw:textarea-vertical-align="middle" draw:auto-grow-height="false" draw:fit-to-size="false" fo:min-height="11.049cm" fo:padding-top="0.127cm" fo:padding-bottom="0.127cm" fo:padding-left="0.254cm" fo:padding-right="0.254cm" fo:wrap-option="wrap"/>
    </style:style>
    <style:style style:name="Mpr94" style:family="presentation" style:parent-style-name="Impact_20_1-backgroundobjects">
      <style:graphic-properties draw:stroke="none" draw:fill="none" draw:fill-color="#ffffff" draw:auto-grow-height="false" fo:min-height="1.248cm"/>
    </style:style>
    <style:style style:name="Mpr95" style:family="presentation" style:parent-style-name="Impact_20_1-backgroundobjects">
      <style:graphic-properties draw:stroke="none" draw:fill="none" draw:fill-color="#ffffff" draw:textarea-vertical-align="bottom" draw:auto-grow-height="false" fo:min-height="1.248cm"/>
    </style:style>
    <style:style style:name="Mpr96" style:family="presentation" style:parent-style-name="Default_20_2-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97" style:family="presentation" style:parent-style-name="Default_20_2-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98" style:family="presentation" style:parent-style-name="Default_20_2-backgroundobjects">
      <style:graphic-properties draw:stroke="none" draw:fill="none" draw:fill-color="#ffffff" draw:auto-grow-height="false" fo:min-height="1.248cm"/>
    </style:style>
    <style:style style:name="Mpr99" style:family="presentation" style:parent-style-name="Default_20_2-backgroundobjects">
      <style:graphic-properties draw:stroke="none" draw:fill="none" draw:fill-color="#ffffff" draw:textarea-vertical-align="bottom" draw:auto-grow-height="false" fo:min-height="1.248cm"/>
    </style:style>
    <style:style style:name="Mpr100" style:family="presentation" style:parent-style-name="Small_20_Title_20_Only-title">
      <style:graphic-properties draw:stroke="none" svg:stroke-width="0cm" draw:fill="none" draw:textarea-horizontal-align="center" draw:textarea-vertical-align="bottom" draw:auto-grow-height="false" draw:fit-to-size="shrink-to-fit" fo:min-height="3.181cm" fo:padding-top="0.127cm" fo:padding-bottom="0.127cm" fo:padding-left="0.508cm" fo:padding-right="0.508cm" fo:wrap-option="wrap"/>
    </style:style>
    <style:style style:name="Mpr101" style:family="presentation" style:parent-style-name="Small_20_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2" style:family="presentation" style:parent-style-name="Small_20_Title_20_Only-backgroundobjects">
      <style:graphic-properties draw:stroke="none" draw:fill="none" draw:fill-color="#ffffff" draw:auto-grow-height="false" fo:min-height="1.248cm"/>
    </style:style>
    <style:style style:name="Mpr103" style:family="presentation" style:parent-style-name="Small_20_Title_20_Only-backgroundobjects">
      <style:graphic-properties draw:stroke="none" draw:fill="none" draw:fill-color="#ffffff" draw:textarea-vertical-align="bottom" draw:auto-grow-height="false" fo:min-height="1.24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style>
    <style:style style:name="MP5" style:family="paragraph">
      <style:paragraph-properties fo:text-align="start" style:font-independent-line-spacing="true"/>
      <style:text-properties fo:font-size="32pt"/>
    </style:style>
    <style:style style:name="MP6" style:family="paragraph">
      <style:paragraph-properties fo:text-align="start" style:font-independent-line-spacing="true"/>
      <style:text-properties fo:font-size="18pt"/>
    </style:style>
    <style:style style:name="MP7" style:family="paragraph">
      <style:paragraph-properties fo:margin-top="0.212cm" fo:margin-bottom="0cm" fo:line-height="100%" fo:text-align="start" style:writing-mode="lr-tb"/>
      <style:text-properties fo:font-size="12pt" style:font-size-asian="14pt" style:font-size-complex="14pt"/>
    </style:style>
    <style:style style:name="MP8" style:family="paragraph">
      <style:paragraph-properties fo:text-align="start" style:font-independent-line-spacing="true"/>
      <style:text-properties fo:font-size="12pt" style:font-size-asian="14pt" style:font-size-complex="14pt"/>
    </style:style>
    <style:style style:name="MP9" style:family="paragraph">
      <style:paragraph-properties fo:margin-top="0.212cm" fo:margin-bottom="0cm" fo:line-height="100%" fo:text-align="center" style:writing-mode="lr-tb"/>
      <style:text-properties fo:font-size="12pt" style:font-size-asian="14pt" style:font-size-complex="14pt"/>
    </style:style>
    <style:style style:name="MP10" style:family="paragraph">
      <style:paragraph-properties fo:margin-top="0.212cm" fo:margin-bottom="0cm" fo:line-height="100%" fo:text-align="end" style:writing-mode="lr-tb"/>
      <style:text-properties fo:font-size="12pt" style:font-size-asian="14pt" style:font-size-complex="14pt"/>
    </style:style>
    <style:style style:name="MP11" style:family="paragraph">
      <style:paragraph-properties fo:text-align="start"/>
    </style:style>
    <style:style style:name="MP12" style:family="paragraph">
      <style:paragraph-properties fo:margin-left="0cm" fo:margin-right="0cm" fo:margin-top="0.282cm" fo:margin-bottom="0cm" fo:line-height="100%" fo:text-align="start" fo:text-indent="0cm" style:punctuation-wrap="hanging" style:writing-mode="lr-tb"/>
    </style:style>
    <style:style style:name="MP13" style:family="paragraph">
      <style:paragraph-properties fo:margin-left="0cm" fo:margin-right="0cm" fo:margin-top="0.247cm" fo:margin-bottom="0cm" fo:line-height="100%" fo:text-align="start" fo:text-indent="0cm" style:punctuation-wrap="hanging" style:writing-mode="lr-tb"/>
    </style:style>
    <style:style style:name="MP14" style:family="paragraph">
      <style:paragraph-properties fo:margin-left="0cm" fo:margin-right="0cm" fo:margin-top="0.212cm" fo:margin-bottom="0cm" fo:line-height="100%" fo:text-align="start" fo:text-indent="0cm" style:punctuation-wrap="hanging" style:writing-mode="lr-tb"/>
    </style:style>
    <style:style style:name="MP15" style:family="paragraph">
      <style:paragraph-properties fo:margin-left="0cm" fo:margin-right="0cm" fo:margin-top="0.176cm" fo:margin-bottom="0cm" fo:line-height="100%" fo:text-align="start" fo:text-indent="0cm" style:punctuation-wrap="hanging" style:writing-mode="lr-tb"/>
    </style:style>
    <style:style style:name="MP16" style:family="paragraph">
      <style:paragraph-properties fo:text-align="start" style:font-independent-line-spacing="true"/>
      <style:text-properties fo:font-size="24pt"/>
    </style:style>
    <style:style style:name="MP17" style:family="paragraph">
      <style:paragraph-properties fo:margin-top="0cm" fo:margin-bottom="0cm" fo:line-height="90%" fo:text-align="center" style:punctuation-wrap="hanging" style:writing-mode="lr-tb"/>
    </style:style>
    <style:style style:name="MP18"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MP19" style:family="paragraph">
      <style:paragraph-properties fo:text-align="start" style:font-independent-line-spacing="true"/>
      <style:text-properties fo:font-size="20pt"/>
    </style:style>
    <style:style style:name="MP20" style:family="paragraph">
      <style:paragraph-properties fo:margin-top="0cm" fo:margin-bottom="0cm" fo:line-height="130%" fo:text-align="center" style:punctuation-wrap="hanging" style:writing-mode="lr-tb"/>
    </style:style>
    <style:style style:name="MP21" style:family="paragraph">
      <style:paragraph-properties fo:text-align="start" style:font-independent-line-spacing="true"/>
      <style:text-properties fo:font-size="22pt"/>
    </style:style>
    <style:style style:name="MP22" style:family="paragraph">
      <style:paragraph-properties fo:margin-top="0cm" fo:margin-bottom="0cm" fo:line-height="100%" fo:text-align="center" style:punctuation-wrap="hanging" style:writing-mode="lr-tb"/>
    </style:style>
    <style:style style:name="MP2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fo:margin-left="0.635cm" fo:margin-right="0cm" fo:margin-top="0.141cm" fo:margin-bottom="0cm" fo:text-indent="-0.008cm">
        <style:tab-stops>
          <style:tab-stop style:position="0cm"/>
        </style:tab-stops>
      </style:paragraph-properties>
      <style:text-properties fo:hyphenate="false"/>
    </style:style>
    <style:style style:name="MP25" style:family="paragraph">
      <style:paragraph-properties fo:margin-left="1.27cm" fo:margin-right="0cm" fo:margin-top="0.141cm" fo:margin-bottom="0cm" fo:text-indent="0cm">
        <style:tab-stops>
          <style:tab-stop style:position="0cm"/>
        </style:tab-stops>
      </style:paragraph-properties>
      <style:text-properties fo:hyphenate="false"/>
    </style:style>
    <style:style style:name="MP26" style:family="paragraph">
      <style:paragraph-properties fo:margin-left="1.905cm" fo:margin-right="0cm" fo:margin-top="0.141cm" fo:margin-bottom="0cm" fo:text-indent="0.009cm">
        <style:tab-stops>
          <style:tab-stop style:position="0cm"/>
        </style:tab-stops>
      </style:paragraph-properties>
      <style:text-properties fo:hyphenate="false"/>
    </style:style>
    <style:style style:name="MP27" style:family="paragraph">
      <style:paragraph-properties fo:margin-left="2.54cm" fo:margin-right="0cm" fo:margin-top="0.141cm" fo:margin-bottom="0cm" fo:text-indent="0.009cm">
        <style:tab-stops>
          <style:tab-stop style:position="0cm"/>
        </style:tab-stops>
      </style:paragraph-properties>
      <style:text-properties fo:hyphenate="false"/>
    </style:style>
    <style:style style:name="MP28" style:family="paragraph">
      <style:paragraph-properties fo:margin-left="3.175cm" fo:margin-right="0cm" fo:margin-top="0.141cm" fo:margin-bottom="0cm" fo:text-indent="0cm">
        <style:tab-stops>
          <style:tab-stop style:position="0cm"/>
        </style:tab-stops>
      </style:paragraph-properties>
      <style:text-properties fo:hyphenate="false"/>
    </style:style>
    <style:style style:name="MP29" style:family="paragraph">
      <style:paragraph-properties fo:margin-left="3.81cm" fo:margin-right="0cm" fo:margin-top="0.141cm" fo:margin-bottom="0cm" fo:text-indent="0cm">
        <style:tab-stops>
          <style:tab-stop style:position="0cm"/>
        </style:tab-stops>
      </style:paragraph-properties>
      <style:text-properties fo:hyphenate="false"/>
    </style:style>
    <style:style style:name="MP30" style:family="paragraph">
      <style:paragraph-properties fo:margin-left="4.445cm" fo:margin-right="0cm" fo:margin-top="0.141cm" fo:margin-bottom="0cm" fo:text-indent="0.009cm">
        <style:tab-stops>
          <style:tab-stop style:position="0cm"/>
        </style:tab-stops>
      </style:paragraph-properties>
      <style:text-properties fo:hyphenate="false"/>
    </style:style>
    <style:style style:name="MP31" style:family="paragraph">
      <style:paragraph-properties fo:margin-left="5.08cm" fo:margin-right="0cm" fo:margin-top="0.141cm" fo:margin-bottom="0cm" fo:text-indent="0.004cm">
        <style:tab-stops>
          <style:tab-stop style:position="0cm"/>
        </style:tab-stops>
      </style:paragraph-properties>
      <style:text-properties fo:hyphenate="false"/>
    </style:style>
    <style:style style:name="MP32" style:family="paragraph">
      <style:paragraph-properties fo:text-align="start" style:font-independent-line-spacing="true"/>
      <style:text-properties fo:font-size="12pt"/>
    </style:style>
    <style:style style:name="MP33" style:family="paragraph">
      <style:paragraph-properties fo:margin-top="0.318cm" fo:margin-bottom="0cm" fo:line-height="90%" fo:text-align="center" style:writing-mode="lr-tb"/>
    </style:style>
    <style:style style:name="MP3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3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style>
    <style:style style:name="MP37" style:family="paragraph">
      <style:paragraph-properties fo:text-align="start" style:font-independent-line-spacing="true"/>
      <style:text-properties fo:font-size="13pt"/>
    </style:style>
    <style:style style:name="MP38" style:family="paragraph">
      <style:paragraph-properties fo:text-align="start" style:font-independent-line-spacing="true"/>
      <style:text-properties fo:font-size="48pt"/>
    </style:style>
    <style:style style:name="MP39"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style>
    <style:style style:name="MP40" style:family="paragraph">
      <style:paragraph-properties fo:text-align="start" style:font-independent-line-spacing="true"/>
      <style:text-properties fo:font-size="11pt"/>
    </style:style>
    <style:style style:name="M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42" style:family="paragraph">
      <style:paragraph-properties fo:text-align="start" style:font-independent-line-spacing="true"/>
      <style:text-properties fo:font-size="9pt"/>
    </style:style>
    <style:style style:name="MP43" style:family="paragraph">
      <style:paragraph-properties fo:margin-left="0cm" fo:margin-right="0cm" fo:margin-top="0cm" fo:margin-bottom="0cm" fo:line-height="150%" fo:text-align="start" fo:text-indent="0cm" style:punctuation-wrap="simple" style:writing-mode="lr-tb">
        <style:tab-stops>
          <style:tab-stop style:position="0cm"/>
        </style:tab-stops>
      </style:paragraph-properties>
    </style:style>
    <style:style style:name="MP44" style:family="paragraph">
      <style:paragraph-properties fo:text-align="start" style:font-independent-line-spacing="true"/>
      <style:text-properties fo:font-size="28pt"/>
    </style:style>
    <style:style style:name="MP45"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font-name="Interstate-Bold1" fo:font-size="32pt" fo:letter-spacing="0.113cm" fo:font-style="normal" style:text-underline-style="none" fo:font-weight="bold" style:font-size-asian="32pt" style:font-style-asian="normal" style:font-weight-asian="bold" style:font-name-complex="Interstate-Regular2" style:font-size-complex="32pt" style:font-style-complex="normal" style:font-weight-complex="bold"/>
    </style:style>
    <style:style style:name="MT3" style:family="text">
      <style:text-properties fo:font-variant="normal" fo:text-transform="none" fo:color="#60605b" style:text-line-through-style="none" style:text-line-through-type="none" style:font-name="Interstate-Regular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font-name="Interstate-Regula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font-name="Interstate-Regular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font-name="Interstate-Regular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style:text-line-through-style="none" style:text-line-through-type="none" style:font-name="Interstate-Regular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text-transform="uppercase" fo:color="#000000" style:text-line-through-style="none" style:text-line-through-type="none" style:font-name="Interstate-Bold"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font-name="Interstate-Regular2" fo:font-size="20pt" fo:letter-spacing="0.046cm" fo:font-style="normal" style:text-underline-style="none" fo:font-weight="normal" style:font-size-asian="20pt" style:font-style-asian="normal" style:font-weight-asian="normal" style:font-name-complex="Interstate-Regular2" style:font-size-complex="20pt" style:font-style-complex="normal" style:font-weight-complex="normal"/>
    </style:style>
    <style:style style:name="MT10" style:family="text">
      <style:text-properties fo:font-variant="normal" fo:text-transform="none" fo:color="#000000" style:text-line-through-style="none" style:text-line-through-type="none" style:font-name="Interstate-Bold1" fo:font-size="22pt" fo:letter-spacing="0.046cm" fo:font-style="normal" style:text-underline-style="none" fo:font-weight="bold" style:font-size-asian="22pt" style:font-style-asian="normal" style:font-weight-asian="bold" style:font-size-complex="22pt" style:font-style-complex="normal" style:font-weight-complex="bold"/>
    </style:style>
    <style:style style:name="MT11" style:family="text">
      <style:text-properties fo:text-transform="uppercase" fo:color="#000000" style:text-line-through-style="none" style:text-line-through-type="none" style:font-name="Interstate-Bold"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2" style:family="text">
      <style:text-properties fo:font-variant="normal" fo:text-transform="none" fo:color="#000000" style:text-line-through-style="none" style:text-line-through-type="none" style:font-name="Interstate-Regular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c00000" style:text-line-through-style="none" style:text-line-through-type="none" style:font-name="Interstate-Bold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4" style:family="text">
      <style:text-properties fo:font-variant="normal" fo:text-transform="none" fo:color="#000000" style:text-line-through-style="none" style:text-line-through-type="none" style:font-name="Liberation Mono1" fo:font-size="12pt" fo:letter-spacing="normal" fo:font-style="normal" style:text-underline-style="none" fo:font-weight="normal" style:font-size-asian="12pt" style:font-style-asian="normal" style:font-weight-asian="normal" style:font-name-complex="Liberation Mono1" style:font-size-complex="12pt" style:font-style-complex="normal" style:font-weight-complex="normal"/>
    </style:style>
    <style:style style:name="MT15" style:family="text">
      <style:text-properties fo:font-variant="normal" fo:text-transform="none" fo:color="#c00000" style:text-line-through-style="none" style:text-line-through-type="none" style:font-name="Interstate-Bol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000000" style:text-line-through-style="none" style:text-line-through-type="none" style:font-name="Interstate-Regular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font-variant="normal" fo:text-transform="none" fo:color="#000000" style:text-line-through-style="none" style:text-line-through-type="none" style:font-name="Arial2" fo:font-size="18pt" fo:letter-spacing="normal" fo:font-style="normal" style:text-underline-style="none" fo:font-weight="normal" style:font-style-asian="normal" style:font-weight-asian="normal" style:font-style-complex="normal" style:font-weight-complex="normal"/>
    </style:style>
    <style:style style:name="MT18" style:family="text">
      <style:text-properties fo:font-variant="normal" fo:text-transform="none" fo:color="#000000" style:text-line-through-style="none" style:text-line-through-type="none" style:font-name="Interstate-Bold"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9" style:family="text">
      <style:text-properties fo:font-variant="normal" fo:text-transform="none" fo:color="#c00000" style:text-line-through-style="none" style:text-line-through-type="none" style:font-name="Interstate-Bol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0" style:family="text">
      <style:text-properties fo:font-variant="normal" fo:text-transform="none" fo:color="#000000" style:text-line-through-style="none" style:text-line-through-type="none" style:font-name="Interstate-Bold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1" style:family="text">
      <style:text-properties fo:font-variant="normal" fo:text-transform="none" fo:color="#000000" style:text-line-through-style="none" style:text-line-through-type="none" style:font-name="Interstate-Regular2"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22" style:family="text">
      <style:text-properties fo:font-variant="normal" fo:text-transform="none" fo:color="#c00000" style:text-line-through-style="none" style:text-line-through-type="none" style:font-name="Interstate-Bold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3" style:family="text">
      <style:text-properties fo:font-variant="normal" fo:text-transform="none" fo:color="#c00000" style:text-line-through-style="none" style:text-line-through-type="none" style:font-name="Interstate-Bol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font-variant="normal" fo:text-transform="none" fo:color="#0093d9" style:text-line-through-style="none" style:text-line-through-type="none" style:font-name="Interstate-Regular2" fo:font-size="11pt" fo:letter-spacing="0.007cm" fo:font-style="normal" style:text-underline-style="none" fo:font-weight="normal" style:font-size-asian="11pt" style:font-style-asian="normal" style:font-weight-asian="normal" style:font-size-complex="11pt" style:font-style-complex="normal" style:font-weight-complex="normal"/>
    </style:style>
    <style:style style:name="MT25" style:family="text">
      <style:text-properties fo:text-transform="uppercase" fo:color="#006ea3" style:text-line-through-style="none" style:text-line-through-type="none" style:font-name="Interstate-Bold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26" style:family="text">
      <style:text-properties fo:font-variant="normal" fo:text-transform="none" fo:color="#000000" style:text-line-through-style="none" style:text-line-through-type="none" style:font-name="Interstate-Bold1" fo:font-size="12pt" fo:letter-spacing="normal" fo:font-style="normal" style:text-underline-style="none" fo:font-weight="bold" style:font-name-asian="MS Gothic1" style:font-size-asian="12pt" style:font-style-asian="normal" style:font-weight-asian="bold" style:font-name-complex="Tahoma" style:font-size-complex="12pt" style:font-style-complex="normal" style:font-weight-complex="bold"/>
    </style:style>
    <style:style style:name="MT27" style:family="text">
      <style:text-properties fo:text-transform="uppercase" fo:color="#ffffff" style:text-line-through-style="none" style:text-line-through-type="none" style:font-name="Interstate-Bold"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8" style:family="text">
      <style:text-properties fo:font-variant="normal" fo:text-transform="none" fo:color="#c0c0bc" style:text-line-through-style="none" style:text-line-through-type="none" style:font-name="Interstate-Regular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9" style:family="text">
      <style:text-properties fo:font-variant="normal" fo:text-transform="none" fo:color="#ffffff" style:text-line-through-style="none" style:text-line-through-type="none" style:font-name="Interstate-Bold1" fo:font-size="22pt" fo:letter-spacing="0.046cm" fo:font-style="normal" style:text-underline-style="none" fo:font-weight="bold" style:font-size-asian="22pt" style:font-style-asian="normal" style:font-weight-asian="bold" style:font-size-complex="22pt" style:font-style-complex="normal" style:font-weight-complex="bold"/>
    </style:style>
    <style:style style:name="MT30" style:family="text">
      <style:text-properties fo:font-variant="normal" fo:text-transform="none" fo:color="#ffffff" style:text-line-through-style="none" style:text-line-through-type="none" style:font-name="Interstate-Regular2" fo:font-size="20pt" fo:letter-spacing="0.046cm" fo:font-style="normal" style:text-underline-style="none" fo:font-weight="normal" style:font-size-asian="20pt" style:font-style-asian="normal" style:font-weight-asian="normal" style:font-name-complex="Interstate-Regular2"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1.906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1.906cm" text:min-label-width="0.634cm"/>
        <style:text-properties fo:font-family="Arial" style:font-family-generic="swiss" style:font-pitch="variable" fo:color="#000000" fo:font-size="100%"/>
      </text:list-level-style-bullet>
      <text:list-level-style-bullet text:level="5" text:bullet-char="•">
        <style:list-level-properties text:space-before="2.54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32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12" draw:style-name="Mgr3" draw:text-style-name="MP3" draw:layer="backgroundobjects" svg:width="25.399cm" svg:height="19.049cm" svg:x="0cm" svg:y="0cm">
        <draw:image xlink:href="">
          <text:p/>
        </draw:image>
      </draw:fram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Picture 11" draw:style-name="Mgr3" draw:text-style-name="MP3" draw:layer="backgroundobjects" svg:width="25.399cm" svg:height="19.049cm" svg:x="0cm" svg:y="0cm">
        <draw:image xlink:href="">
          <text:p/>
        </draw:image>
      </draw:frame>
      <draw:frame draw:name="Picture 2" draw:style-name="Mgr4" draw:text-style-name="MP3" draw:layer="backgroundobjects" svg:width="4.97cm" svg:height="1.497cm" svg:x="1.799cm" svg:y="5.938cm">
        <draw:image xlink:href="">
          <text:p/>
        </draw:image>
      </draw:frame>
      <draw:frame draw:name="Title 1" presentation:style-name="Mpr1" draw:text-style-name="MP5" draw:layer="backgroundobjects" svg:width="21.968cm" svg:height="3.425cm" svg:x="1.905cm" svg:y="7.51cm" presentation:class="title" presentation:user-transformed="true">
        <draw:text-box>
          <text:p text:style-name="MP4"><text:span text:style-name="MT2">Click to edit the title text format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wo_20_Column_20_55_20__2f__20_35" style:display-name="Two Column 55 / 35" style:page-layout-name="PM1" draw:style-name="Mdp2">
      <draw:custom-shape draw:name="Rectangle 18" draw:style-name="Mgr5"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4" presentation:style-name="Mpr4"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4"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4"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Content Placeholder 11" presentation:style-name="Mpr5" draw:text-style-name="MP16" draw:layer="backgroundobjects" svg:width="13.461cm" svg:height="13.581cm" svg:x="1.261cm" svg:y="3.55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4"><text:span text:style-name="MT6">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Content Placeholder 11" presentation:style-name="Mpr5" draw:text-style-name="MP16" draw:layer="backgroundobjects" svg:width="8.889cm" svg:height="13.581cm" svg:x="15.231cm" svg:y="3.55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4"><text:span text:style-name="MT6">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Title 10" presentation:style-name="Mpr6"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presentation:notes style:page-layout-name="PM2">
        <draw:page-thumbnail presentation:style-name="Two_20_Column_20_55_20__2f__20_35-title" draw:layer="backgroundobjects" svg:width="14.848cm" svg:height="11.136cm" svg:x="3.075cm" svg:y="2.257cm" presentation:class="page"/>
        <draw:frame presentation:style-name="Two_20_Column_20_55_20__2f__20_35-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2">
      <draw:custom-shape draw:name="Rectangle 18" draw:style-name="Mgr6"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ext Placeholder 2" presentation:style-name="Mpr9" draw:text-style-name="MP19" draw:layer="backgroundobjects" svg:width="22.339cm" svg:height="3.809cm" svg:x="1.53cm" svg:y="9.842cm" presentation:class="outline" presentation:user-transformed="true">
        <draw:text-box>
          <text:list text:style-name="ML3">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item>
                              </text:list>
                            </text:list-item>
                          </text:list>
                        </text:list-item>
                      </text:list>
                    </text:list-item>
                  </text:list>
                </text:list-item>
              </text:list>
            </text:list-item>
          </text:list>
          <text:p text:style-name="MP18"><text:span text:style-name="MT9">Seventh Outline LevelClick to add subtitle</text:span></text:p>
        </draw:text-box>
      </draw:frame>
      <draw:frame draw:name="Title 1" presentation:style-name="Mpr10" draw:text-style-name="MP21" draw:layer="backgroundobjects" svg:width="22.334cm" svg:height="5.437cm" svg:x="1.535cm" svg:y="4.379cm" presentation:class="title" presentation:user-transformed="true">
        <draw:text-box>
          <text:p text:style-name="MP20"><text:span text:style-name="MT10">Click to edit the title text formatClick to edit section title</text:span></text:p>
        </draw:text-box>
      </draw:frame>
      <draw:frame draw:name="Date Placeholder 3" presentation:style-name="Mpr11"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4" presentation:style-name="Mpr11"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5" presentation:style-name="Mpr11"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18" draw:style-name="Mgr7"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14"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draw:frame draw:name="Content Placeholder 4" presentation:style-name="Mpr15" draw:text-style-name="MP16" draw:layer="backgroundobjects" svg:width="22.859cm" svg:height="13.581cm" svg:x="1.261cm" svg:y="3.55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4"><text:span text:style-name="MT6">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6"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4" presentation:style-name="Mpr16"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5" presentation:style-name="Mpr16"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Content-title" draw:layer="backgroundobjects" svg:width="12.487cm" svg:height="9.365cm" svg:x="3.62cm" svg:y="1.898cm" presentation:class="page"/>
        <draw:frame presentation:style-name="Title_20_and_20_Content-notes" draw:layer="backgroundobjects" svg:width="15.782cm" svg:height="11.238cm" svg:x="1.972cm" svg:y="11.864cm" presentation:class="notes" presentation:placeholder="true">
          <draw:text-box/>
        </draw:frame>
        <draw:frame presentation:style-name="Mpr17" draw:text-style-name="MP1" draw:layer="backgroundobjects" svg:width="8.561cm" svg:height="1.247cm" svg:x="0cm" svg:y="0cm" presentation:class="header">
          <draw:text-box>
            <text:p text:style-name="MP1"><text:span text:style-name="MT1"><presentation:header/></text:span></text:p>
          </draw:text-box>
        </draw:frame>
        <draw:frame presentation:style-name="Mpr17" draw:text-style-name="MP2" draw:layer="backgroundobjects" svg:width="8.561cm" svg:height="1.247cm" svg:x="11.167cm" svg:y="0cm" presentation:class="date-time">
          <draw:text-box>
            <text:p text:style-name="MP2"><text:span text:style-name="MT1"><presentation:date-time/></text:span></text:p>
          </draw:text-box>
        </draw:frame>
        <draw:frame presentation:style-name="Mpr18" draw:text-style-name="MP1" draw:layer="backgroundobjects" svg:width="8.561cm" svg:height="1.247cm" svg:x="0cm" svg:y="23.729cm" presentation:class="footer">
          <draw:text-box>
            <text:p text:style-name="MP1"><text:span text:style-name="MT1"><presentation:footer/></text:span></text:p>
          </draw:text-box>
        </draw:frame>
        <draw:frame presentation:style-name="Mpr18"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2">
      <draw:custom-shape draw:name="Rectangle 18" draw:style-name="Mgr8"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2" presentation:style-name="Mpr19"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3" presentation:style-name="Mpr19"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4" presentation:style-name="Mpr19"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Title 1" presentation:style-name="Mpr20"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487cm" svg:height="9.365cm" svg:x="3.62cm" svg:y="1.898cm" presentation:class="page"/>
        <draw:frame presentation:style-name="Title_20_Only-notes" draw:layer="backgroundobjects" svg:width="15.782cm" svg:height="11.238cm" svg:x="1.972cm" svg:y="11.864cm" presentation:class="notes" presentation:placeholder="true">
          <draw:text-box/>
        </draw:frame>
        <draw:frame presentation:style-name="Mpr21" draw:text-style-name="MP1" draw:layer="backgroundobjects" svg:width="8.561cm" svg:height="1.247cm" svg:x="0cm" svg:y="0cm" presentation:class="header">
          <draw:text-box>
            <text:p text:style-name="MP1"><text:span text:style-name="MT1"><presentation:header/></text:span></text:p>
          </draw:text-box>
        </draw:frame>
        <draw:frame presentation:style-name="Mpr21" draw:text-style-name="MP2" draw:layer="backgroundobjects" svg:width="8.561cm" svg:height="1.247cm" svg:x="11.167cm" svg:y="0cm" presentation:class="date-time">
          <draw:text-box>
            <text:p text:style-name="MP2"><text:span text:style-name="MT1"><presentation:date-time/></text:span></text:p>
          </draw:text-box>
        </draw:frame>
        <draw:frame presentation:style-name="Mpr22" draw:text-style-name="MP1" draw:layer="backgroundobjects" svg:width="8.561cm" svg:height="1.247cm" svg:x="0cm" svg:y="23.729cm" presentation:class="footer">
          <draw:text-box>
            <text:p text:style-name="MP1"><text:span text:style-name="MT1"><presentation:footer/></text:span></text:p>
          </draw:text-box>
        </draw:frame>
        <draw:frame presentation:style-name="Mpr22"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Two_20_Column_20_45_2f_45" style:display-name="Two Column 45/45" style:page-layout-name="PM1" draw:style-name="Mdp2">
      <draw:custom-shape draw:name="Rectangle 18" draw:style-name="Mgr9"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4" presentation:style-name="Mpr23"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23"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23"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Content Placeholder 11" presentation:style-name="Mpr24" draw:text-style-name="MP16" draw:layer="backgroundobjects" svg:width="11.175cm" svg:height="13.581cm" svg:x="1.261cm" svg:y="3.55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4"><text:span text:style-name="MT6">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Content Placeholder 11" presentation:style-name="Mpr24" draw:text-style-name="MP16" draw:layer="backgroundobjects" svg:width="11.175cm" svg:height="13.581cm" svg:x="12.951cm" svg:y="3.55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4"><text:span text:style-name="MT6">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Title 10" presentation:style-name="Mpr25"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presentation:notes style:page-layout-name="PM2">
        <draw:page-thumbnail presentation:style-name="Two_20_Column_20_45_2f_45-title" draw:layer="backgroundobjects" svg:width="12.487cm" svg:height="9.365cm" svg:x="3.62cm" svg:y="1.898cm" presentation:class="page"/>
        <draw:frame presentation:style-name="Two_20_Column_20_45_2f_45-notes" draw:layer="backgroundobjects" svg:width="15.782cm" svg:height="11.238cm" svg:x="1.972cm" svg:y="11.864cm" presentation:class="notes" presentation:placeholder="true">
          <draw:text-box/>
        </draw:frame>
        <draw:frame presentation:style-name="Mpr26" draw:text-style-name="MP1" draw:layer="backgroundobjects" svg:width="8.561cm" svg:height="1.247cm" svg:x="0cm" svg:y="0cm" presentation:class="header">
          <draw:text-box>
            <text:p text:style-name="MP1"><text:span text:style-name="MT1"><presentation:header/></text:span></text:p>
          </draw:text-box>
        </draw:frame>
        <draw:frame presentation:style-name="Mpr26" draw:text-style-name="MP2" draw:layer="backgroundobjects" svg:width="8.561cm" svg:height="1.247cm" svg:x="11.167cm" svg:y="0cm" presentation:class="date-time">
          <draw:text-box>
            <text:p text:style-name="MP2"><text:span text:style-name="MT1"><presentation:date-time/></text:span></text:p>
          </draw:text-box>
        </draw:frame>
        <draw:frame presentation:style-name="Mpr27" draw:text-style-name="MP1" draw:layer="backgroundobjects" svg:width="8.561cm" svg:height="1.247cm" svg:x="0cm" svg:y="23.729cm" presentation:class="footer">
          <draw:text-box>
            <text:p text:style-name="MP1"><text:span text:style-name="MT1"><presentation:footer/></text:span></text:p>
          </draw:text-box>
        </draw:frame>
        <draw:frame presentation:style-name="Mpr27"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Two_20_Column_20_35_20__2f__20_55" style:display-name="Two Column 35 / 55" style:page-layout-name="PM1" draw:style-name="Mdp2">
      <draw:custom-shape draw:name="Rectangle 18" draw:style-name="Mgr10"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4" presentation:style-name="Mpr28"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28"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28"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Content Placeholder 11" presentation:style-name="Mpr29" draw:text-style-name="MP16" draw:layer="backgroundobjects" svg:width="8.889cm" svg:height="13.581cm" svg:x="1.261cm" svg:y="3.55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4"><text:span text:style-name="MT6">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Content Placeholder 11" presentation:style-name="Mpr29" draw:text-style-name="MP16" draw:layer="backgroundobjects" svg:width="13.461cm" svg:height="13.581cm" svg:x="10.659cm" svg:y="3.55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4"><text:span text:style-name="MT6">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Title 10" presentation:style-name="Mpr30"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presentation:notes style:page-layout-name="PM2">
        <draw:page-thumbnail presentation:style-name="Two_20_Column_20_35_20__2f__20_55-title" draw:layer="backgroundobjects" svg:width="12.487cm" svg:height="9.365cm" svg:x="3.62cm" svg:y="1.898cm" presentation:class="page"/>
        <draw:frame presentation:style-name="Two_20_Column_20_35_20__2f__20_55-notes" draw:layer="backgroundobjects" svg:width="15.782cm" svg:height="11.238cm" svg:x="1.972cm" svg:y="11.864cm" presentation:class="notes" presentation:placeholder="true">
          <draw:text-box/>
        </draw:frame>
        <draw:frame presentation:style-name="Mpr31" draw:text-style-name="MP1" draw:layer="backgroundobjects" svg:width="8.561cm" svg:height="1.247cm" svg:x="0cm" svg:y="0cm" presentation:class="header">
          <draw:text-box>
            <text:p text:style-name="MP1"><text:span text:style-name="MT1"><presentation:header/></text:span></text:p>
          </draw:text-box>
        </draw:frame>
        <draw:frame presentation:style-name="Mpr31" draw:text-style-name="MP2" draw:layer="backgroundobjects" svg:width="8.561cm" svg:height="1.247cm" svg:x="11.167cm" svg:y="0cm" presentation:class="date-time">
          <draw:text-box>
            <text:p text:style-name="MP2"><text:span text:style-name="MT1"><presentation:date-time/></text:span></text:p>
          </draw:text-box>
        </draw:frame>
        <draw:frame presentation:style-name="Mpr32" draw:text-style-name="MP1" draw:layer="backgroundobjects" svg:width="8.561cm" svg:height="1.247cm" svg:x="0cm" svg:y="23.729cm" presentation:class="footer">
          <draw:text-box>
            <text:p text:style-name="MP1"><text:span text:style-name="MT1"><presentation:footer/></text:span></text:p>
          </draw:text-box>
        </draw:frame>
        <draw:frame presentation:style-name="Mpr32"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Small_20_Title_20_Content" style:display-name="Small Title Content" style:page-layout-name="PM1" draw:style-name="Mdp2">
      <draw:custom-shape draw:name="Rectangle 18" draw:style-name="Mgr11"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33" draw:text-style-name="MP19" draw:layer="backgroundobjects" svg:width="22.855cm" svg:height="1.139cm" svg:x="1.274cm" svg:y="0.381cm" presentation:class="title" presentation:user-transformed="true">
        <draw:text-box>
          <text:p text:style-name="MP22"><text:span text:style-name="MT11">Click to edit the title text formatClick to edit Master title style</text:span></text:p>
        </draw:text-box>
      </draw:frame>
      <draw:frame draw:name="Content Placeholder 3" presentation:style-name="Mpr34" draw:text-style-name="MP19" draw:layer="backgroundobjects" svg:width="22.859cm" svg:height="15.23cm" svg:x="1.261cm" svg:y="1.905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item>
                              </text:list>
                            </text:list-item>
                          </text:list>
                        </text:list-item>
                      </text:list>
                    </text:list-item>
                  </text:list>
                </text:list-item>
              </text:list>
            </text:list-item>
          </text:list>
          <text:list text:style-name="ML4">
            <text:list-item>
              <text:p text:style-name="MP12"><text:span text:style-name="MT5">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2">Fifth level</text:span></text:p>
                            </text:list-item>
                          </text:list>
                        </text:list-item>
                      </text:list>
                    </text:list-item>
                  </text:list>
                </text:list-item>
              </text:list>
            </text:list-item>
          </text:list>
        </draw:text-box>
      </draw:frame>
      <draw:frame draw:name="Date Placeholder 3" presentation:style-name="Mpr35"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4" presentation:style-name="Mpr35"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5" presentation:style-name="Mpr35"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presentation:notes style:page-layout-name="PM2">
        <draw:page-thumbnail presentation:style-name="Small_20_Title_20_Content-title" draw:layer="backgroundobjects" svg:width="12.487cm" svg:height="9.365cm" svg:x="3.62cm" svg:y="1.898cm" presentation:class="page"/>
        <draw:frame presentation:style-name="Small_20_Title_20_Content-notes" draw:layer="backgroundobjects" svg:width="15.782cm" svg:height="11.238cm" svg:x="1.972cm" svg:y="11.864cm" presentation:class="notes" presentation:placeholder="true">
          <draw:text-box/>
        </draw:frame>
        <draw:frame presentation:style-name="Mpr36" draw:text-style-name="MP1" draw:layer="backgroundobjects" svg:width="8.561cm" svg:height="1.247cm" svg:x="0cm" svg:y="0cm" presentation:class="header">
          <draw:text-box>
            <text:p text:style-name="MP1"><text:span text:style-name="MT1"><presentation:header/></text:span></text:p>
          </draw:text-box>
        </draw:frame>
        <draw:frame presentation:style-name="Mpr36" draw:text-style-name="MP2" draw:layer="backgroundobjects" svg:width="8.561cm" svg:height="1.247cm" svg:x="11.167cm" svg:y="0cm" presentation:class="date-time">
          <draw:text-box>
            <text:p text:style-name="MP2"><text:span text:style-name="MT1"><presentation:date-time/></text:span></text:p>
          </draw:text-box>
        </draw:frame>
        <draw:frame presentation:style-name="Mpr37" draw:text-style-name="MP1" draw:layer="backgroundobjects" svg:width="8.561cm" svg:height="1.247cm" svg:x="0cm" svg:y="23.729cm" presentation:class="footer">
          <draw:text-box>
            <text:p text:style-name="MP1"><text:span text:style-name="MT1"><presentation:footer/></text:span></text:p>
          </draw:text-box>
        </draw:frame>
        <draw:frame presentation:style-name="Mpr37"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Title_20_Subhead_20_and_20_Content_20_" style:display-name="Title Subhead and Content " style:page-layout-name="PM1" draw:style-name="Mdp2">
      <draw:custom-shape draw:name="Rectangle 18" draw:style-name="Mgr12"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38"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38"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38"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Text Placeholder 9" presentation:style-name="Mpr39" draw:text-style-name="MP19" draw:layer="backgroundobjects" svg:width="22.859cm" svg:height="1.908cm" svg:x="1.261cm" svg:y="3.554cm" presentation:class="outline" presentation:user-transformed="true">
        <draw:text-box>
          <text:list text:style-name="ML3">
            <text:list-item>
              <text:p text:style-name="MP11"><text:span text:style-name="MT13">Click to edit the outline text format</text:span></text:p>
              <text:list>
                <text:list-item>
                  <text:p text:style-name="MP11"><text:span text:style-name="MT13">Second Outline Level</text:span></text:p>
                  <text:list>
                    <text:list-item>
                      <text:p text:style-name="MP11"><text:span text:style-name="MT13">Third Outline Level</text:span></text:p>
                      <text:list>
                        <text:list-item>
                          <text:p text:style-name="MP11"><text:span text:style-name="MT13">Fourth Outline Level</text:span></text:p>
                          <text:list>
                            <text:list-item>
                              <text:p text:style-name="MP11"><text:span text:style-name="MT13">Fifth Outline Level</text:span></text:p>
                              <text:list>
                                <text:list-item>
                                  <text:p text:style-name="MP11"><text:span text:style-name="MT13">Sixth Outline Level</text:span></text:p>
                                </text:list-item>
                              </text:list>
                            </text:list-item>
                          </text:list>
                        </text:list-item>
                      </text:list>
                    </text:list-item>
                  </text:list>
                </text:list-item>
              </text:list>
            </text:list-item>
          </text:list>
          <text:p text:style-name="MP18"><text:span text:style-name="MT13">Seventh Outline LevelClick to edit Master text styles</text:span></text:p>
        </draw:text-box>
      </draw:frame>
      <draw:frame draw:name="Content Placeholder 11" presentation:style-name="Mpr40" draw:text-style-name="MP19" draw:layer="backgroundobjects" svg:width="22.859cm" svg:height="11.696cm" svg:x="1.261cm" svg:y="5.439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item>
                              </text:list>
                            </text:list-item>
                          </text:list>
                        </text:list-item>
                      </text:list>
                    </text:list-item>
                  </text:list>
                </text:list-item>
              </text:list>
            </text:list-item>
          </text:list>
          <text:list text:style-name="ML4">
            <text:list-item>
              <text:p text:style-name="MP12"><text:span text:style-name="MT5">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2">Fifth level</text:span></text:p>
                            </text:list-item>
                          </text:list>
                        </text:list-item>
                      </text:list>
                    </text:list-item>
                  </text:list>
                </text:list-item>
              </text:list>
            </text:list-item>
          </text:list>
        </draw:text-box>
      </draw:frame>
      <draw:frame draw:name="Title 12" presentation:style-name="Mpr41"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presentation:notes style:page-layout-name="PM2">
        <draw:page-thumbnail presentation:style-name="Title_20_Subhead_20_and_20_Content_20_-title" draw:layer="backgroundobjects" svg:width="12.487cm" svg:height="9.365cm" svg:x="3.62cm" svg:y="1.898cm" presentation:class="page"/>
        <draw:frame presentation:style-name="Title_20_Subhead_20_and_20_Content_20_-notes" draw:layer="backgroundobjects" svg:width="15.782cm" svg:height="11.238cm" svg:x="1.972cm" svg:y="11.864cm" presentation:class="notes" presentation:placeholder="true">
          <draw:text-box/>
        </draw:frame>
        <draw:frame presentation:style-name="Mpr42" draw:text-style-name="MP1" draw:layer="backgroundobjects" svg:width="8.561cm" svg:height="1.247cm" svg:x="0cm" svg:y="0cm" presentation:class="header">
          <draw:text-box>
            <text:p text:style-name="MP1"><text:span text:style-name="MT1"><presentation:header/></text:span></text:p>
          </draw:text-box>
        </draw:frame>
        <draw:frame presentation:style-name="Mpr42" draw:text-style-name="MP2" draw:layer="backgroundobjects" svg:width="8.561cm" svg:height="1.247cm" svg:x="11.167cm" svg:y="0cm" presentation:class="date-time">
          <draw:text-box>
            <text:p text:style-name="MP2"><text:span text:style-name="MT1"><presentation:date-time/></text:span></text:p>
          </draw:text-box>
        </draw:frame>
        <draw:frame presentation:style-name="Mpr43" draw:text-style-name="MP1" draw:layer="backgroundobjects" svg:width="8.561cm" svg:height="1.247cm" svg:x="0cm" svg:y="23.729cm" presentation:class="footer">
          <draw:text-box>
            <text:p text:style-name="MP1"><text:span text:style-name="MT1"><presentation:footer/></text:span></text:p>
          </draw:text-box>
        </draw:frame>
        <draw:frame presentation:style-name="Mpr43"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Comparison" style:page-layout-name="PM1" draw:style-name="Mdp2">
      <draw:custom-shape draw:name="Rectangle 18" draw:style-name="Mgr13"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44"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44"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44"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Text Placeholder 9" presentation:style-name="Mpr45" draw:text-style-name="MP19" draw:layer="backgroundobjects" svg:width="11.054cm" svg:height="1.908cm" svg:x="1.261cm" svg:y="3.554cm" presentation:class="outline" presentation:user-transformed="true">
        <draw:text-box>
          <text:list text:style-name="ML3">
            <text:list-item>
              <text:p text:style-name="MP11"><text:span text:style-name="MT13">Click to edit the outline text format</text:span></text:p>
              <text:list>
                <text:list-item>
                  <text:p text:style-name="MP11"><text:span text:style-name="MT13">Second Outline Level</text:span></text:p>
                  <text:list>
                    <text:list-item>
                      <text:p text:style-name="MP11"><text:span text:style-name="MT13">Third Outline Level</text:span></text:p>
                      <text:list>
                        <text:list-item>
                          <text:p text:style-name="MP11"><text:span text:style-name="MT13">Fourth Outline Level</text:span></text:p>
                          <text:list>
                            <text:list-item>
                              <text:p text:style-name="MP11"><text:span text:style-name="MT13">Fifth Outline Level</text:span></text:p>
                              <text:list>
                                <text:list-item>
                                  <text:p text:style-name="MP11"><text:span text:style-name="MT13">Sixth Outline Level</text:span></text:p>
                                </text:list-item>
                              </text:list>
                            </text:list-item>
                          </text:list>
                        </text:list-item>
                      </text:list>
                    </text:list-item>
                  </text:list>
                </text:list-item>
              </text:list>
            </text:list-item>
          </text:list>
          <text:p text:style-name="MP18"><text:span text:style-name="MT13">Seventh Outline LevelClick to edit Master text styles</text:span></text:p>
        </draw:text-box>
      </draw:frame>
      <draw:frame draw:name="Content Placeholder 11" presentation:style-name="Mpr46" draw:text-style-name="MP19" draw:layer="backgroundobjects" svg:width="11.054cm" svg:height="11.696cm" svg:x="1.261cm" svg:y="5.439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item>
                              </text:list>
                            </text:list-item>
                          </text:list>
                        </text:list-item>
                      </text:list>
                    </text:list-item>
                  </text:list>
                </text:list-item>
              </text:list>
            </text:list-item>
          </text:list>
          <text:list text:style-name="ML4">
            <text:list-item>
              <text:p text:style-name="MP12"><text:span text:style-name="MT5">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2">Fifth level</text:span></text:p>
                            </text:list-item>
                          </text:list>
                        </text:list-item>
                      </text:list>
                    </text:list-item>
                  </text:list>
                </text:list-item>
              </text:list>
            </text:list-item>
          </text:list>
        </draw:text-box>
      </draw:frame>
      <draw:frame draw:name="Text Placeholder 9" presentation:style-name="Mpr45" draw:text-style-name="MP19" draw:layer="backgroundobjects" svg:width="11.054cm" svg:height="1.908cm" svg:x="13.088cm" svg:y="3.554cm" presentation:class="outline" presentation:user-transformed="true">
        <draw:text-box>
          <text:list text:style-name="ML3">
            <text:list-item>
              <text:p text:style-name="MP11"><text:span text:style-name="MT13">Click to edit the outline text format</text:span></text:p>
              <text:list>
                <text:list-item>
                  <text:p text:style-name="MP11"><text:span text:style-name="MT13">Second Outline Level</text:span></text:p>
                  <text:list>
                    <text:list-item>
                      <text:p text:style-name="MP11"><text:span text:style-name="MT13">Third Outline Level</text:span></text:p>
                      <text:list>
                        <text:list-item>
                          <text:p text:style-name="MP11"><text:span text:style-name="MT13">Fourth Outline Level</text:span></text:p>
                          <text:list>
                            <text:list-item>
                              <text:p text:style-name="MP11"><text:span text:style-name="MT13">Fifth Outline Level</text:span></text:p>
                              <text:list>
                                <text:list-item>
                                  <text:p text:style-name="MP11"><text:span text:style-name="MT13">Sixth Outline Level</text:span></text:p>
                                </text:list-item>
                              </text:list>
                            </text:list-item>
                          </text:list>
                        </text:list-item>
                      </text:list>
                    </text:list-item>
                  </text:list>
                </text:list-item>
              </text:list>
            </text:list-item>
          </text:list>
          <text:p text:style-name="MP18"><text:span text:style-name="MT13">Seventh Outline LevelClick to edit Master text styles</text:span></text:p>
        </draw:text-box>
      </draw:frame>
      <draw:frame draw:name="Content Placeholder 11" presentation:style-name="Mpr46" draw:text-style-name="MP19" draw:layer="backgroundobjects" svg:width="11.054cm" svg:height="11.696cm" svg:x="13.088cm" svg:y="5.439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item>
                              </text:list>
                            </text:list-item>
                          </text:list>
                        </text:list-item>
                      </text:list>
                    </text:list-item>
                  </text:list>
                </text:list-item>
              </text:list>
            </text:list-item>
          </text:list>
          <text:list text:style-name="ML4">
            <text:list-item>
              <text:p text:style-name="MP12"><text:span text:style-name="MT5">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2">Fifth level</text:span></text:p>
                            </text:list-item>
                          </text:list>
                        </text:list-item>
                      </text:list>
                    </text:list-item>
                  </text:list>
                </text:list-item>
              </text:list>
            </text:list-item>
          </text:list>
        </draw:text-box>
      </draw:frame>
      <draw:frame draw:name="Title 1" presentation:style-name="Mpr47"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presentation:notes style:page-layout-name="PM2">
        <draw:page-thumbnail presentation:style-name="Comparison-title" draw:layer="backgroundobjects" svg:width="12.487cm" svg:height="9.365cm" svg:x="3.62cm" svg:y="1.898cm" presentation:class="page"/>
        <draw:frame presentation:style-name="Comparison-notes" draw:layer="backgroundobjects" svg:width="15.782cm" svg:height="11.238cm" svg:x="1.972cm" svg:y="11.864cm" presentation:class="notes" presentation:placeholder="true">
          <draw:text-box/>
        </draw:frame>
        <draw:frame presentation:style-name="Mpr48" draw:text-style-name="MP1" draw:layer="backgroundobjects" svg:width="8.561cm" svg:height="1.247cm" svg:x="0cm" svg:y="0cm" presentation:class="header">
          <draw:text-box>
            <text:p text:style-name="MP1"><text:span text:style-name="MT1"><presentation:header/></text:span></text:p>
          </draw:text-box>
        </draw:frame>
        <draw:frame presentation:style-name="Mpr48" draw:text-style-name="MP2" draw:layer="backgroundobjects" svg:width="8.561cm" svg:height="1.247cm" svg:x="11.167cm" svg:y="0cm" presentation:class="date-time">
          <draw:text-box>
            <text:p text:style-name="MP2"><text:span text:style-name="MT1"><presentation:date-time/></text:span></text:p>
          </draw:text-box>
        </draw:frame>
        <draw:frame presentation:style-name="Mpr49" draw:text-style-name="MP1" draw:layer="backgroundobjects" svg:width="8.561cm" svg:height="1.247cm" svg:x="0cm" svg:y="23.729cm" presentation:class="footer">
          <draw:text-box>
            <text:p text:style-name="MP1"><text:span text:style-name="MT1"><presentation:footer/></text:span></text:p>
          </draw:text-box>
        </draw:frame>
        <draw:frame presentation:style-name="Mpr49"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Code_20_Snippet" style:display-name="Code Snippet" style:page-layout-name="PM1" draw:style-name="Mdp2">
      <draw:custom-shape draw:name="Rectangle 18" draw:style-name="Mgr14"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50" draw:text-style-name="MP19" draw:layer="backgroundobjects" svg:width="22.855cm" svg:height="1.139cm" svg:x="1.274cm" svg:y="0.381cm" presentation:class="title" presentation:user-transformed="true">
        <draw:text-box>
          <text:p text:style-name="MP22"><text:span text:style-name="MT11">Click to edit the title text formatClick to edit Master title style</text:span></text:p>
        </draw:text-box>
      </draw:frame>
      <draw:frame draw:name="Content Placeholder 2" presentation:style-name="Mpr51" draw:text-style-name="MP32" draw:layer="backgroundobjects" svg:width="24.138cm" svg:height="15.376cm" svg:x="0.635cm" svg:y="1.905cm" presentation:class="outline" presentation:user-transformed="true">
        <draw:text-box>
          <text:list text:style-name="ML3">
            <text:list-item>
              <text:p text:style-name="MP11"><text:span text:style-name="MT14">Click to edit the outline text format</text:span></text:p>
              <text:list>
                <text:list-item>
                  <text:p text:style-name="MP11"><text:span text:style-name="MT14">Second Outline Level</text:span></text:p>
                  <text:list>
                    <text:list-item>
                      <text:p text:style-name="MP11"><text:span text:style-name="MT14">Third Outline Level</text:span></text:p>
                      <text:list>
                        <text:list-item>
                          <text:p text:style-name="MP11"><text:span text:style-name="MT14">Fourth Outline Level</text:span></text:p>
                          <text:list>
                            <text:list-item>
                              <text:p text:style-name="MP11"><text:span text:style-name="MT14">Fifth Outline Level</text:span></text:p>
                              <text:list>
                                <text:list-item>
                                  <text:p text:style-name="MP11"><text:span text:style-name="MT14">Sixth Outline Level</text:span></text:p>
                                </text:list-item>
                              </text:list>
                            </text:list-item>
                          </text:list>
                        </text:list-item>
                      </text:list>
                    </text:list-item>
                  </text:list>
                </text:list-item>
              </text:list>
            </text:list-item>
          </text:list>
          <text:p text:style-name="MP23"><text:span text:style-name="MT14">Seventh Outline LevelClick to edit Master text styles</text:span></text:p>
          <text:p text:style-name="MP24"><text:span text:style-name="MT14">Second level</text:span></text:p>
          <text:p text:style-name="MP25"><text:span text:style-name="MT14">Third level</text:span></text:p>
          <text:p text:style-name="MP26"><text:span text:style-name="MT14">Fourth level</text:span></text:p>
          <text:p text:style-name="MP27"><text:span text:style-name="MT14">Fifth level</text:span></text:p>
          <text:p text:style-name="MP28"><text:span text:style-name="MT14">Sixth level</text:span></text:p>
          <text:p text:style-name="MP29"><text:span text:style-name="MT14">Seventh level</text:span></text:p>
          <text:p text:style-name="MP30"><text:span text:style-name="MT14">Eighth level</text:span></text:p>
          <text:p text:style-name="MP31"><text:span text:style-name="MT14">Ninth level</text:span></text:p>
        </draw:text-box>
      </draw:frame>
      <draw:frame draw:name="Date Placeholder 3" presentation:style-name="Mpr52"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4" presentation:style-name="Mpr52"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5" presentation:style-name="Mpr52"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presentation:notes style:page-layout-name="PM2">
        <draw:page-thumbnail presentation:style-name="Code_20_Snippet-title" draw:layer="backgroundobjects" svg:width="12.487cm" svg:height="9.365cm" svg:x="3.62cm" svg:y="1.898cm" presentation:class="page"/>
        <draw:frame presentation:style-name="Code_20_Snippet-notes" draw:layer="backgroundobjects" svg:width="15.782cm" svg:height="11.238cm" svg:x="1.972cm" svg:y="11.864cm" presentation:class="notes" presentation:placeholder="true">
          <draw:text-box/>
        </draw:frame>
        <draw:frame presentation:style-name="Mpr53" draw:text-style-name="MP1" draw:layer="backgroundobjects" svg:width="8.561cm" svg:height="1.247cm" svg:x="0cm" svg:y="0cm" presentation:class="header">
          <draw:text-box>
            <text:p text:style-name="MP1"><text:span text:style-name="MT1"><presentation:header/></text:span></text:p>
          </draw:text-box>
        </draw:frame>
        <draw:frame presentation:style-name="Mpr53" draw:text-style-name="MP2" draw:layer="backgroundobjects" svg:width="8.561cm" svg:height="1.247cm" svg:x="11.167cm" svg:y="0cm" presentation:class="date-time">
          <draw:text-box>
            <text:p text:style-name="MP2"><text:span text:style-name="MT1"><presentation:date-time/></text:span></text:p>
          </draw:text-box>
        </draw:frame>
        <draw:frame presentation:style-name="Mpr54" draw:text-style-name="MP1" draw:layer="backgroundobjects" svg:width="8.561cm" svg:height="1.247cm" svg:x="0cm" svg:y="23.729cm" presentation:class="footer">
          <draw:text-box>
            <text:p text:style-name="MP1"><text:span text:style-name="MT1"><presentation:footer/></text:span></text:p>
          </draw:text-box>
        </draw:frame>
        <draw:frame presentation:style-name="Mpr54"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Blank" style:page-layout-name="PM1" draw:style-name="Mdp2">
      <draw:custom-shape draw:name="Rectangle 18" draw:style-name="Mgr15"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1" presentation:style-name="Mpr55"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2" presentation:style-name="Mpr55"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3" presentation:style-name="Mpr55"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487cm" svg:height="9.365cm" svg:x="3.62cm" svg:y="1.898cm" presentation:class="page"/>
        <draw:frame presentation:style-name="Blank-notes" draw:layer="backgroundobjects" svg:width="15.782cm" svg:height="11.238cm" svg:x="1.972cm" svg:y="11.864cm" presentation:class="notes" presentation:placeholder="true">
          <draw:text-box/>
        </draw:frame>
        <draw:frame presentation:style-name="Mpr56" draw:text-style-name="MP1" draw:layer="backgroundobjects" svg:width="8.561cm" svg:height="1.247cm" svg:x="0cm" svg:y="0cm" presentation:class="header">
          <draw:text-box>
            <text:p text:style-name="MP1"><text:span text:style-name="MT1"><presentation:header/></text:span></text:p>
          </draw:text-box>
        </draw:frame>
        <draw:frame presentation:style-name="Mpr56" draw:text-style-name="MP2" draw:layer="backgroundobjects" svg:width="8.561cm" svg:height="1.247cm" svg:x="11.167cm" svg:y="0cm" presentation:class="date-time">
          <draw:text-box>
            <text:p text:style-name="MP2"><text:span text:style-name="MT1"><presentation:date-time/></text:span></text:p>
          </draw:text-box>
        </draw:frame>
        <draw:frame presentation:style-name="Mpr57" draw:text-style-name="MP1" draw:layer="backgroundobjects" svg:width="8.561cm" svg:height="1.247cm" svg:x="0cm" svg:y="23.729cm" presentation:class="footer">
          <draw:text-box>
            <text:p text:style-name="MP1"><text:span text:style-name="MT1"><presentation:footer/></text:span></text:p>
          </draw:text-box>
        </draw:frame>
        <draw:frame presentation:style-name="Mpr57"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_31__20_Gray_20_box_20_Content_20_and_20_Subhead" style:display-name="1 Gray box Content and Subhead" style:page-layout-name="PM1" draw:style-name="Mdp2">
      <draw:custom-shape draw:name="Rectangle 18" draw:style-name="Mgr16"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58"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58"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58"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Text Placeholder 9" presentation:style-name="Mpr59" draw:text-style-name="MP6" draw:layer="backgroundobjects" svg:width="22.859cm" svg:height="1.388cm" svg:x="1.261cm" svg:y="3.554cm" presentation:class="outline" presentation:user-transformed="true">
        <draw:text-box>
          <text:list text:style-name="ML3">
            <text:list-item>
              <text:p text:style-name="MP11"><text:span text:style-name="MT15">Click to edit the outline text format</text:span></text:p>
              <text:list>
                <text:list-item>
                  <text:p text:style-name="MP11"><text:span text:style-name="MT15">Second Outline Level</text:span></text:p>
                  <text:list>
                    <text:list-item>
                      <text:p text:style-name="MP11"><text:span text:style-name="MT15">Third Outline Level</text:span></text:p>
                      <text:list>
                        <text:list-item>
                          <text:p text:style-name="MP11"><text:span text:style-name="MT15">Fourth Outline Level</text:span></text:p>
                          <text:list>
                            <text:list-item>
                              <text:p text:style-name="MP11"><text:span text:style-name="MT15">Fifth Outline Level</text:span></text:p>
                              <text:list>
                                <text:list-item>
                                  <text:p text:style-name="MP11"><text:span text:style-name="MT15">Sixth Outline Level</text:span></text:p>
                                </text:list-item>
                              </text:list>
                            </text:list-item>
                          </text:list>
                        </text:list-item>
                      </text:list>
                    </text:list-item>
                  </text:list>
                </text:list-item>
              </text:list>
            </text:list-item>
          </text:list>
          <text:p text:style-name="MP18"><text:span text:style-name="MT15">Seventh Outline LevelClick to edit Master text styles</text:span></text:p>
        </draw:text-box>
      </draw:frame>
      <draw:frame draw:name="Content Placeholder 11" presentation:style-name="Mpr60" draw:text-style-name="MP6" draw:layer="backgroundobjects" svg:width="22.859cm" svg:height="12.192cm" svg:x="1.274cm" svg:y="4.943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12">Third level</text:span></text:p>
                    </text:list-item>
                  </text:list>
                </text:list-item>
              </text:list>
            </text:list-item>
          </text:list>
          <text:list text:style-name="ML7">
            <text:list-item>
              <text:list>
                <text:list-item>
                  <text:list>
                    <text:list-item>
                      <text:list>
                        <text:list-item>
                          <text:p text:style-name="MP14"><text:span text:style-name="MT16">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6">Fifth level</text:span></text:p>
                            </text:list-item>
                          </text:list>
                        </text:list-item>
                      </text:list>
                    </text:list-item>
                  </text:list>
                </text:list-item>
              </text:list>
            </text:list-item>
          </text:list>
        </draw:text-box>
      </draw:frame>
      <draw:frame draw:name="Title 12" presentation:style-name="Mpr61"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presentation:notes style:page-layout-name="PM2">
        <draw:page-thumbnail presentation:style-name="_31__20_Gray_20_box_20_Content_20_and_20_Subhead-title" draw:layer="backgroundobjects" svg:width="12.487cm" svg:height="9.365cm" svg:x="3.62cm" svg:y="1.898cm" presentation:class="page"/>
        <draw:frame presentation:style-name="_31__20_Gray_20_box_20_Content_20_and_20_Subhead-notes" draw:layer="backgroundobjects" svg:width="15.782cm" svg:height="11.238cm" svg:x="1.972cm" svg:y="11.864cm" presentation:class="notes" presentation:placeholder="true">
          <draw:text-box/>
        </draw:frame>
        <draw:frame presentation:style-name="Mpr62" draw:text-style-name="MP1" draw:layer="backgroundobjects" svg:width="8.561cm" svg:height="1.247cm" svg:x="0cm" svg:y="0cm" presentation:class="header">
          <draw:text-box>
            <text:p text:style-name="MP1"><text:span text:style-name="MT1"><presentation:header/></text:span></text:p>
          </draw:text-box>
        </draw:frame>
        <draw:frame presentation:style-name="Mpr62" draw:text-style-name="MP2" draw:layer="backgroundobjects" svg:width="8.561cm" svg:height="1.247cm" svg:x="11.167cm" svg:y="0cm" presentation:class="date-time">
          <draw:text-box>
            <text:p text:style-name="MP2"><text:span text:style-name="MT1"><presentation:date-time/></text:span></text:p>
          </draw:text-box>
        </draw:frame>
        <draw:frame presentation:style-name="Mpr63" draw:text-style-name="MP1" draw:layer="backgroundobjects" svg:width="8.561cm" svg:height="1.247cm" svg:x="0cm" svg:y="23.729cm" presentation:class="footer">
          <draw:text-box>
            <text:p text:style-name="MP1"><text:span text:style-name="MT1"><presentation:footer/></text:span></text:p>
          </draw:text-box>
        </draw:frame>
        <draw:frame presentation:style-name="Mpr63"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_32__20_Gray_20_box_20_Content_20_and_20_Subhead" style:display-name="2 Gray box Content and Subhead" style:page-layout-name="PM1" draw:style-name="Mdp2">
      <draw:custom-shape draw:name="Rectangle 18" draw:style-name="Mgr17"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64"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64"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64"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Text Placeholder 9" presentation:style-name="Mpr65" draw:text-style-name="MP6" draw:layer="backgroundobjects" svg:width="11.173cm" svg:height="1.388cm" svg:x="1.261cm" svg:y="3.554cm" presentation:class="outline" presentation:user-transformed="true">
        <draw:text-box>
          <text:list text:style-name="ML3">
            <text:list-item>
              <text:p text:style-name="MP11"><text:span text:style-name="MT15">Click to edit the outline text format</text:span></text:p>
              <text:list>
                <text:list-item>
                  <text:p text:style-name="MP11"><text:span text:style-name="MT15">Second Outline Level</text:span></text:p>
                  <text:list>
                    <text:list-item>
                      <text:p text:style-name="MP11"><text:span text:style-name="MT15">Third Outline Level</text:span></text:p>
                      <text:list>
                        <text:list-item>
                          <text:p text:style-name="MP11"><text:span text:style-name="MT15">Fourth Outline Level</text:span></text:p>
                          <text:list>
                            <text:list-item>
                              <text:p text:style-name="MP11"><text:span text:style-name="MT15">Fifth Outline Level</text:span></text:p>
                              <text:list>
                                <text:list-item>
                                  <text:p text:style-name="MP11"><text:span text:style-name="MT15">Sixth Outline Level</text:span></text:p>
                                </text:list-item>
                              </text:list>
                            </text:list-item>
                          </text:list>
                        </text:list-item>
                      </text:list>
                    </text:list-item>
                  </text:list>
                </text:list-item>
              </text:list>
            </text:list-item>
          </text:list>
          <text:p text:style-name="MP18"><text:span text:style-name="MT15">Seventh Outline LevelClick to edit Master text styles</text:span></text:p>
        </draw:text-box>
      </draw:frame>
      <draw:frame draw:name="Content Placeholder 11" presentation:style-name="Mpr66" draw:text-style-name="MP6" draw:layer="backgroundobjects" svg:width="11.173cm" svg:height="12.192cm" svg:x="1.261cm" svg:y="4.943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12">Third level</text:span></text:p>
                    </text:list-item>
                  </text:list>
                </text:list-item>
              </text:list>
            </text:list-item>
          </text:list>
          <text:list text:style-name="ML7">
            <text:list-item>
              <text:list>
                <text:list-item>
                  <text:list>
                    <text:list-item>
                      <text:list>
                        <text:list-item>
                          <text:p text:style-name="MP14"><text:span text:style-name="MT16">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6">Fifth level</text:span></text:p>
                            </text:list-item>
                          </text:list>
                        </text:list-item>
                      </text:list>
                    </text:list-item>
                  </text:list>
                </text:list-item>
              </text:list>
            </text:list-item>
          </text:list>
        </draw:text-box>
      </draw:frame>
      <draw:frame draw:name="Title 12" presentation:style-name="Mpr67"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draw:frame draw:name="Text Placeholder 9" presentation:style-name="Mpr65" draw:text-style-name="MP6" draw:layer="backgroundobjects" svg:width="11.173cm" svg:height="1.388cm" svg:x="12.951cm" svg:y="3.554cm" presentation:class="outline" presentation:user-transformed="true">
        <draw:text-box>
          <text:list text:style-name="ML3">
            <text:list-item>
              <text:p text:style-name="MP11"><text:span text:style-name="MT15">Click to edit the outline text format</text:span></text:p>
              <text:list>
                <text:list-item>
                  <text:p text:style-name="MP11"><text:span text:style-name="MT15">Second Outline Level</text:span></text:p>
                  <text:list>
                    <text:list-item>
                      <text:p text:style-name="MP11"><text:span text:style-name="MT15">Third Outline Level</text:span></text:p>
                      <text:list>
                        <text:list-item>
                          <text:p text:style-name="MP11"><text:span text:style-name="MT15">Fourth Outline Level</text:span></text:p>
                          <text:list>
                            <text:list-item>
                              <text:p text:style-name="MP11"><text:span text:style-name="MT15">Fifth Outline Level</text:span></text:p>
                              <text:list>
                                <text:list-item>
                                  <text:p text:style-name="MP11"><text:span text:style-name="MT15">Sixth Outline Level</text:span></text:p>
                                </text:list-item>
                              </text:list>
                            </text:list-item>
                          </text:list>
                        </text:list-item>
                      </text:list>
                    </text:list-item>
                  </text:list>
                </text:list-item>
              </text:list>
            </text:list-item>
          </text:list>
          <text:p text:style-name="MP18"><text:span text:style-name="MT15">Seventh Outline LevelClick to edit Master text styles</text:span></text:p>
        </draw:text-box>
      </draw:frame>
      <draw:frame draw:name="Content Placeholder 11" presentation:style-name="Mpr66" draw:text-style-name="MP6" draw:layer="backgroundobjects" svg:width="11.173cm" svg:height="12.192cm" svg:x="12.951cm" svg:y="4.943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12">Third level</text:span></text:p>
                    </text:list-item>
                  </text:list>
                </text:list-item>
              </text:list>
            </text:list-item>
          </text:list>
          <text:list text:style-name="ML7">
            <text:list-item>
              <text:list>
                <text:list-item>
                  <text:list>
                    <text:list-item>
                      <text:list>
                        <text:list-item>
                          <text:p text:style-name="MP14"><text:span text:style-name="MT16">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6">Fifth level</text:span></text:p>
                            </text:list-item>
                          </text:list>
                        </text:list-item>
                      </text:list>
                    </text:list-item>
                  </text:list>
                </text:list-item>
              </text:list>
            </text:list-item>
          </text:list>
        </draw:text-box>
      </draw:frame>
      <presentation:notes style:page-layout-name="PM2">
        <draw:page-thumbnail presentation:style-name="_32__20_Gray_20_box_20_Content_20_and_20_Subhead-title" draw:layer="backgroundobjects" svg:width="12.487cm" svg:height="9.365cm" svg:x="3.62cm" svg:y="1.898cm" presentation:class="page"/>
        <draw:frame presentation:style-name="_32__20_Gray_20_box_20_Content_20_and_20_Subhead-notes" draw:layer="backgroundobjects" svg:width="15.782cm" svg:height="11.238cm" svg:x="1.972cm" svg:y="11.864cm" presentation:class="notes" presentation:placeholder="true">
          <draw:text-box/>
        </draw:frame>
        <draw:frame presentation:style-name="Mpr68" draw:text-style-name="MP1" draw:layer="backgroundobjects" svg:width="8.561cm" svg:height="1.247cm" svg:x="0cm" svg:y="0cm" presentation:class="header">
          <draw:text-box>
            <text:p text:style-name="MP1"><text:span text:style-name="MT1"><presentation:header/></text:span></text:p>
          </draw:text-box>
        </draw:frame>
        <draw:frame presentation:style-name="Mpr68" draw:text-style-name="MP2" draw:layer="backgroundobjects" svg:width="8.561cm" svg:height="1.247cm" svg:x="11.167cm" svg:y="0cm" presentation:class="date-time">
          <draw:text-box>
            <text:p text:style-name="MP2"><text:span text:style-name="MT1"><presentation:date-time/></text:span></text:p>
          </draw:text-box>
        </draw:frame>
        <draw:frame presentation:style-name="Mpr69" draw:text-style-name="MP1" draw:layer="backgroundobjects" svg:width="8.561cm" svg:height="1.247cm" svg:x="0cm" svg:y="23.729cm" presentation:class="footer">
          <draw:text-box>
            <text:p text:style-name="MP1"><text:span text:style-name="MT1"><presentation:footer/></text:span></text:p>
          </draw:text-box>
        </draw:frame>
        <draw:frame presentation:style-name="Mpr69"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_33__20_Gray_20_box_20_Content_20_and_20_Subhead" style:display-name="3 Gray box Content and Subhead" style:page-layout-name="PM1" draw:style-name="Mdp2">
      <draw:custom-shape draw:name="Rectangle 18" draw:style-name="Mgr18"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70"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5" presentation:style-name="Mpr70"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6" presentation:style-name="Mpr70"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draw:name="Text Placeholder 9" presentation:style-name="Mpr71" draw:text-style-name="MP6" draw:layer="backgroundobjects" svg:width="7.238cm" svg:height="1.388cm" svg:x="1.261cm" svg:y="3.554cm" presentation:class="outline" presentation:user-transformed="true">
        <draw:text-box>
          <text:list text:style-name="ML3">
            <text:list-item>
              <text:p text:style-name="MP11"><text:span text:style-name="MT15">Click to edit the outline text format</text:span></text:p>
              <text:list>
                <text:list-item>
                  <text:p text:style-name="MP11"><text:span text:style-name="MT15">Second Outline Level</text:span></text:p>
                  <text:list>
                    <text:list-item>
                      <text:p text:style-name="MP11"><text:span text:style-name="MT15">Third Outline Level</text:span></text:p>
                      <text:list>
                        <text:list-item>
                          <text:p text:style-name="MP11"><text:span text:style-name="MT15">Fourth Outline Level</text:span></text:p>
                          <text:list>
                            <text:list-item>
                              <text:p text:style-name="MP11"><text:span text:style-name="MT15">Fifth Outline Level</text:span></text:p>
                              <text:list>
                                <text:list-item>
                                  <text:p text:style-name="MP11"><text:span text:style-name="MT15">Sixth Outline Level</text:span></text:p>
                                </text:list-item>
                              </text:list>
                            </text:list-item>
                          </text:list>
                        </text:list-item>
                      </text:list>
                    </text:list-item>
                  </text:list>
                </text:list-item>
              </text:list>
            </text:list-item>
          </text:list>
          <text:p text:style-name="MP18"><text:span text:style-name="MT15">Seventh Outline LevelClick to edit Master text styles</text:span></text:p>
        </draw:text-box>
      </draw:frame>
      <draw:frame draw:name="Content Placeholder 11" presentation:style-name="Mpr72" draw:text-style-name="MP6" draw:layer="backgroundobjects" svg:width="7.238cm" svg:height="12.192cm" svg:x="1.261cm" svg:y="4.943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12">Third level</text:span></text:p>
                    </text:list-item>
                  </text:list>
                </text:list-item>
              </text:list>
            </text:list-item>
          </text:list>
          <text:list text:style-name="ML7">
            <text:list-item>
              <text:list>
                <text:list-item>
                  <text:list>
                    <text:list-item>
                      <text:list>
                        <text:list-item>
                          <text:p text:style-name="MP14"><text:span text:style-name="MT16">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6">Fifth level</text:span></text:p>
                            </text:list-item>
                          </text:list>
                        </text:list-item>
                      </text:list>
                    </text:list-item>
                  </text:list>
                </text:list-item>
              </text:list>
            </text:list-item>
          </text:list>
        </draw:text-box>
      </draw:frame>
      <draw:frame draw:name="Title 12" presentation:style-name="Mpr73"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draw:frame draw:name="Text Placeholder 9" presentation:style-name="Mpr71" draw:text-style-name="MP6" draw:layer="backgroundobjects" svg:width="7.238cm" svg:height="1.388cm" svg:x="9.085cm" svg:y="3.554cm" presentation:class="outline" presentation:user-transformed="true">
        <draw:text-box>
          <text:list text:style-name="ML3">
            <text:list-item>
              <text:p text:style-name="MP11"><text:span text:style-name="MT15">Click to edit the outline text format</text:span></text:p>
              <text:list>
                <text:list-item>
                  <text:p text:style-name="MP11"><text:span text:style-name="MT15">Second Outline Level</text:span></text:p>
                  <text:list>
                    <text:list-item>
                      <text:p text:style-name="MP11"><text:span text:style-name="MT15">Third Outline Level</text:span></text:p>
                      <text:list>
                        <text:list-item>
                          <text:p text:style-name="MP11"><text:span text:style-name="MT15">Fourth Outline Level</text:span></text:p>
                          <text:list>
                            <text:list-item>
                              <text:p text:style-name="MP11"><text:span text:style-name="MT15">Fifth Outline Level</text:span></text:p>
                              <text:list>
                                <text:list-item>
                                  <text:p text:style-name="MP11"><text:span text:style-name="MT15">Sixth Outline Level</text:span></text:p>
                                </text:list-item>
                              </text:list>
                            </text:list-item>
                          </text:list>
                        </text:list-item>
                      </text:list>
                    </text:list-item>
                  </text:list>
                </text:list-item>
              </text:list>
            </text:list-item>
          </text:list>
          <text:p text:style-name="MP18"><text:span text:style-name="MT15">Seventh Outline LevelClick to edit Master text styles</text:span></text:p>
        </draw:text-box>
      </draw:frame>
      <draw:frame draw:name="Content Placeholder 11" presentation:style-name="Mpr72" draw:text-style-name="MP6" draw:layer="backgroundobjects" svg:width="7.238cm" svg:height="12.192cm" svg:x="9.085cm" svg:y="4.943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12">Third level</text:span></text:p>
                    </text:list-item>
                  </text:list>
                </text:list-item>
              </text:list>
            </text:list-item>
          </text:list>
          <text:list text:style-name="ML7">
            <text:list-item>
              <text:list>
                <text:list-item>
                  <text:list>
                    <text:list-item>
                      <text:list>
                        <text:list-item>
                          <text:p text:style-name="MP14"><text:span text:style-name="MT16">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6">Fifth level</text:span></text:p>
                            </text:list-item>
                          </text:list>
                        </text:list-item>
                      </text:list>
                    </text:list-item>
                  </text:list>
                </text:list-item>
              </text:list>
            </text:list-item>
          </text:list>
        </draw:text-box>
      </draw:frame>
      <draw:frame draw:name="Text Placeholder 9" presentation:style-name="Mpr71" draw:text-style-name="MP6" draw:layer="backgroundobjects" svg:width="7.238cm" svg:height="1.388cm" svg:x="16.892cm" svg:y="3.554cm" presentation:class="outline" presentation:user-transformed="true">
        <draw:text-box>
          <text:list text:style-name="ML3">
            <text:list-item>
              <text:p text:style-name="MP11"><text:span text:style-name="MT15">Click to edit the outline text format</text:span></text:p>
              <text:list>
                <text:list-item>
                  <text:p text:style-name="MP11"><text:span text:style-name="MT15">Second Outline Level</text:span></text:p>
                  <text:list>
                    <text:list-item>
                      <text:p text:style-name="MP11"><text:span text:style-name="MT15">Third Outline Level</text:span></text:p>
                      <text:list>
                        <text:list-item>
                          <text:p text:style-name="MP11"><text:span text:style-name="MT15">Fourth Outline Level</text:span></text:p>
                          <text:list>
                            <text:list-item>
                              <text:p text:style-name="MP11"><text:span text:style-name="MT15">Fifth Outline Level</text:span></text:p>
                              <text:list>
                                <text:list-item>
                                  <text:p text:style-name="MP11"><text:span text:style-name="MT15">Sixth Outline Level</text:span></text:p>
                                </text:list-item>
                              </text:list>
                            </text:list-item>
                          </text:list>
                        </text:list-item>
                      </text:list>
                    </text:list-item>
                  </text:list>
                </text:list-item>
              </text:list>
            </text:list-item>
          </text:list>
          <text:p text:style-name="MP18"><text:span text:style-name="MT15">Seventh Outline LevelClick to edit Master text styles</text:span></text:p>
        </draw:text-box>
      </draw:frame>
      <draw:frame draw:name="Content Placeholder 11" presentation:style-name="Mpr72" draw:text-style-name="MP6" draw:layer="backgroundobjects" svg:width="7.228cm" svg:height="12.192cm" svg:x="16.892cm" svg:y="4.943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12">Third level</text:span></text:p>
                    </text:list-item>
                  </text:list>
                </text:list-item>
              </text:list>
            </text:list-item>
          </text:list>
          <text:list text:style-name="ML7">
            <text:list-item>
              <text:list>
                <text:list-item>
                  <text:list>
                    <text:list-item>
                      <text:list>
                        <text:list-item>
                          <text:p text:style-name="MP14"><text:span text:style-name="MT16">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6">Fifth level</text:span></text:p>
                            </text:list-item>
                          </text:list>
                        </text:list-item>
                      </text:list>
                    </text:list-item>
                  </text:list>
                </text:list-item>
              </text:list>
            </text:list-item>
          </text:list>
        </draw:text-box>
      </draw:frame>
      <presentation:notes style:page-layout-name="PM2">
        <draw:page-thumbnail presentation:style-name="_33__20_Gray_20_box_20_Content_20_and_20_Subhead-title" draw:layer="backgroundobjects" svg:width="12.487cm" svg:height="9.365cm" svg:x="3.62cm" svg:y="1.898cm" presentation:class="page"/>
        <draw:frame presentation:style-name="_33__20_Gray_20_box_20_Content_20_and_20_Subhead-notes" draw:layer="backgroundobjects" svg:width="15.782cm" svg:height="11.238cm" svg:x="1.972cm" svg:y="11.864cm" presentation:class="notes" presentation:placeholder="true">
          <draw:text-box/>
        </draw:frame>
        <draw:frame presentation:style-name="Mpr74" draw:text-style-name="MP1" draw:layer="backgroundobjects" svg:width="8.561cm" svg:height="1.247cm" svg:x="0cm" svg:y="0cm" presentation:class="header">
          <draw:text-box>
            <text:p text:style-name="MP1"><text:span text:style-name="MT1"><presentation:header/></text:span></text:p>
          </draw:text-box>
        </draw:frame>
        <draw:frame presentation:style-name="Mpr74" draw:text-style-name="MP2" draw:layer="backgroundobjects" svg:width="8.561cm" svg:height="1.247cm" svg:x="11.167cm" svg:y="0cm" presentation:class="date-time">
          <draw:text-box>
            <text:p text:style-name="MP2"><text:span text:style-name="MT1"><presentation:date-time/></text:span></text:p>
          </draw:text-box>
        </draw:frame>
        <draw:frame presentation:style-name="Mpr75" draw:text-style-name="MP1" draw:layer="backgroundobjects" svg:width="8.561cm" svg:height="1.247cm" svg:x="0cm" svg:y="23.729cm" presentation:class="footer">
          <draw:text-box>
            <text:p text:style-name="MP1"><text:span text:style-name="MT1"><presentation:footer/></text:span></text:p>
          </draw:text-box>
        </draw:frame>
        <draw:frame presentation:style-name="Mpr75"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Case_20_Study" style:display-name="Case Study" style:page-layout-name="PM1" draw:style-name="Mdp1">
      <draw:custom-shape draw:name="Rectangle 18" draw:style-name="Mgr19"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Picture Placeholder 6" presentation:style-name="Mpr76" draw:text-style-name="MP6" draw:layer="backgroundobjects" svg:width="10.049cm" svg:height="4.184cm" svg:x="14.049cm" svg:y="11.999cm" presentation:class="outline" presentation:user-transformed="true">
        <draw:text-box>
          <text:p text:style-name="MP33"><text:span text:style-name="MT17">Click to edit the outline text format</text:span></text:p>
          <text:list text:style-name="ML9">
            <text:list-item>
              <text:list>
                <text:list-item>
                  <text:p text:style-name="MP33"><text:span text:style-name="MT17">Second Outline Level</text:span></text:p>
                  <text:list>
                    <text:list-item>
                      <text:p text:style-name="MP33"><text:span text:style-name="MT17">Third Outline Level</text:span></text:p>
                      <text:list>
                        <text:list-item>
                          <text:p text:style-name="MP33"><text:span text:style-name="MT17">Fourth Outline Level</text:span></text:p>
                          <text:list>
                            <text:list-item>
                              <text:p text:style-name="MP33"><text:span text:style-name="MT17">Fifth Outline Level</text:span></text:p>
                              <text:list>
                                <text:list-item>
                                  <text:p text:style-name="MP33"><text:span text:style-name="MT17">Sixth Outline Level</text:span></text:p>
                                  <text:list>
                                    <text:list-item>
                                      <text:p text:style-name="MP33"><text:span text:style-name="MT17">Seventh Outline Level</text:span></text:p>
                                    </text:list-item>
                                  </text:list>
                                </text:list-item>
                              </text:list>
                            </text:list-item>
                          </text:list>
                        </text:list-item>
                      </text:list>
                    </text:list-item>
                  </text:list>
                </text:list-item>
              </text:list>
            </text:list-item>
          </text:list>
        </draw:text-box>
      </draw:frame>
      <draw:custom-shape draw:name="Content Placeholder 6" draw:style-name="Mgr20" draw:text-style-name="MP6" draw:layer="backgroundobjects" svg:width="6.056cm" svg:height="0.927cm" svg:x="1.608cm" svg:y="1.946cm">
        <text:p text:style-name="MP34"><text:span text:style-name="MT18">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6" draw:style-name="Mgr20" draw:text-style-name="MP6" draw:layer="backgroundobjects" svg:width="6.056cm" svg:height="0.927cm" svg:x="14.171cm" svg:y="6.493cm">
        <text:p text:style-name="MP34"><text:span text:style-name="MT18">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6" draw:style-name="Mgr20" draw:text-style-name="MP6" draw:layer="backgroundobjects" svg:width="4.362cm" svg:height="0.758cm" svg:x="2.276cm" svg:y="8.497cm">
        <text:p text:style-name="MP35"><text:span text:style-name="MT19">CUSTOMER SI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line draw:name="Straight Connector 20" draw:style-name="Mgr21" draw:text-style-name="MP3" draw:layer="layout" svg:x1="13.764cm" svg:y1="1.781cm" svg:x2="13.764cm" svg:y2="16.361cm">
          <text:p/>
        </draw:line>
        <draw:line draw:name="Straight Connector 21" draw:style-name="Mgr21" draw:text-style-name="MP3" draw:layer="layout" svg:x1="7.442cm" svg:y1="8.351cm" svg:x2="7.422cm" svg:y2="11.776cm">
          <text:p/>
        </draw:line>
        <draw:line draw:name="Straight Connector 22" draw:style-name="Mgr22" draw:text-style-name="MP3" draw:layer="layout" svg:x1="1.283cm" svg:y1="8.305cm" svg:x2="13.755cm" svg:y2="8.305cm">
          <text:p/>
        </draw:line>
        <draw:line draw:name="Straight Connector 23" draw:style-name="Mgr22" draw:text-style-name="MP3" draw:layer="layout" svg:x1="13.82cm" svg:y1="6.298cm" svg:x2="24.107cm" svg:y2="6.298cm">
          <text:p/>
        </draw:line>
        <draw:line draw:name="Straight Connector 24" draw:style-name="Mgr22" draw:text-style-name="MP3" draw:layer="layout" svg:x1="1.283cm" svg:y1="1.773cm" svg:x2="24.08cm" svg:y2="1.773cm">
          <text:p/>
        </draw:line>
        <draw:line draw:name="Straight Connector 25" draw:style-name="Mgr22" draw:text-style-name="MP3" draw:layer="layout" svg:x1="1.283cm" svg:y1="11.801cm" svg:x2="24.08cm" svg:y2="11.801cm">
          <text:p/>
        </draw:line>
        <draw:line draw:name="Straight Connector 26" draw:style-name="Mgr22" draw:text-style-name="MP3" draw:layer="layout" svg:x1="1.283cm" svg:y1="16.358cm" svg:x2="24.08cm" svg:y2="16.358cm">
          <text:p/>
        </draw:line>
      </draw:g>
      <draw:frame draw:name="Content Placeholder 2" presentation:style-name="Mpr77" draw:text-style-name="MP16" draw:layer="backgroundobjects" svg:width="9.643cm" svg:height="4.14cm" svg:x="14.23cm" svg:y="1.976cm" presentation:class="outline" presentation:user-transformed="true">
        <draw:text-box>
          <text:list text:style-name="ML3">
            <text:list-item>
              <text:p text:style-name="MP11"><text:span text:style-name="MT20">Click to edit the outline text format</text:span></text:p>
              <text:list>
                <text:list-item>
                  <text:p text:style-name="MP11"><text:span text:style-name="MT20">Second Outline Level</text:span></text:p>
                  <text:list>
                    <text:list-item>
                      <text:p text:style-name="MP11"><text:span text:style-name="MT20">Third Outline Level</text:span></text:p>
                      <text:list>
                        <text:list-item>
                          <text:p text:style-name="MP11"><text:span text:style-name="MT20">Fourth Outline Level</text:span></text:p>
                          <text:list>
                            <text:list-item>
                              <text:p text:style-name="MP11"><text:span text:style-name="MT20">Fifth Outline Level</text:span></text:p>
                              <text:list>
                                <text:list-item>
                                  <text:p text:style-name="MP11"><text:span text:style-name="MT20">Sixth Outline Level</text:span></text:p>
                                </text:list-item>
                              </text:list>
                            </text:list-item>
                          </text:list>
                        </text:list-item>
                      </text:list>
                    </text:list-item>
                  </text:list>
                </text:list-item>
              </text:list>
            </text:list-item>
          </text:list>
          <text:p text:style-name="MP18"><text:span text:style-name="MT20">Seventh Outline LevelAdd Company Logo </text:span><text:span text:style-name="MT20"><text:line-break/></text:span><text:span text:style-name="MT20">or Name here…</text:span></text:p>
        </draw:text-box>
      </draw:frame>
      <draw:frame draw:name="Text Placeholder 30" presentation:style-name="Mpr78" draw:text-style-name="MP37" draw:layer="backgroundobjects" svg:width="11.336cm" svg:height="5.242cm" svg:x="1.623cm" svg:y="2.73cm" presentation:class="outline" presentation:user-transformed="true">
        <draw:text-box>
          <text:list text:style-name="ML3">
            <text:list-item>
              <text:p text:style-name="MP11"><text:span text:style-name="MT21">Click to edit the outline text format</text:span></text:p>
              <text:list>
                <text:list-item>
                  <text:p text:style-name="MP11"><text:span text:style-name="MT21">Second Outline Level</text:span></text:p>
                  <text:list>
                    <text:list-item>
                      <text:p text:style-name="MP11"><text:span text:style-name="MT21">Third Outline Level</text:span></text:p>
                      <text:list>
                        <text:list-item>
                          <text:p text:style-name="MP11"><text:span text:style-name="MT21">Fourth Outline Level</text:span></text:p>
                          <text:list>
                            <text:list-item>
                              <text:p text:style-name="MP11"><text:span text:style-name="MT21">Fifth Outline Level</text:span></text:p>
                              <text:list>
                                <text:list-item>
                                  <text:p text:style-name="MP11"><text:span text:style-name="MT21">Sixth Outline Level</text:span></text:p>
                                </text:list-item>
                              </text:list>
                            </text:list-item>
                          </text:list>
                        </text:list-item>
                      </text:list>
                    </text:list-item>
                  </text:list>
                </text:list-item>
              </text:list>
            </text:list-item>
          </text:list>
          <text:p text:style-name="MP36"><text:span text:style-name="MT21">Seventh Outline LevelAdd a brief description of the business, opportunity, and/or issue in fifty words or so…</text:span></text:p>
        </draw:text-box>
      </draw:frame>
      <draw:frame draw:name="Text Placeholder 30" presentation:style-name="Mpr78" draw:text-style-name="MP37" draw:layer="backgroundobjects" svg:width="10.032cm" svg:height="4.304cm" svg:x="14.062cm" svg:y="7.289cm" presentation:class="outline" presentation:user-transformed="true">
        <draw:text-box>
          <text:list text:style-name="ML3">
            <text:list-item>
              <text:p text:style-name="MP11"><text:span text:style-name="MT21">Click to edit the outline text format</text:span></text:p>
              <text:list>
                <text:list-item>
                  <text:p text:style-name="MP11"><text:span text:style-name="MT21">Second Outline Level</text:span></text:p>
                  <text:list>
                    <text:list-item>
                      <text:p text:style-name="MP11"><text:span text:style-name="MT21">Third Outline Level</text:span></text:p>
                      <text:list>
                        <text:list-item>
                          <text:p text:style-name="MP11"><text:span text:style-name="MT21">Fourth Outline Level</text:span></text:p>
                          <text:list>
                            <text:list-item>
                              <text:p text:style-name="MP11"><text:span text:style-name="MT21">Fifth Outline Level</text:span></text:p>
                              <text:list>
                                <text:list-item>
                                  <text:p text:style-name="MP11"><text:span text:style-name="MT21">Sixth Outline Level</text:span></text:p>
                                </text:list-item>
                              </text:list>
                            </text:list-item>
                          </text:list>
                        </text:list-item>
                      </text:list>
                    </text:list-item>
                  </text:list>
                </text:list-item>
              </text:list>
            </text:list-item>
          </text:list>
          <text:list text:style-name="ML10">
            <text:list-item>
              <text:p text:style-name="MP14"><text:span text:style-name="MT21">Seventh Outline LevelAdd a bullet list of 3 to 5 significant results here…</text:span></text:p>
            </text:list-item>
          </text:list>
        </draw:text-box>
      </draw:frame>
      <draw:frame draw:name="Text Placeholder 58" presentation:style-name="Mpr77" draw:text-style-name="MP38" draw:layer="backgroundobjects" svg:width="5.873cm" svg:height="2.601cm" svg:x="1.53cm" svg:y="9.159cm" presentation:class="outline" presentation:user-transformed="true">
        <draw:text-box>
          <text:list text:style-name="ML3">
            <text:list-item>
              <text:p text:style-name="MP11"><text:span text:style-name="MT22">Click to edit the outline text format</text:span></text:p>
              <text:list>
                <text:list-item>
                  <text:p text:style-name="MP11"><text:span text:style-name="MT22">Second Outline Level</text:span></text:p>
                  <text:list>
                    <text:list-item>
                      <text:p text:style-name="MP11"><text:span text:style-name="MT22">Third Outline Level</text:span></text:p>
                      <text:list>
                        <text:list-item>
                          <text:p text:style-name="MP11"><text:span text:style-name="MT22">Fourth Outline Level</text:span></text:p>
                          <text:list>
                            <text:list-item>
                              <text:p text:style-name="MP11"><text:span text:style-name="MT22">Fifth Outline Level</text:span></text:p>
                              <text:list>
                                <text:list-item>
                                  <text:p text:style-name="MP11"><text:span text:style-name="MT22">Sixth Outline Level</text:span></text:p>
                                </text:list-item>
                              </text:list>
                            </text:list-item>
                          </text:list>
                        </text:list-item>
                      </text:list>
                    </text:list-item>
                  </text:list>
                </text:list-item>
              </text:list>
            </text:list-item>
          </text:list>
          <text:p text:style-name="MP18"><text:span text:style-name="MT22">Seventh Outline Level2000</text:span></text:p>
        </draw:text-box>
      </draw:frame>
      <draw:frame draw:name="Text Placeholder 60" presentation:style-name="Mpr77" draw:text-style-name="MP32" draw:layer="backgroundobjects" svg:width="5.961cm" svg:height="3.033cm" svg:x="7.611cm" svg:y="8.542cm" presentation:class="outline" presentation:user-transformed="true">
        <draw:text-box>
          <text:list text:style-name="ML3">
            <text:list-item>
              <text:p text:style-name="MP11"><text:span text:style-name="MT23">Click to edit the outline text format</text:span></text:p>
              <text:list>
                <text:list-item>
                  <text:p text:style-name="MP11"><text:span text:style-name="MT23">Second Outline Level</text:span></text:p>
                  <text:list>
                    <text:list-item>
                      <text:p text:style-name="MP11"><text:span text:style-name="MT23">Third Outline Level</text:span></text:p>
                      <text:list>
                        <text:list-item>
                          <text:p text:style-name="MP11"><text:span text:style-name="MT23">Fourth Outline Level</text:span></text:p>
                          <text:list>
                            <text:list-item>
                              <text:p text:style-name="MP11"><text:span text:style-name="MT23">Fifth Outline Level</text:span></text:p>
                              <text:list>
                                <text:list-item>
                                  <text:p text:style-name="MP11"><text:span text:style-name="MT23">Sixth Outline Level</text:span></text:p>
                                </text:list-item>
                              </text:list>
                            </text:list-item>
                          </text:list>
                        </text:list-item>
                      </text:list>
                    </text:list-item>
                  </text:list>
                </text:list-item>
              </text:list>
            </text:list-item>
          </text:list>
          <text:p text:style-name="MP18"><text:span text:style-name="MT23">Seventh Outline LevelAdd the </text:span><text:span text:style-name="MT23"><text:line-break/></text:span><text:span text:style-name="MT23">INDUSTRY</text:span><text:span text:style-name="MT23"><text:line-break/></text:span><text:span text:style-name="MT23">here…</text:span></text:p>
        </draw:text-box>
      </draw:frame>
      <draw:frame draw:name="Text Placeholder 30" presentation:style-name="Mpr79" draw:text-style-name="MP40" draw:layer="backgroundobjects" svg:width="11.671cm" svg:height="3.221cm" svg:x="1.613cm" svg:y="12.004cm" presentation:class="outline" presentation:user-transformed="true">
        <draw:text-box>
          <text:list text:style-name="ML3">
            <text:list-item>
              <text:p text:style-name="MP11"><text:span text:style-name="MT24">Click to edit the outline text format</text:span></text:p>
              <text:list>
                <text:list-item>
                  <text:p text:style-name="MP11"><text:span text:style-name="MT24">Second Outline Level</text:span></text:p>
                  <text:list>
                    <text:list-item>
                      <text:p text:style-name="MP11"><text:span text:style-name="MT24">Third Outline Level</text:span></text:p>
                      <text:list>
                        <text:list-item>
                          <text:p text:style-name="MP11"><text:span text:style-name="MT24">Fourth Outline Level</text:span></text:p>
                          <text:list>
                            <text:list-item>
                              <text:p text:style-name="MP11"><text:span text:style-name="MT24">Fifth Outline Level</text:span></text:p>
                              <text:list>
                                <text:list-item>
                                  <text:p text:style-name="MP11"><text:span text:style-name="MT24">Sixth Outline Level</text:span></text:p>
                                </text:list-item>
                              </text:list>
                            </text:list-item>
                          </text:list>
                        </text:list-item>
                      </text:list>
                    </text:list-item>
                  </text:list>
                </text:list-item>
              </text:list>
            </text:list-item>
          </text:list>
          <text:p text:style-name="MP39"><text:span text:style-name="MT24">Seventh Outline Level“Add a key quote or takeaway here...”</text:span></text:p>
        </draw:text-box>
      </draw:frame>
      <draw:frame draw:name="Text Placeholder 30" presentation:style-name="Mpr80" draw:text-style-name="MP42" draw:layer="backgroundobjects" svg:width="11.671cm" svg:height="1.536cm" svg:x="1.603cm" svg:y="14.73cm" presentation:class="outline" presentation:user-transformed="true">
        <draw:text-box>
          <text:list text:style-name="ML3">
            <text:list-item>
              <text:p text:style-name="MP11"><text:span text:style-name="MT25">Click to edit the outline text format</text:span></text:p>
              <text:list>
                <text:list-item>
                  <text:p text:style-name="MP11"><text:span text:style-name="MT25">Second Outline Level</text:span></text:p>
                  <text:list>
                    <text:list-item>
                      <text:p text:style-name="MP11"><text:span text:style-name="MT25">Third Outline Level</text:span></text:p>
                      <text:list>
                        <text:list-item>
                          <text:p text:style-name="MP11"><text:span text:style-name="MT25">Fourth Outline Level</text:span></text:p>
                          <text:list>
                            <text:list-item>
                              <text:p text:style-name="MP11"><text:span text:style-name="MT25">Fifth Outline Level</text:span></text:p>
                              <text:list>
                                <text:list-item>
                                  <text:p text:style-name="MP11"><text:span text:style-name="MT25">Sixth Outline Level</text:span></text:p>
                                </text:list-item>
                              </text:list>
                            </text:list-item>
                          </text:list>
                        </text:list-item>
                      </text:list>
                    </text:list-item>
                  </text:list>
                </text:list-item>
              </text:list>
            </text:list-item>
          </text:list>
          <text:p text:style-name="MP41"><text:span text:style-name="MT25">Seventh Outline LevelAdd the name And</text:span><text:span text:style-name="MT25"><text:line-break/></text:span><text:span text:style-name="MT25">title of the quoteE here…</text:span></text:p>
        </draw:text-box>
      </draw:frame>
      <draw:frame draw:name="Text Placeholder 62" presentation:style-name="Mpr81" draw:text-style-name="MP32" draw:layer="backgroundobjects" svg:width="6.856cm" svg:height="0.744cm" svg:x="17.017cm" svg:y="15.391cm" presentation:class="outline" presentation:user-transformed="true">
        <draw:text-box>
          <text:list text:style-name="ML3">
            <text:list-item>
              <text:p text:style-name="MP11"><text:span text:style-name="MT16">Click to edit the outline text format</text:span></text:p>
              <text:list>
                <text:list-item>
                  <text:p text:style-name="MP11"><text:span text:style-name="MT16">Second Outline Level</text:span></text:p>
                  <text:list>
                    <text:list-item>
                      <text:p text:style-name="MP11"><text:span text:style-name="MT16">Third Outline Level</text:span></text:p>
                      <text:list>
                        <text:list-item>
                          <text:p text:style-name="MP11"><text:span text:style-name="MT16">Fourth Outline Level</text:span></text:p>
                          <text:list>
                            <text:list-item>
                              <text:p text:style-name="MP11"><text:span text:style-name="MT16">Fifth Outline Level</text:span></text:p>
                              <text:list>
                                <text:list-item>
                                  <text:p text:style-name="MP11"><text:span text:style-name="MT16">Sixth Outline Level</text:span></text:p>
                                </text:list-item>
                              </text:list>
                            </text:list-item>
                          </text:list>
                        </text:list-item>
                      </text:list>
                    </text:list-item>
                  </text:list>
                </text:list-item>
              </text:list>
            </text:list-item>
          </text:list>
          <text:p text:style-name="MP41"><text:span text:style-name="MT16">Seventh Outline LevelAdd City, State, Country here…</text:span></text:p>
        </draw:text-box>
      </draw:frame>
      <draw:custom-shape draw:name="Text Placeholder 8" draw:style-name="Mgr23" draw:text-style-name="MP44" draw:layer="backgroundobjects" svg:width="2.387cm" svg:height="1.519cm" svg:x="14.446cm" svg:y="14.607cm">
        <text:p text:style-name="MP43"><text:span text:style-name="MT2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Mpr82"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4" presentation:style-name="Mpr82"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5" presentation:style-name="Mpr82"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presentation:style-name="Case_20_Study-title" draw:layer="backgroundobjects" svg:width="22.859cm" svg:height="3.18cm" svg:x="1.27cm" svg:y="0.76cm" presentation:class="title" presentation:placeholder="true">
        <draw:text-box/>
      </draw:frame>
      <presentation:notes style:page-layout-name="PM2">
        <draw:page-thumbnail presentation:style-name="Case_20_Study-title" draw:layer="backgroundobjects" svg:width="12.487cm" svg:height="9.365cm" svg:x="3.62cm" svg:y="1.898cm" presentation:class="page"/>
        <draw:frame presentation:style-name="Case_20_Study-notes" draw:layer="backgroundobjects" svg:width="15.782cm" svg:height="11.238cm" svg:x="1.972cm" svg:y="11.864cm" presentation:class="notes" presentation:placeholder="true">
          <draw:text-box/>
        </draw:frame>
        <draw:frame presentation:style-name="Mpr83" draw:text-style-name="MP1" draw:layer="backgroundobjects" svg:width="8.561cm" svg:height="1.247cm" svg:x="0cm" svg:y="0cm" presentation:class="header">
          <draw:text-box>
            <text:p text:style-name="MP1"><text:span text:style-name="MT1"><presentation:header/></text:span></text:p>
          </draw:text-box>
        </draw:frame>
        <draw:frame presentation:style-name="Mpr83" draw:text-style-name="MP2" draw:layer="backgroundobjects" svg:width="8.561cm" svg:height="1.247cm" svg:x="11.167cm" svg:y="0cm" presentation:class="date-time">
          <draw:text-box>
            <text:p text:style-name="MP2"><text:span text:style-name="MT1"><presentation:date-time/></text:span></text:p>
          </draw:text-box>
        </draw:frame>
        <draw:frame presentation:style-name="Mpr84" draw:text-style-name="MP1" draw:layer="backgroundobjects" svg:width="8.561cm" svg:height="1.247cm" svg:x="0cm" svg:y="23.729cm" presentation:class="footer">
          <draw:text-box>
            <text:p text:style-name="MP1"><text:span text:style-name="MT1"><presentation:footer/></text:span></text:p>
          </draw:text-box>
        </draw:frame>
        <draw:frame presentation:style-name="Mpr84"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Default" style:page-layout-name="PM1" draw:style-name="Mdp1">
      <draw:custom-shape draw:name="Rectangle 18" draw:style-name="Mgr24"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custom-shape draw:name="Rectangle 4" draw:style-name="Mgr25" draw:text-style-name="MP6" draw:layer="backgroundobjects" svg:width="25.399cm" svg:height="17.4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85" draw:text-style-name="MP16" draw:layer="backgroundobjects" svg:width="22.859cm" svg:height="2.793cm" svg:x="1.274cm" svg:y="0.384cm" presentation:class="title" presentation:user-transformed="true">
        <draw:text-box>
          <text:p text:style-name="MP17"><text:span text:style-name="MT8">Click to edit the title text formatClick to edit Master title style</text:span></text:p>
        </draw:text-box>
      </draw:frame>
      <draw:frame draw:name="Date Placeholder 3" presentation:style-name="Mpr86"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4" presentation:style-name="Mpr86"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5" presentation:style-name="Mpr86"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487cm" svg:height="9.365cm" svg:x="3.62cm" svg:y="1.898cm" presentation:class="page"/>
        <draw:frame presentation:style-name="Default-notes" draw:layer="backgroundobjects" svg:width="15.782cm" svg:height="11.238cm" svg:x="1.972cm" svg:y="11.864cm" presentation:class="notes" presentation:placeholder="true">
          <draw:text-box/>
        </draw:frame>
        <draw:frame presentation:style-name="Mpr87" draw:text-style-name="MP1" draw:layer="backgroundobjects" svg:width="8.561cm" svg:height="1.247cm" svg:x="0cm" svg:y="0cm" presentation:class="header">
          <draw:text-box>
            <text:p text:style-name="MP1"><text:span text:style-name="MT1"><presentation:header/></text:span></text:p>
          </draw:text-box>
        </draw:frame>
        <draw:frame presentation:style-name="Mpr87" draw:text-style-name="MP2" draw:layer="backgroundobjects" svg:width="8.561cm" svg:height="1.247cm" svg:x="11.167cm" svg:y="0cm" presentation:class="date-time">
          <draw:text-box>
            <text:p text:style-name="MP2"><text:span text:style-name="MT1"><presentation:date-time/></text:span></text:p>
          </draw:text-box>
        </draw:frame>
        <draw:frame presentation:style-name="Mpr88" draw:text-style-name="MP1" draw:layer="backgroundobjects" svg:width="8.561cm" svg:height="1.247cm" svg:x="0cm" svg:y="23.729cm" presentation:class="footer">
          <draw:text-box>
            <text:p text:style-name="MP1"><text:span text:style-name="MT1"><presentation:footer/></text:span></text:p>
          </draw:text-box>
        </draw:frame>
        <draw:frame presentation:style-name="Mpr88"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g draw:name="Group 16">
        <draw:custom-shape draw:name="Rectangle 17" draw:style-name="Mgr26" draw:text-style-name="MP6" draw:layer="layout" svg:width="25.399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Mgr27" draw:text-style-name="MP3" draw:layer="layout" svg:width="2.263cm" svg:height="0.873cm" svg:x="23.098cm" svg:y="17.935cm">
          <draw:image xlink:href="">
            <text:p/>
          </draw:image>
        </draw:frame>
      </draw:g>
      <draw:frame draw:name="Title 1" presentation:style-name="Mpr89" draw:text-style-name="MP16" draw:layer="backgroundobjects" svg:width="22.859cm" svg:height="2.793cm" svg:x="1.274cm" svg:y="0.384cm" presentation:class="title" presentation:user-transformed="true">
        <draw:text-box>
          <text:p text:style-name="MP17"><text:span text:style-name="MT27">Click to edit the title text formatClick to edit Master title style</text:span></text:p>
        </draw:text-box>
      </draw:frame>
      <draw:frame draw:name="Date Placeholder 3" presentation:style-name="Mpr90" draw:text-style-name="MP8" draw:layer="backgroundobjects" svg:width="5.926cm" svg:height="1.013cm" svg:x="1.27cm" svg:y="17.808cm" presentation:class="date-time" presentation:user-transformed="true">
        <draw:text-box>
          <text:p text:style-name="MP7"><text:span text:style-name="MT28">Apr 08, 2013</text:span></text:p>
        </draw:text-box>
      </draw:frame>
      <draw:frame draw:name="Footer Placeholder 4" presentation:style-name="Mpr90" draw:text-style-name="MP8" draw:layer="backgroundobjects" svg:width="8.042cm" svg:height="1.013cm" svg:x="8.678cm" svg:y="17.808cm" presentation:class="footer" presentation:user-transformed="true">
        <draw:text-box>
          <text:p text:style-name="MP9"><text:span text:style-name="MT28">RHS Presentation Style Guide</text:span></text:p>
        </draw:text-box>
      </draw:frame>
      <draw:frame draw:name="Slide Number Placeholder 5" presentation:style-name="Mpr90" draw:text-style-name="MP8" draw:layer="backgroundobjects" svg:width="4.428cm" svg:height="1.013cm" svg:x="18.203cm" svg:y="17.808cm" presentation:class="page-number" presentation:user-transformed="true">
        <draw:text-box>
          <text:p text:style-name="MP10"><text:span text:style-name="MT28"><text:page-number>&lt;number&gt;</text:page-number></text:span></text:p>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487cm" svg:height="9.365cm" svg:x="3.62cm" svg:y="1.898cm" presentation:class="page"/>
        <draw:frame presentation:style-name="Default_20_1-notes" draw:layer="backgroundobjects" svg:width="15.782cm" svg:height="11.238cm" svg:x="1.972cm" svg:y="11.864cm" presentation:class="notes" presentation:placeholder="true">
          <draw:text-box/>
        </draw:frame>
        <draw:frame presentation:style-name="Mpr91" draw:text-style-name="MP1" draw:layer="backgroundobjects" svg:width="8.561cm" svg:height="1.247cm" svg:x="0cm" svg:y="0cm" presentation:class="header">
          <draw:text-box>
            <text:p text:style-name="MP1"><text:span text:style-name="MT1"><presentation:header/></text:span></text:p>
          </draw:text-box>
        </draw:frame>
        <draw:frame presentation:style-name="Mpr91" draw:text-style-name="MP2" draw:layer="backgroundobjects" svg:width="8.561cm" svg:height="1.247cm" svg:x="11.167cm" svg:y="0cm" presentation:class="date-time">
          <draw:text-box>
            <text:p text:style-name="MP2"><text:span text:style-name="MT1"><presentation:date-time/></text:span></text:p>
          </draw:text-box>
        </draw:frame>
        <draw:frame presentation:style-name="Mpr92" draw:text-style-name="MP1" draw:layer="backgroundobjects" svg:width="8.561cm" svg:height="1.247cm" svg:x="0cm" svg:y="23.729cm" presentation:class="footer">
          <draw:text-box>
            <text:p text:style-name="MP1"><text:span text:style-name="MT1"><presentation:footer/></text:span></text:p>
          </draw:text-box>
        </draw:frame>
        <draw:frame presentation:style-name="Mpr92"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Impact_20_1" style:display-name="Impact 1" style:page-layout-name="PM1" draw:style-name="Mdp1">
      <draw:frame draw:name="Picture 12" draw:style-name="Mgr3" draw:text-style-name="MP3" draw:layer="backgroundobjects" svg:width="25.399cm" svg:height="19.049cm" svg:x="0cm" svg:y="0cm">
        <draw:image xlink:href="">
          <text:p/>
        </draw:image>
      </draw:fram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Picture 8" draw:style-name="Mgr3" draw:text-style-name="MP3" draw:layer="backgroundobjects" svg:width="25.399cm" svg:height="19.049cm" svg:x="0cm" svg:y="0cm">
        <draw:image xlink:href="">
          <text:p/>
        </draw:image>
      </draw:frame>
      <draw:frame draw:name="Picture 10" draw:style-name="Mgr3" draw:text-style-name="MP3" draw:layer="backgroundobjects" svg:width="25.399cm" svg:height="19.049cm" svg:x="0cm" svg:y="0cm">
        <draw:image xlink:href="">
          <text:p/>
        </draw:image>
      </draw:frame>
      <draw:g draw:name="Group 9">
        <draw:custom-shape draw:name="Rectangle 4" draw:style-name="Mgr28" draw:text-style-name="MP6" draw:layer="layout" svg:width="25.399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27" draw:text-style-name="MP3" draw:layer="layout" svg:width="2.263cm" svg:height="0.873cm" svg:x="23.098cm" svg:y="17.935cm">
          <draw:image xlink:href="">
            <text:p/>
          </draw:image>
        </draw:frame>
      </draw:g>
      <draw:frame draw:name="Text Placeholder 2" presentation:style-name="Mpr93" draw:text-style-name="MP21" draw:layer="backgroundobjects" svg:width="22.334cm" svg:height="16.244cm" svg:x="1.535cm" svg:y="0.882cm" presentation:class="outline" presentation:user-transformed="true">
        <draw:text-box>
          <text:list text:style-name="ML3">
            <text:list-item>
              <text:p text:style-name="MP11"><text:span text:style-name="MT29">Click to edit the outline text format</text:span></text:p>
              <text:list>
                <text:list-item>
                  <text:p text:style-name="MP11"><text:span text:style-name="MT29">Second Outline Level</text:span></text:p>
                  <text:list>
                    <text:list-item>
                      <text:p text:style-name="MP11"><text:span text:style-name="MT29">Third Outline Level</text:span></text:p>
                      <text:list>
                        <text:list-item>
                          <text:p text:style-name="MP11"><text:span text:style-name="MT29">Fourth Outline Level</text:span></text:p>
                          <text:list>
                            <text:list-item>
                              <text:p text:style-name="MP11"><text:span text:style-name="MT29">Fifth Outline Level</text:span></text:p>
                              <text:list>
                                <text:list-item>
                                  <text:p text:style-name="MP11"><text:span text:style-name="MT29">Sixth Outline Level</text:span></text:p>
                                </text:list-item>
                              </text:list>
                            </text:list-item>
                          </text:list>
                        </text:list-item>
                      </text:list>
                    </text:list-item>
                  </text:list>
                </text:list-item>
              </text:list>
            </text:list-item>
          </text:list>
          <text:p text:style-name="MP45"><text:span text:style-name="MT29">Seventh Outline LevelClick to edit Master text styles</text:span></text:p>
        </draw:text-box>
      </draw:frame>
      <draw:frame presentation:style-name="Impact_20_1-title" draw:layer="backgroundobjects" svg:width="22.859cm" svg:height="3.18cm" svg:x="1.27cm" svg:y="0.76cm" presentation:class="title" presentation:placeholder="true">
        <draw:text-box/>
      </draw:frame>
      <presentation:notes style:page-layout-name="PM2">
        <draw:page-thumbnail presentation:style-name="Impact_20_1-title" draw:layer="backgroundobjects" svg:width="12.487cm" svg:height="9.365cm" svg:x="3.62cm" svg:y="1.898cm" presentation:class="page"/>
        <draw:frame presentation:style-name="Impact_20_1-notes" draw:layer="backgroundobjects" svg:width="15.782cm" svg:height="11.238cm" svg:x="1.972cm" svg:y="11.864cm" presentation:class="notes" presentation:placeholder="true">
          <draw:text-box/>
        </draw:frame>
        <draw:frame presentation:style-name="Mpr94" draw:text-style-name="MP1" draw:layer="backgroundobjects" svg:width="8.561cm" svg:height="1.247cm" svg:x="0cm" svg:y="0cm" presentation:class="header">
          <draw:text-box>
            <text:p text:style-name="MP1"><text:span text:style-name="MT1"><presentation:header/></text:span></text:p>
          </draw:text-box>
        </draw:frame>
        <draw:frame presentation:style-name="Mpr94" draw:text-style-name="MP2" draw:layer="backgroundobjects" svg:width="8.561cm" svg:height="1.247cm" svg:x="11.167cm" svg:y="0cm" presentation:class="date-time">
          <draw:text-box>
            <text:p text:style-name="MP2"><text:span text:style-name="MT1"><presentation:date-time/></text:span></text:p>
          </draw:text-box>
        </draw:frame>
        <draw:frame presentation:style-name="Mpr95" draw:text-style-name="MP1" draw:layer="backgroundobjects" svg:width="8.561cm" svg:height="1.247cm" svg:x="0cm" svg:y="23.729cm" presentation:class="footer">
          <draw:text-box>
            <text:p text:style-name="MP1"><text:span text:style-name="MT1"><presentation:footer/></text:span></text:p>
          </draw:text-box>
        </draw:frame>
        <draw:frame presentation:style-name="Mpr95"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12" draw:style-name="Mgr3" draw:text-style-name="MP3" draw:layer="backgroundobjects" svg:width="25.399cm" svg:height="19.049cm" svg:x="0cm" svg:y="0cm">
        <draw:image xlink:href="">
          <text:p/>
        </draw:image>
      </draw:fram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g draw:name="Group 4">
        <draw:custom-shape draw:name="Rectangle 5" draw:style-name="Mgr29" draw:text-style-name="MP6" draw:layer="layout" svg:width="25.399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27" draw:text-style-name="MP3" draw:layer="layout" svg:width="2.263cm" svg:height="0.873cm" svg:x="23.098cm" svg:y="17.935cm">
          <draw:image xlink:href="">
            <text:p/>
          </draw:image>
        </draw:frame>
      </draw:g>
      <draw:frame draw:name="Text Placeholder 2" presentation:style-name="Mpr96" draw:text-style-name="MP19" draw:layer="backgroundobjects" svg:width="22.339cm" svg:height="3.809cm" svg:x="1.53cm" svg:y="9.842cm" presentation:class="outline" presentation:user-transformed="true">
        <draw:text-box>
          <text:list text:style-name="ML3">
            <text:list-item>
              <text:p text:style-name="MP11"><text:span text:style-name="MT30">Click to edit the outline text format</text:span></text:p>
              <text:list>
                <text:list-item>
                  <text:p text:style-name="MP11"><text:span text:style-name="MT30">Second Outline Level</text:span></text:p>
                  <text:list>
                    <text:list-item>
                      <text:p text:style-name="MP11"><text:span text:style-name="MT30">Third Outline Level</text:span></text:p>
                      <text:list>
                        <text:list-item>
                          <text:p text:style-name="MP11"><text:span text:style-name="MT30">Fourth Outline Level</text:span></text:p>
                          <text:list>
                            <text:list-item>
                              <text:p text:style-name="MP11"><text:span text:style-name="MT30">Fifth Outline Level</text:span></text:p>
                              <text:list>
                                <text:list-item>
                                  <text:p text:style-name="MP11"><text:span text:style-name="MT30">Sixth Outline Level</text:span></text:p>
                                </text:list-item>
                              </text:list>
                            </text:list-item>
                          </text:list>
                        </text:list-item>
                      </text:list>
                    </text:list-item>
                  </text:list>
                </text:list-item>
              </text:list>
            </text:list-item>
          </text:list>
          <text:p text:style-name="MP45"><text:span text:style-name="MT30">Seventh Outline LevelClick to add subtitle</text:span></text:p>
        </draw:text-box>
      </draw:frame>
      <draw:frame draw:name="Title 1" presentation:style-name="Mpr97" draw:text-style-name="MP21" draw:layer="backgroundobjects" svg:width="22.334cm" svg:height="5.437cm" svg:x="1.535cm" svg:y="4.379cm" presentation:class="title" presentation:user-transformed="true">
        <draw:text-box>
          <text:p text:style-name="MP20"><text:span text:style-name="MT29">Click to edit the title text formatClick to edit section title</text:span></text:p>
        </draw:text-box>
      </draw:frame>
      <presentation:notes style:page-layout-name="PM2">
        <draw:page-thumbnail presentation:style-name="Default_20_2-title" draw:layer="backgroundobjects" svg:width="12.487cm" svg:height="9.365cm" svg:x="3.62cm" svg:y="1.898cm" presentation:class="page"/>
        <draw:frame presentation:style-name="Default_20_2-notes" draw:layer="backgroundobjects" svg:width="15.782cm" svg:height="11.238cm" svg:x="1.972cm" svg:y="11.864cm" presentation:class="notes" presentation:placeholder="true">
          <draw:text-box/>
        </draw:frame>
        <draw:frame presentation:style-name="Mpr98" draw:text-style-name="MP1" draw:layer="backgroundobjects" svg:width="8.561cm" svg:height="1.247cm" svg:x="0cm" svg:y="0cm" presentation:class="header">
          <draw:text-box>
            <text:p text:style-name="MP1"><text:span text:style-name="MT1"><presentation:header/></text:span></text:p>
          </draw:text-box>
        </draw:frame>
        <draw:frame presentation:style-name="Mpr98" draw:text-style-name="MP2" draw:layer="backgroundobjects" svg:width="8.561cm" svg:height="1.247cm" svg:x="11.167cm" svg:y="0cm" presentation:class="date-time">
          <draw:text-box>
            <text:p text:style-name="MP2"><text:span text:style-name="MT1"><presentation:date-time/></text:span></text:p>
          </draw:text-box>
        </draw:frame>
        <draw:frame presentation:style-name="Mpr99" draw:text-style-name="MP1" draw:layer="backgroundobjects" svg:width="8.561cm" svg:height="1.247cm" svg:x="0cm" svg:y="23.729cm" presentation:class="footer">
          <draw:text-box>
            <text:p text:style-name="MP1"><text:span text:style-name="MT1"><presentation:footer/></text:span></text:p>
          </draw:text-box>
        </draw:frame>
        <draw:frame presentation:style-name="Mpr99"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style:master-page style:name="Small_20_Title_20_Only" style:display-name="Small Title Only" style:page-layout-name="PM1" draw:style-name="Mdp2">
      <draw:custom-shape draw:name="Rectangle 18" draw:style-name="Mgr30" draw:text-style-name="MP6" draw:layer="backgroundobjects" svg:width="25.437cm" svg:height="1.534cm" svg:x="0cm" svg:y="1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100" draw:text-style-name="MP19" draw:layer="backgroundobjects" svg:width="22.855cm" svg:height="1.139cm" svg:x="1.274cm" svg:y="0.381cm" presentation:class="title" presentation:user-transformed="true">
        <draw:text-box>
          <text:p text:style-name="MP22"><text:span text:style-name="MT11">Click to edit the title text formatClick to edit Master title style</text:span></text:p>
        </draw:text-box>
      </draw:frame>
      <draw:frame draw:name="Date Placeholder 3" presentation:style-name="Mpr101" draw:text-style-name="MP8" draw:layer="backgroundobjects" svg:width="5.926cm" svg:height="1.013cm" svg:x="1.27cm" svg:y="17.808cm" presentation:class="date-time" presentation:user-transformed="true">
        <draw:text-box>
          <text:p text:style-name="MP7"><text:span text:style-name="MT3">Apr 08, 2013</text:span></text:p>
        </draw:text-box>
      </draw:frame>
      <draw:frame draw:name="Footer Placeholder 4" presentation:style-name="Mpr101" draw:text-style-name="MP8" draw:layer="backgroundobjects" svg:width="8.042cm" svg:height="1.013cm" svg:x="8.678cm" svg:y="17.808cm" presentation:class="footer" presentation:user-transformed="true">
        <draw:text-box>
          <text:p text:style-name="MP9"><text:span text:style-name="MT3">RHS Presentation Style Guide</text:span></text:p>
        </draw:text-box>
      </draw:frame>
      <draw:frame draw:name="Slide Number Placeholder 5" presentation:style-name="Mpr101" draw:text-style-name="MP8" draw:layer="backgroundobjects" svg:width="4.428cm" svg:height="1.013cm" svg:x="18.203cm" svg:y="17.808cm" presentation:class="page-number" presentation:user-transformed="true">
        <draw:text-box>
          <text:p text:style-name="MP10"><text:span text:style-name="MT3"><text:page-number>&lt;number&gt;</text:page-number></text:span></text:p>
        </draw:text-box>
      </draw:frame>
      <draw:frame presentation:style-name="Small_20_Title_20_Only-outline1" draw:layer="backgroundobjects" svg:width="22.859cm" svg:height="11.048cm" svg:x="1.27cm" svg:y="4.457cm" presentation:class="outline" presentation:placeholder="true">
        <draw:text-box/>
      </draw:frame>
      <presentation:notes style:page-layout-name="PM2">
        <draw:page-thumbnail presentation:style-name="Small_20_Title_20_Only-title" draw:layer="backgroundobjects" svg:width="12.487cm" svg:height="9.365cm" svg:x="3.62cm" svg:y="1.898cm" presentation:class="page"/>
        <draw:frame presentation:style-name="Small_20_Title_20_Only-notes" draw:layer="backgroundobjects" svg:width="15.782cm" svg:height="11.238cm" svg:x="1.972cm" svg:y="11.864cm" presentation:class="notes" presentation:placeholder="true">
          <draw:text-box/>
        </draw:frame>
        <draw:frame presentation:style-name="Mpr102" draw:text-style-name="MP1" draw:layer="backgroundobjects" svg:width="8.561cm" svg:height="1.247cm" svg:x="0cm" svg:y="0cm" presentation:class="header">
          <draw:text-box>
            <text:p text:style-name="MP1"><text:span text:style-name="MT1"><presentation:header/></text:span></text:p>
          </draw:text-box>
        </draw:frame>
        <draw:frame presentation:style-name="Mpr102" draw:text-style-name="MP2" draw:layer="backgroundobjects" svg:width="8.561cm" svg:height="1.247cm" svg:x="11.167cm" svg:y="0cm" presentation:class="date-time">
          <draw:text-box>
            <text:p text:style-name="MP2"><text:span text:style-name="MT1"><presentation:date-time/></text:span></text:p>
          </draw:text-box>
        </draw:frame>
        <draw:frame presentation:style-name="Mpr103" draw:text-style-name="MP1" draw:layer="backgroundobjects" svg:width="8.561cm" svg:height="1.247cm" svg:x="0cm" svg:y="23.729cm" presentation:class="footer">
          <draw:text-box>
            <text:p text:style-name="MP1"><text:span text:style-name="MT1"><presentation:footer/></text:span></text:p>
          </draw:text-box>
        </draw:frame>
        <draw:frame presentation:style-name="Mpr103" draw:text-style-name="MP2" draw:layer="backgroundobjects" svg:width="8.561cm" svg:height="1.247cm" svg:x="11.167cm" svg:y="23.729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04T13:03:11.391528524</dc:date>
    <dc:creator>Mat Allen</dc:creator>
    <meta:generator>LibreOffice/4.2.5.2$Linux_X86_64 LibreOffice_project/420$Build-2</meta:generator>
    <meta:editing-duration>P4DT15H28M33S</meta:editing-duration>
    <meta:editing-cycles>4</meta:editing-cycles>
    <meta:document-statistic meta:object-count="463"/>
  </office:meta>
</office:document-meta>
</file>